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722in"/>
    </style:style>
    <style:style style:name="co38" style:family="table-column">
      <style:table-column-properties fo:break-before="auto" style:column-width="0.7335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846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4.9925in"/>
    </style:style>
    <style:style style:name="co12" style:family="table-column">
      <style:table-column-properties fo:break-before="auto" style:column-width="0.8319in"/>
    </style:style>
    <style:style style:name="co13" style:family="table-column">
      <style:table-column-properties fo:break-before="auto" style:column-width="1.0173in"/>
    </style:style>
    <style:style style:name="co14" style:family="table-column">
      <style:table-column-properties fo:break-before="auto" style:column-width="0.4819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1.6181in"/>
    </style:style>
    <style:style style:name="co17" style:family="table-column">
      <style:table-column-properties fo:break-before="auto" style:column-width="0.8209in"/>
    </style:style>
    <style:style style:name="co18" style:family="table-column">
      <style:table-column-properties fo:break-before="auto" style:column-width="0.4272in"/>
    </style:style>
    <style:style style:name="co19" style:family="table-column">
      <style:table-column-properties fo:break-before="auto" style:column-width="0.548in"/>
    </style:style>
    <style:style style:name="co20" style:family="table-column">
      <style:table-column-properties fo:break-before="auto" style:column-width="1.902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6346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661in"/>
    </style:style>
    <style:style style:name="co25" style:family="table-column">
      <style:table-column-properties fo:break-before="auto" style:column-width="1.4543in"/>
    </style:style>
    <style:style style:name="co26" style:family="table-column">
      <style:table-column-properties fo:break-before="auto" style:column-width="0.6244in"/>
    </style:style>
    <style:style style:name="co27" style:family="table-column">
      <style:table-column-properties fo:break-before="auto" style:column-width="0.8098in"/>
    </style:style>
    <style:style style:name="co28" style:family="table-column">
      <style:table-column-properties fo:break-before="auto" style:column-width="0.602in"/>
    </style:style>
    <style:style style:name="co29" style:family="table-column">
      <style:table-column-properties fo:break-before="auto" style:column-width="0.5693in"/>
    </style:style>
    <style:style style:name="co30" style:family="table-column">
      <style:table-column-properties fo:break-before="auto" style:column-width="0.4602in"/>
    </style:style>
    <style:style style:name="co31" style:family="table-column">
      <style:table-column-properties fo:break-before="auto" style:column-width="1.4217in"/>
    </style:style>
    <style:style style:name="co32" style:family="table-column">
      <style:table-column-properties fo:break-before="auto" style:column-width="1.7382in"/>
    </style:style>
    <style:style style:name="co33" style:family="table-column">
      <style:table-column-properties fo:break-before="auto" style:column-width="0.4929in"/>
    </style:style>
    <style:style style:name="co34" style:family="table-column">
      <style:table-column-properties fo:break-before="auto" style:column-width="0.8535in"/>
    </style:style>
    <style:style style:name="co35" style:family="table-column">
      <style:table-column-properties fo:break-before="auto" style:column-width="2.7764in"/>
    </style:style>
    <style:style style:name="co41" style:family="table-column">
      <style:table-column-properties fo:break-before="auto" style:column-width="0.6681in"/>
    </style:style>
    <style:style style:name="co42" style:family="table-column">
      <style:table-column-properties fo:break-before="auto" style:column-width="1.2465in"/>
    </style:style>
    <style:style style:name="co43" style:family="table-column">
      <style:table-column-properties fo:break-before="auto" style:column-width="1.1374in"/>
    </style:style>
    <style:style style:name="co44" style:family="table-column">
      <style:table-column-properties fo:break-before="auto" style:column-width="0.952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Header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99ff99"/>
    </style:style>
    <style:style style:name="ce8" style:family="table-cell" style:parent-style-name="Header">
      <style:table-cell-properties fo:background-color="transparent"/>
    </style:style>
    <style:style style:name="ce9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fo:background-color="#99ff99"/>
    </style:style>
    <style:style style:name="ce14" style:family="table-cell" style:parent-style-name="Default" style:data-style-name="N1">
      <style:table-cell-properties style:text-align-source="value-type" style:repeat-content="false"/>
      <style:paragraph-properties fo:margin-left="0in"/>
    </style:style>
    <style:style style:name="ce15" style:family="table-cell" style:parent-style-name="Default" style:data-style-name="N2">
      <style:table-cell-properties fo:background-color="#99ff99"/>
    </style:style>
    <style:style style:name="ce16" style:family="table-cell" style:parent-style-name="Default">
      <style:table-cell-properties fo:wrap-option="no-wrap" style:vertical-align="middle"/>
    </style:style>
    <style:style style:name="ce17" style:family="table-cell" style:parent-style-name="Default" style:data-style-name="N117"/>
    <style:style style:name="ce18" style:family="table-cell" style:parent-style-name="Default" style:data-style-name="N117">
      <style:table-cell-properties fo:background-color="#99ff99"/>
    </style:style>
    <style:style style:name="ce19" style:family="table-cell" style:parent-style-name="Default" style:data-style-name="N117">
      <style:table-cell-properties style:text-align-source="value-type" style:repeat-content="false"/>
      <style:paragraph-properties fo:margin-left="0in"/>
    </style:style>
    <style:style style:name="ce20" style:family="table-cell" style:parent-style-name="Default" style:data-style-name="N117">
      <style:map style:condition="cell-content()&lt;0.5" style:apply-style-name="Untitled1" style:base-cell-address="'Cards &amp; Planets'.Z2"/>
    </style:style>
    <style:style style:name="ce21" style:family="table-cell" style:parent-style-name="Default" style:data-style-name="N117">
      <style:table-cell-properties fo:background-color="#99ff99"/>
      <style:map style:condition="cell-content()&lt;0.5" style:apply-style-name="Untitled1" style:base-cell-address="'Cards &amp; Planets'.Z2"/>
    </style:style>
    <style:style style:name="ce22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3" style:family="table-cell" style:parent-style-name="Default" style:data-style-name="N117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4" style:family="table-cell" style:parent-style-name="Default" style:data-style-name="N117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5" style:family="table-cell" style:parent-style-name="Default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6" style:family="table-cell" style:parent-style-name="Default" style:data-style-name="N1">
      <style:table-cell-properties fo:wrap-option="no-wrap"/>
    </style:style>
    <style:style style:name="T1" style:family="text">
      <style:text-properties style:text-position="super 58%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row table:style-name="ro2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1.5">
            <text:p>1.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66">
            <text:p>0.66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1.32">
            <text:p>1.32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13]*[.$F13]" office:value-type="float" office:value="1.32">
            <text:p>1.32</text:p>
          </table:table-cell>
          <table:table-cell table:formula="of:=[.C13]*[.$F13]" office:value-type="float" office:value="0.99">
            <text:p>0.99</text:p>
          </table:table-cell>
          <table:table-cell table:formula="of:=[.D13]*[.$F13]" office:value-type="float" office:value="0.33">
            <text:p>0.33</text:p>
          </table:table-cell>
          <table:table-cell table:formula="of:=[.E13]*[.$F13]" office:value-type="float" office:value="0.66">
            <text:p>0.66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2">
            <text:p>0.2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6">
            <text:p>26</text:p>
          </table:table-cell>
          <table:table-cell/>
          <table:table-cell table:formula="of:=SUM([.G2:.G17])" office:value-type="float" office:value="13.33">
            <text:p>13.33</text:p>
          </table:table-cell>
          <table:table-cell table:formula="of:=SUM([.H2:.H17])" office:value-type="float" office:value="13.03">
            <text:p>13.03</text:p>
          </table:table-cell>
          <table:table-cell table:formula="of:=SUM([.I2:.I17])" office:value-type="float" office:value="13.11">
            <text:p>13.11</text:p>
          </table:table-cell>
          <table:table-cell table:formula="of:=SUM([.J2:.J17])" office:value-type="float" office:value="13.78">
            <text:p>13.78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4" table:default-cell-style-name="ce22"/>
        <table:table-column table:style-name="co35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number-columns-repeated="985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Sub-kind</text:p>
          </table:table-cell>
          <table:table-cell office:value-type="string">
            <text:p>Text</text:p>
          </table:table-cell>
          <table:table-cell office:value-type="string">
            <text:p>Trade Cost</text:p>
          </table:table-cell>
          <table:table-cell office:value-type="string">
            <text:p>Strength Cost</text:p>
          </table:table-cell>
          <table:table-cell office:value-type="string">
            <text:p>Anima Cost</text:p>
          </table:table-cell>
          <table:table-cell office:value-type="string">
            <text:p>Favor</text:p>
          </table:table-cell>
          <table:table-cell office:value-type="string">
            <text:p>Anima Loss</text:p>
          </table:table-cell>
          <table:table-cell office:value-type="string">
            <text:p>Trade Gain</text:p>
          </table:table-cell>
          <table:table-cell office:value-type="string">
            <text:p>Strength Gain</text:p>
          </table:table-cell>
          <table:table-cell office:value-type="string">
            <text:p>Permanent Anima Gain</text:p>
          </table:table-cell>
          <table:table-cell office:value-type="string">
            <text:p>Anima Gain</text:p>
          </table:table-cell>
          <table:table-cell office:value-type="string">
            <text:p>Favor Gain</text:p>
          </table:table-cell>
          <table:table-cell office:value-type="string">
            <text:p>Heal</text:p>
          </table:table-cell>
          <table:table-cell office:value-type="string">
            <text:p>Health</text:p>
          </table:table-cell>
          <table:table-cell table:style-name="ce16" office:value-type="string">
            <text:p>Expected #X Anima Ability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Upgrade Anima Cost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Trash?</text:p>
          </table:table-cell>
          <table:table-cell office:value-type="string">
            <text:p>Ally?</text:p>
          </table:table-cell>
          <table:table-cell office:value-type="string">
            <text:p>God Favor Schedule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Notes</text:p>
          </table:table-cell>
          <table:table-cell office:value-type="string">
            <text:p>Card Count</text:p>
          </table:table-cell>
          <table:table-cell office:value-type="string">
            <text:p>Show Card Count</text:p>
          </table:table-cell>
          <table:table-cell office:value-type="string">
            <text:p>Generate Card?</text:p>
          </table:table-cell>
          <table:table-cell office:value-type="string">
            <text:p>Row Number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Trad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/>
          <table:table-cell office:value-type="string">
            <text:p>Gain 1 Trade</text:p>
          </table:table-cell>
          <table:table-cell table:number-columns-repeated="5"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2]&gt;0;[.AO$7]*[.W2];0)+IF([.W2]&gt;0;[.AO$19];1)*IF([.R2]&gt;0;[.R2];1)*IF([.AB2]=1;[.AB2]*[.AO$26];1)*(IF([.Z2]&gt;0;[.AO$22];1)*([.J2]*[.AO$7]+[.K2]*[.AO$8]+[.L2]*[.AO$9]+[.N2]*[.AO$10]+[.O2]*[.AO$12]+[.P2]*[.AO$13]+[.S2]*[.AO$15]+[.T2]*[.AO$16]+[.U2]*[.AO$17]+[.V2]*[.AO$18]+[.X2]*[.AO$20])+[.Q2]*[.AO$14]+[.Y2]*[.AO$21]+[.AD2]*[.AO$27])" office:value-type="float" office:value="1">
            <text:p>1.0</text:p>
          </table:table-cell>
          <table:table-cell table:style-name="ce20" table:formula="of:=[.AE2]+[.I2]-IF([.W2]&gt;0;0;[.F2]+[.G2])" office:value-type="float" office:value="1">
            <text:p>1.0</text:p>
          </table:table-cell>
          <table:table-cell table:style-name="ce23" table:formula="of:=[.AF2]" office:value-type="float" office:value="1">
            <text:p>1.0</text:p>
          </table:table-cell>
          <table:table-cell table:number-columns-repeated="2"/>
          <table:table-cell table:style-name="ce12" table:formula="of:=4*6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Do not drag formulas in Total Value col</text:p>
          </table:table-cell>
          <table:table-cell table:number-columns-repeated="984"/>
        </table:table-row>
        <table:table-row table:style-name="ro2">
          <table:table-cell office:value-type="string">
            <text:p>Suppli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/>
          <table:table-cell office:value-type="string">
            <text:p>Gain 1 Trade or Garrison to gain 2 Trade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3]&gt;0;[.AO$7]*[.W3];0)+IF([.W3]&gt;0;[.AO$19];1)*IF([.R3]&gt;0;[.R3];1)*IF([.AB3]=1;[.AB3]*[.AO$26];1)*(IF([.Z3]&gt;0;[.AO$22];1)*([.J3]*[.AO$7]+[.K3]*[.AO$8]+[.L3]*[.AO$9]+[.N3]*[.AO$10]+[.O3]*[.AO$12]+[.P3]*[.AO$13]+[.S3]*[.AO$15]+[.T3]*[.AO$16]+[.U3]*[.AO$17]+[.V3]*[.AO$18]+[.X3]*[.AO$20])+[.Q3]*[.AO$14]+[.Y3]*[.AO$21]+[.AD3]*[.AO$27])" office:value-type="float" office:value="2">
            <text:p>2.0</text:p>
          </table:table-cell>
          <table:table-cell table:style-name="ce20" table:formula="of:=[.AE3]+[.I3]-IF([.W3]&gt;0;0;[.F3]+[.G3])" office:value-type="float" office:value="0">
            <text:p>0.0</text:p>
          </table:table-cell>
          <table:table-cell table:style-name="ce23" table:formula="of:=[.AF3]" office:value-type="float" office:value="0">
            <text:p>0.0</text:p>
          </table:table-cell>
          <table:table-cell table:number-columns-repeated="2"/>
          <table:table-cell table:style-name="ce12" table:formula="of:=4+5*4" office:value-type="float" office:value="24">
            <text:p>24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Header" office:value-type="string">
            <text:p>Weightings</text:p>
          </table:table-cell>
          <table:table-cell table:number-columns-repeated="984"/>
        </table:table-row>
        <table:table-row table:style-name="ro2">
          <table:table-cell office:value-type="string">
            <text:p>Infantry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/>
          <table:table-cell office:value-type="string">
            <text:p>Gain 2 Strength or Garrison to gain 3 Strength</text:p>
          </table:table-cell>
          <table:table-cell table:number-columns-repeated="6"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4]&gt;0;[.AO$7]*[.W4];0)+IF([.W4]&gt;0;[.AO$19];1)*IF([.R4]&gt;0;[.R4];1)*IF([.AB4]=1;[.AB4]*[.AO$26];1)*(IF([.Z4]&gt;0;[.AO$22];1)*([.J4]*[.AO$7]+[.K4]*[.AO$8]+[.L4]*[.AO$9]+[.N4]*[.AO$10]+[.O4]*[.AO$12]+[.P4]*[.AO$13]+[.S4]*[.AO$15]+[.T4]*[.AO$16]+[.U4]*[.AO$17]+[.V4]*[.AO$18]+[.X4]*[.AO$20])+[.Q4]*[.AO$14]+[.Y4]*[.AO$21]+[.AD4]*[.AO$27])" office:value-type="float" office:value="1">
            <text:p>1.0</text:p>
          </table:table-cell>
          <table:table-cell table:style-name="ce20" table:formula="of:=[.AE4]+[.I4]-IF([.W4]&gt;0;0;[.F4]+[.G4])" office:value-type="float" office:value="1">
            <text:p>1.0</text:p>
          </table:table-cell>
          <table:table-cell table:style-name="ce23" table:formula="of:=[.AF4]" office:value-type="float" office:value="1">
            <text:p>1.0</text:p>
          </table:table-cell>
          <table:table-cell table:number-columns-repeated="2"/>
          <table:table-cell table:style-name="ce12"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Header" office:value-type="string">
            <text:p>Trade Cost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Guard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/>
          <table:table-cell office:value-type="string">
            <text:p>Use 1 Anima to gain 2 Strength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5]&gt;0;[.AO$7]*[.W5];0)+IF([.W5]&gt;0;[.AO$19];1)*IF([.R5]&gt;0;[.R5];1)*IF([.AB5]=1;[.AB5]*[.AO$26];1)*(IF([.Z5]&gt;0;[.AO$22];1)*([.J5]*[.AO$7]+[.K5]*[.AO$8]+[.L5]*[.AO$9]+[.N5]*[.AO$10]+[.O5]*[.AO$12]+[.P5]*[.AO$13]+[.S5]*[.AO$15]+[.T5]*[.AO$16]+[.U5]*[.AO$17]+[.V5]*[.AO$18]+[.X5]*[.AO$20])+[.Q5]*[.AO$14]+[.Y5]*[.AO$21]+[.AD5]*[.AO$27])" office:value-type="float" office:value="1.5">
            <text:p>1.5</text:p>
          </table:table-cell>
          <table:table-cell table:style-name="ce20" table:formula="of:=[.AE5]+[.I5]-IF([.W5]&gt;0;0;[.F5]+[.G5])" office:value-type="float" office:value="0.5">
            <text:p>0.5</text:p>
          </table:table-cell>
          <table:table-cell table:style-name="ce23" table:formula="of:=[.AF5]" office:value-type="float" office:value="0.5">
            <text:p>0.5</text:p>
          </table:table-cell>
          <table:table-cell table:number-columns-repeated="2"/>
          <table:table-cell table:style-name="ce12" table:formula="of:=4+5*4" office:value-type="float" office:value="24">
            <text:p>24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Header"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string">
            <text:p>Battery Human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/>
          <table:table-cell office:value-type="string">
            <text:p>Gain 2 Anima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number-columns-repeated="3" table:style-name="ce12"/>
          <table:table-cell table:style-name="ce12"/>
          <table:table-cell table:style-name="ce12" office:value-type="float" office:value="2">
            <text:p>2</text:p>
          </table:table-cell>
          <table:table-cell table:number-columns-repeated="12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6]&gt;0;[.AO$7]*[.W6];0)+IF([.W6]&gt;0;[.AO$19];1)*IF([.R6]&gt;0;[.R6];1)*IF([.AB6]=1;[.AB6]*[.AO$26];1)*(IF([.Z6]&gt;0;[.AO$22];1)*([.J6]*[.AO$7]+[.K6]*[.AO$8]+[.L6]*[.AO$9]+[.N6]*[.AO$10]+[.O6]*[.AO$12]+[.P6]*[.AO$13]+[.S6]*[.AO$15]+[.T6]*[.AO$16]+[.U6]*[.AO$17]+[.V6]*[.AO$18]+[.X6]*[.AO$20])+[.Q6]*[.AO$14]+[.Y6]*[.AO$21]+[.AD6]*[.AO$27])" office:value-type="float" office:value="2">
            <text:p>2.0</text:p>
          </table:table-cell>
          <table:table-cell table:style-name="ce20" table:formula="of:=[.AE6]+[.I6]-IF([.W6]&gt;0;0;[.F6]+[.G6])" office:value-type="float" office:value="0">
            <text:p>0.0</text:p>
          </table:table-cell>
          <table:table-cell table:style-name="ce23" table:formula="of:=[.AF6]" office:value-type="float" office:value="0">
            <text:p>0.0</text:p>
          </table:table-cell>
          <table:table-cell table:number-columns-repeated="2"/>
          <table:table-cell table:style-name="ce12" table:formula="of:=4+5*4" office:value-type="float" office:value="24">
            <text:p>24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Header" office:value-type="string">
            <text:p>Favor</text:p>
          </table:table-cell>
          <table:table-cell office:value-type="float" office:value="1">
            <text:p>1</text:p>
          </table:table-cell>
          <table:table-cell table:number-columns-repeated="983"/>
        </table:table-row>
        <table:table-row table:style-name="ro2">
          <table:table-cell office:value-type="string">
            <text:p>Mud Wall</text:p>
          </table:table-cell>
          <table:table-cell office:value-type="string">
            <text:p>U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</table:table-cell>
          <table:table-cell table:number-columns-repeated="7" table:style-name="ce12"/>
          <table:table-cell table:style-name="ce12"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number-columns-repeated="3" table:style-name="ce12"/>
          <table:table-cell table:style-name="ce12" office:value-type="float" office:value="1">
            <text:p>1</text:p>
          </table:table-cell>
          <table:table-cell table:number-columns-repeated="5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7]&gt;0;[.AO$7]*[.W7];0)+IF([.W7]&gt;0;[.AO$19];1)*IF([.R7]&gt;0;[.R7];1)*IF([.AB7]=1;[.AB7]*[.AO$26];1)*(IF([.Z7]&gt;0;[.AO$22];1)*([.J7]*[.AO$7]+[.K7]*[.AO$8]+[.L7]*[.AO$9]+[.N7]*[.AO$10]+[.O7]*[.AO$12]+[.P7]*[.AO$13]+[.S7]*[.AO$15]+[.T7]*[.AO$16]+[.U7]*[.AO$17]+[.V7]*[.AO$18]+[.X7]*[.AO$20])+[.Q7]*[.AO$14]+[.Y7]*[.AO$21]+[.AD7]*[.AO$27])" office:value-type="float" office:value="2">
            <text:p>2.0</text:p>
          </table:table-cell>
          <table:table-cell table:style-name="ce20" table:formula="of:=[.AE7]+[.I7]-IF([.W7]&gt;0;0;[.F7]+[.G7])" office:value-type="float" office:value="2">
            <text:p>2.0</text:p>
          </table:table-cell>
          <table:table-cell table:style-name="ce23" table:formula="of:=[.AF7]" office:value-type="float" office:value="2">
            <text:p>2.0</text:p>
          </table:table-cell>
          <table:table-cell table:number-columns-repeated="2"/>
          <table:table-cell table:style-name="ce12"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Header" office:value-type="string">
            <text:p>Anima Loss</text:p>
          </table:table-cell>
          <table:table-cell office:value-type="float" office:value="-0.5">
            <text:p>-0.5</text:p>
          </table:table-cell>
          <table:table-cell table:number-columns-repeated="983"/>
        </table:table-row>
        <table:table-row-group>
          <table:table-row table:style-name="ro2">
            <table:table-cell office:value-type="string">
              <text:p>Jump Cruis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1 Anima to gain 1 Strength. Upgrade: You may pay 1 Anima to upgrade this into Jump Fighter</text:p>
            </table:table-cell>
            <table:table-cell table:style-name="ce12" office:value-type="float" office:value="1">
              <text:p>1</text:p>
            </table:table-cell>
            <table:table-cell table:number-columns-repeated="2" table:style-name="ce12"/>
            <table:table-cell table:style-name="ce12" table:formula="of:=CEILING([.F8]/2;1)" office:value-type="float" office:value="1">
              <text:p>1</text:p>
            </table:table-cell>
            <table:table-cell table:style-name="ce12" office:value-type="float" office:value="1">
              <text:p>1</text:p>
            </table:table-cell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number-columns-repeated="13" table:style-name="ce12"/>
            <table:table-cell table:style-name="ce12"/>
            <table:table-cell table:style-name="ce12"/>
            <table:table-cell table:style-name="ce12"/>
            <table:table-cell table:style-name="ce17"/>
            <table:table-cell table:style-name="ce17" table:formula="of:=IF([.W8]&gt;0;[.AO$7]*[.W8];0)+IF([.W8]&gt;0;[.AO$19];1)*IF([.R8]&gt;0;[.R8];1)*IF([.AB8]=1;[.AB8]*[.AO$26];1)*(IF([.Z8]&gt;0;[.AO$22];1)*([.J8]*[.AO$7]+[.K8]*[.AO$8]+[.L8]*[.AO$9]+[.N8]*[.AO$10]+[.O8]*[.AO$12]+[.P8]*[.AO$13]+[.S8]*[.AO$15]+[.T8]*[.AO$16]+[.U8]*[.AO$17]+[.V8]*[.AO$18]+[.X8]*[.AO$20])+[.Q8]*[.AO$14]+[.Y8]*[.AO$21]+[.AD8]*[.AO$27])" office:value-type="float" office:value="0.5">
              <text:p>0.5</text:p>
            </table:table-cell>
            <table:table-cell table:style-name="ce20" table:formula="of:=[.AE8]+[.I8]-IF([.W8]&gt;0;0;[.F8]+[.G8])" office:value-type="float" office:value="0.5">
              <text:p>0.5</text:p>
            </table:table-cell>
            <table:table-cell table:style-name="ce23" table:formula="of:=[.AF8]+[.AF9]" office:value-type="float" office:value="2.25">
              <text:p>2.3</text:p>
            </table:table-cell>
            <table:table-cell table:number-columns-repeated="2"/>
            <table:table-cell table:style-name="ce12" table:formula="of:=IF([.F8]&lt;5; 3; IF([.F8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7">
              <text:p>7</text:p>
            </table:table-cell>
            <table:table-cell table:style-name="Header" office:value-type="string">
              <text:p>Trade Gain</text:p>
            </table:table-cell>
            <table:table-cell office:value-type="float" office:value="1">
              <text:p>1</text:p>
            </table:table-cell>
            <table:table-cell table:number-columns-repeated="983"/>
          </table:table-row>
          <table:table-row table:style-name="ro2">
            <table:table-cell table:style-name="ce1" office:value-type="string">
              <text:p>Upgrade: Jump Fight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1 Anima to gain 3 Strength</text:p>
            </table:table-cell>
            <table:table-cell table:number-columns-repeated="3" table:style-name="ce12"/>
            <table:table-cell table:number-columns-repeated="2" table:style-name="ce12" office:value-type="float" office:value="1">
              <text:p>1</text:p>
            </table:table-cell>
            <table:table-cell table:style-name="ce12"/>
            <table:table-cell table:style-name="ce12" office:value-type="float" office:value="3">
              <text:p>3</text:p>
            </table:table-cell>
            <table:table-cell table:style-name="ce12"/>
            <table:table-cell table:number-columns-repeated="9" table:style-name="ce12"/>
            <table:table-cell table:style-name="ce12" office:value-type="float" office:value="1">
              <text:p>1</text:p>
            </table:table-cell>
            <table:table-cell table:number-columns-repeated="3" table:style-name="ce12"/>
            <table:table-cell table:style-name="ce12"/>
            <table:table-cell table:style-name="ce12"/>
            <table:table-cell table:style-name="ce12"/>
            <table:table-cell table:style-name="ce17"/>
            <table:table-cell table:style-name="ce17" table:formula="of:=IF([.W9]&gt;0;[.AO$7]*[.W9];0)+IF([.W9]&gt;0;[.AO$19];1)*IF([.R9]&gt;0;[.R9];1)*IF([.AB9]=1;[.AB9]*[.AO$26];1)*(IF([.Z9]&gt;0;[.AO$22];1)*([.J9]*[.AO$7]+[.K9]*[.AO$8]+[.L9]*[.AO$9]+[.N9]*[.AO$10]+[.O9]*[.AO$12]+[.P9]*[.AO$13]+[.S9]*[.AO$15]+[.T9]*[.AO$16]+[.U9]*[.AO$17]+[.V9]*[.AO$18]+[.X9]*[.AO$20])+[.Q9]*[.AO$14]+[.Y9]*[.AO$21]+[.AD9]*[.AO$27])" office:value-type="float" office:value="0.75">
              <text:p>0.8</text:p>
            </table:table-cell>
            <table:table-cell table:style-name="ce20" table:formula="of:=[.AE9]+[.I9]-IF([.W9]&gt;0;0;[.F9]+[.G9])" office:value-type="float" office:value="1.75">
              <text:p>1.8</text:p>
            </table:table-cell>
            <table:table-cell table:style-name="ce23"/>
            <table:table-cell table:number-columns-repeated="2"/>
            <table:table-cell table:style-name="ce12" table:formula="of:=IF([.F9]&lt;5; 3; IF([.F9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8">
              <text:p>8</text:p>
            </table:table-cell>
            <table:table-cell table:style-name="Header" office:value-type="string">
              <text:p>Strength Gain</text:p>
            </table:table-cell>
            <table:table-cell office:value-type="float" office:value="1">
              <text:p>1</text:p>
            </table:table-cell>
            <table:table-cell table:number-columns-repeated="983"/>
          </table:table-row>
        </table:table-row-group>
        <table:table-row-group>
          <table:table-row table:style-name="ro2">
            <table:table-cell office:value-type="string">
              <text:p>Lanc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1 Anima to gain 2 Strength</text:p>
            </table:table-cell>
            <table:table-cell table:style-name="ce12" office:value-type="float" office:value="2">
              <text:p>2</text:p>
            </table:table-cell>
            <table:table-cell table:number-columns-repeated="2" table:style-name="ce12"/>
            <table:table-cell table:style-name="ce12" table:formula="of:=CEILING([.F10]/2;1)" office:value-type="float" office:value="1">
              <text:p>1</text:p>
            </table:table-cell>
            <table:table-cell table:style-name="ce12" office:value-type="float" office:value="1">
              <text:p>1</text:p>
            </table:table-cell>
            <table:table-cell table:style-name="ce12"/>
            <table:table-cell table:style-name="ce12" office:value-type="float" office:value="2">
              <text:p>2</text:p>
            </table:table-cell>
            <table:table-cell table:style-name="ce12"/>
            <table:table-cell table:number-columns-repeated="10" table:style-name="ce12"/>
            <table:table-cell table:style-name="ce12" office:value-type="float" office:value="1">
              <text:p>1</text:p>
            </table:table-cell>
            <table:table-cell table:number-columns-repeated="2" table:style-name="ce12"/>
            <table:table-cell table:style-name="ce12"/>
            <table:table-cell table:style-name="ce12"/>
            <table:table-cell table:style-name="ce12"/>
            <table:table-cell table:style-name="ce17"/>
            <table:table-cell table:style-name="ce17" table:formula="of:=IF([.W10]&gt;0;[.AO$7]*[.W10];0)+IF([.W10]&gt;0;[.AO$19];1)*IF([.R10]&gt;0;[.R10];1)*IF([.AB10]=1;[.AB10]*[.AO$26];1)*(IF([.Z10]&gt;0;[.AO$22];1)*([.J10]*[.AO$7]+[.K10]*[.AO$8]+[.L10]*[.AO$9]+[.N10]*[.AO$10]+[.O10]*[.AO$12]+[.P10]*[.AO$13]+[.S10]*[.AO$15]+[.T10]*[.AO$16]+[.U10]*[.AO$17]+[.V10]*[.AO$18]+[.X10]*[.AO$20])+[.Q10]*[.AO$14]+[.Y10]*[.AO$21]+[.AD10]*[.AO$27])" office:value-type="float" office:value="1.7">
              <text:p>1.7</text:p>
            </table:table-cell>
            <table:table-cell table:style-name="ce20" table:formula="of:=[.AE10]+[.I10]-IF([.W10]&gt;0;0;[.F10]+[.G10])" office:value-type="float" office:value="0.7">
              <text:p>0.7</text:p>
            </table:table-cell>
            <table:table-cell table:style-name="ce23" table:formula="of:=[.AF10]+[.AF11]+[.AF12]" office:value-type="float" office:value="4.1">
              <text:p>4.1</text:p>
            </table:table-cell>
            <table:table-cell table:number-columns-repeated="2"/>
            <table:table-cell table:style-name="ce12" table:formula="of:=IF([.F10]&lt;5; 3; IF([.F10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9">
              <text:p>9</text:p>
            </table:table-cell>
            <table:table-cell table:style-name="Header" office:value-type="string">
              <text:p>Anima Gain</text:p>
            </table:table-cell>
            <table:table-cell office:value-type="float" office:value="1">
              <text:p>1</text:p>
            </table:table-cell>
            <table:table-cell table:number-columns-repeated="983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NA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1 Trade</text:p>
            </table:table-cell>
            <table:table-cell table:number-columns-repeated="5"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2"/>
            <table:table-cell table:number-columns-repeated="13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7"/>
            <table:table-cell table:style-name="ce17" table:formula="of:=IF([.W11]&gt;0;[.AO$7]*[.W11];0)+IF([.W11]&gt;0;[.AO$19];1)*IF([.R11]&gt;0;[.R11];1)*IF([.AB11]=1;[.AB11]*[.AO$26];1)*(IF([.Z11]&gt;0;[.AO$22];1)*([.J11]*[.AO$7]+[.K11]*[.AO$8]+[.L11]*[.AO$9]+[.N11]*[.AO$10]+[.O11]*[.AO$12]+[.P11]*[.AO$13]+[.S11]*[.AO$15]+[.T11]*[.AO$16]+[.U11]*[.AO$17]+[.V11]*[.AO$18]+[.X11]*[.AO$20])+[.Q11]*[.AO$14]+[.Y11]*[.AO$21]+[.AD11]*[.AO$27])" office:value-type="float" office:value="0.4">
              <text:p>0.4</text:p>
            </table:table-cell>
            <table:table-cell table:style-name="ce20" table:formula="of:=[.AE11]+[.I11]-IF([.W11]&gt;0;0;[.F11]+[.G11])" office:value-type="float" office:value="0.4">
              <text:p>0.4</text:p>
            </table:table-cell>
            <table:table-cell table:style-name="ce23"/>
            <table:table-cell table:number-columns-repeated="2"/>
            <table:table-cell table:style-name="ce12"/>
            <table:table-cell table:number-columns-repeated="2"/>
            <table:table-cell office:value-type="float" office:value="10">
              <text:p>10</text:p>
            </table:table-cell>
            <table:table-cell table:style-name="Header" office:value-type="string">
              <text:p>Favor Gain</text:p>
            </table:table-cell>
            <table:table-cell office:value-type="float" office:value="2">
              <text:p>2</text:p>
            </table:table-cell>
            <table:table-cell table:number-columns-repeated="983"/>
          </table:table-row>
          <table:table-row table:style-name="ro2">
            <table:table-cell table:style-name="ce1" office:value-type="string">
              <text:p>Trash</text:p>
            </table:table-cell>
            <table:table-cell office:value-type="string">
              <text:p>NA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2 Strength and 1 Anima</text:p>
            </table:table-cell>
            <table:table-cell table:number-columns-repeated="6" table:style-name="ce12"/>
            <table:table-cell table:style-name="ce12" office:value-type="float" office:value="2">
              <text:p>2</text:p>
            </table:table-cell>
            <table:table-cell table:style-name="ce12"/>
            <table:table-cell table:style-name="ce12" office:value-type="float" office:value="1">
              <text:p>1</text:p>
            </table:table-cell>
            <table:table-cell table:number-columns-repeated="12"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2"/>
            <table:table-cell table:style-name="ce17"/>
            <table:table-cell table:style-name="ce17" table:formula="of:=IF([.W12]&gt;0;[.AO$7]*[.W12];0)+IF([.W12]&gt;0;[.AO$19];1)*IF([.R12]&gt;0;[.R12];1)*IF([.AB12]=1;[.AB12]*[.AO$26];1)*(IF([.Z12]&gt;0;[.AO$22];1)*([.J12]*[.AO$7]+[.K12]*[.AO$8]+[.L12]*[.AO$9]+[.N12]*[.AO$10]+[.O12]*[.AO$12]+[.P12]*[.AO$13]+[.S12]*[.AO$15]+[.T12]*[.AO$16]+[.U12]*[.AO$17]+[.V12]*[.AO$18]+[.X12]*[.AO$20])+[.Q12]*[.AO$14]+[.Y12]*[.AO$21]+[.AD12]*[.AO$27])" office:value-type="float" office:value="3">
              <text:p>3.0</text:p>
            </table:table-cell>
            <table:table-cell table:style-name="ce20" table:formula="of:=[.AE12]+[.I12]-IF([.W12]&gt;0;0;[.F12]+[.G12])" office:value-type="float" office:value="3">
              <text:p>3.0</text:p>
            </table:table-cell>
            <table:table-cell table:style-name="ce23"/>
            <table:table-cell table:number-columns-repeated="2"/>
            <table:table-cell table:style-name="ce12"/>
            <table:table-cell table:number-columns-repeated="2"/>
            <table:table-cell office:value-type="float" office:value="11">
              <text:p>11</text:p>
            </table:table-cell>
            <table:table-cell table:style-name="Header" office:value-type="string">
              <text:p>Fortification Health</text:p>
            </table:table-cell>
            <table:table-cell office:value-type="float" office:value="0.4">
              <text:p>0.4</text:p>
            </table:table-cell>
            <table:table-cell table:number-columns-repeated="983"/>
          </table:table-row>
        </table:table-row-group>
        <table:table-row table:style-name="ro2">
          <table:table-cell office:value-type="string">
            <text:p>Radon Torpedo Cruis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table:number-columns-repeated="2"/>
          <table:table-cell table:style-name="ce12" office:value-type="float" office:value="3">
            <text:p>3</text:p>
          </table:table-cell>
          <table:table-cell table:number-columns-repeated="2" table:style-name="ce12"/>
          <table:table-cell table:style-name="ce12" table:formula="of:=CEILING([.F13]/2;1)" office:value-type="float" office:value="2">
            <text:p>2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3]&gt;0;[.AO$7]*[.W13];0)+IF([.W13]&gt;0;[.AO$19];1)*IF([.R13]&gt;0;[.R13];1)*IF([.AB13]=1;[.AB13]*[.AO$26];1)*(IF([.Z13]&gt;0;[.AO$22];1)*([.J13]*[.AO$7]+[.K13]*[.AO$8]+[.L13]*[.AO$9]+[.N13]*[.AO$10]+[.O13]*[.AO$12]+[.P13]*[.AO$13]+[.S13]*[.AO$15]+[.T13]*[.AO$16]+[.U13]*[.AO$17]+[.V13]*[.AO$18]+[.X13]*[.AO$20])+[.Q13]*[.AO$14]+[.Y13]*[.AO$21]+[.AD13]*[.AO$27])" office:value-type="float" office:value="0">
            <text:p>0.0</text:p>
          </table:table-cell>
          <table:table-cell table:style-name="ce20" table:formula="of:=[.AE13]+[.I13]-IF([.W13]&gt;0;0;[.F13]+[.G13])" office:value-type="float" office:value="-1">
            <text:p>-1.0</text:p>
          </table:table-cell>
          <table:table-cell table:style-name="ce23" table:formula="of:=[.AF13]" office:value-type="float" office:value="-1">
            <text:p>-1.0</text:p>
          </table:table-cell>
          <table:table-cell table:number-columns-repeated="2"/>
          <table:table-cell table:style-name="ce12" table:formula="of:=IF([.F13]&lt;5; 3; IF([.F13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style-name="Header" office:value-type="string">
            <text:p>Heal</text:p>
          </table:table-cell>
          <table:table-cell office:value-type="float" office:value="0.5">
            <text:p>0.5</text:p>
          </table:table-cell>
          <table:table-cell table:number-columns-repeated="983"/>
        </table:table-row>
        <table:table-row table:style-name="ro2">
          <table:table-cell office:value-type="string">
            <text:p>Refractive Fortification</text:p>
          </table:table-cell>
          <table:table-cell office:value-type="string">
            <text:p>NA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/>
          <table:table-cell table:style-name="ce12" table:formula="of:=CEILING([.F14]/2;1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3" table:style-name="ce12"/>
          <table:table-cell table:style-name="ce12" office:value-type="float" office:value="2">
            <text:p>2</text:p>
          </table:table-cell>
          <table:table-cell table:number-columns-repeated="3" table:style-name="ce12"/>
          <table:table-cell table:style-name="ce12" office:value-type="float" office:value="1">
            <text:p>1</text:p>
          </table:table-cell>
          <table:table-cell table:number-columns-repeated="5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4]&gt;0;[.AO$7]*[.W14];0)+IF([.W14]&gt;0;[.AO$19];1)*IF([.R14]&gt;0;[.R14];1)*IF([.AB14]=1;[.AB14]*[.AO$26];1)*(IF([.Z14]&gt;0;[.AO$22];1)*([.J14]*[.AO$7]+[.K14]*[.AO$8]+[.L14]*[.AO$9]+[.N14]*[.AO$10]+[.O14]*[.AO$12]+[.P14]*[.AO$13]+[.S14]*[.AO$15]+[.T14]*[.AO$16]+[.U14]*[.AO$17]+[.V14]*[.AO$18]+[.X14]*[.AO$20])+[.Q14]*[.AO$14]+[.Y14]*[.AO$21]+[.AD14]*[.AO$27])" office:value-type="float" office:value="2.1">
            <text:p>2.1</text:p>
          </table:table-cell>
          <table:table-cell table:style-name="ce20" table:formula="of:=[.AE14]+[.I14]-IF([.W14]&gt;0;0;[.F14]+[.G14])" office:value-type="float" office:value="0.0999999999999996">
            <text:p>0.1</text:p>
          </table:table-cell>
          <table:table-cell table:style-name="ce23" table:formula="of:=[.AF14]" office:value-type="float" office:value="0.0999999999999996">
            <text:p>0.1</text:p>
          </table:table-cell>
          <table:table-cell table:number-columns-repeated="2"/>
          <table:table-cell table:style-name="ce12" table:formula="of:=IF([.F14]&lt;5; 3; IF([.F14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style-name="Header" office:value-type="string">
            <text:p>Health</text:p>
          </table:table-cell>
          <table:table-cell office:value-type="float" office:value="0.4">
            <text:p>0.4</text:p>
          </table:table-cell>
          <table:table-cell table:number-columns-repeated="983"/>
        </table:table-row>
        <table:table-row table:style-name="ro2">
          <table:table-cell office:value-type="string">
            <text:p>Varta Cruiser</text:p>
          </table:table-cell>
          <table:table-cell office:value-type="string">
            <text:p>NA</text:p>
          </table:table-cell>
          <table:table-cell office:value-type="string">
            <text:p>Building</text:p>
          </table:table-cell>
          <table:table-cell table:number-columns-repeated="2"/>
          <table:table-cell table:style-name="ce12" office:value-type="float" office:value="5">
            <text:p>5</text:p>
          </table:table-cell>
          <table:table-cell table:number-columns-repeated="2" table:style-name="ce12"/>
          <table:table-cell table:style-name="ce12" table:formula="of:=CEILING([.F15]/2;1)" office:value-type="float" office:value="3">
            <text:p>3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5]&gt;0;[.AO$7]*[.W15];0)+IF([.W15]&gt;0;[.AO$19];1)*IF([.R15]&gt;0;[.R15];1)*IF([.AB15]=1;[.AB15]*[.AO$26];1)*(IF([.Z15]&gt;0;[.AO$22];1)*([.J15]*[.AO$7]+[.K15]*[.AO$8]+[.L15]*[.AO$9]+[.N15]*[.AO$10]+[.O15]*[.AO$12]+[.P15]*[.AO$13]+[.S15]*[.AO$15]+[.T15]*[.AO$16]+[.U15]*[.AO$17]+[.V15]*[.AO$18]+[.X15]*[.AO$20])+[.Q15]*[.AO$14]+[.Y15]*[.AO$21]+[.AD15]*[.AO$27])" office:value-type="float" office:value="0">
            <text:p>0.0</text:p>
          </table:table-cell>
          <table:table-cell table:style-name="ce20" table:formula="of:=[.AE15]+[.I15]-IF([.W15]&gt;0;0;[.F15]+[.G15])" office:value-type="float" office:value="-2">
            <text:p>-2.0</text:p>
          </table:table-cell>
          <table:table-cell table:style-name="ce23" table:formula="of:=[.AF15]" office:value-type="float" office:value="-2">
            <text:p>-2.0</text:p>
          </table:table-cell>
          <table:table-cell table:number-columns-repeated="2"/>
          <table:table-cell table:style-name="ce12" table:formula="of:=IF([.F15]&lt;5; 3; IF([.F15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style-name="Header"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983"/>
        </table:table-row>
        <table:table-row table:style-name="ro2">
          <table:table-cell office:value-type="string">
            <text:p>Kshatriya Destroyer</text:p>
          </table:table-cell>
          <table:table-cell office:value-type="string">
            <text:p>NA</text:p>
          </table:table-cell>
          <table:table-cell office:value-type="string">
            <text:p>Building</text:p>
          </table:table-cell>
          <table:table-cell/>
          <table:table-cell office:value-type="string">
            <text:p>Once per turn: gain 1 Strength for each Anima you have. You do not pay Anima for this effect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2"/>
          <table:table-cell table:style-name="ce12" table:formula="of:=CEILING([.F16]/2;1)" office:value-type="float" office:value="3">
            <text:p>3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6]&gt;0;[.AO$7]*[.W16];0)+IF([.W16]&gt;0;[.AO$19];1)*IF([.R16]&gt;0;[.R16];1)*IF([.AB16]=1;[.AB16]*[.AO$26];1)*(IF([.Z16]&gt;0;[.AO$22];1)*([.J16]*[.AO$7]+[.K16]*[.AO$8]+[.L16]*[.AO$9]+[.N16]*[.AO$10]+[.O16]*[.AO$12]+[.P16]*[.AO$13]+[.S16]*[.AO$15]+[.T16]*[.AO$16]+[.U16]*[.AO$17]+[.V16]*[.AO$18]+[.X16]*[.AO$20])+[.Q16]*[.AO$14]+[.Y16]*[.AO$21]+[.AD16]*[.AO$27])" office:value-type="float" office:value="0">
            <text:p>0.0</text:p>
          </table:table-cell>
          <table:table-cell table:style-name="ce20" table:formula="of:=[.AE16]+[.I16]-IF([.W16]&gt;0;0;[.F16]+[.G16])" office:value-type="float" office:value="-3">
            <text:p>-3.0</text:p>
          </table:table-cell>
          <table:table-cell table:style-name="ce23" table:formula="of:=[.AF16]" office:value-type="float" office:value="-3">
            <text:p>-3.0</text:p>
          </table:table-cell>
          <table:table-cell table:number-columns-repeated="2"/>
          <table:table-cell table:style-name="ce12" table:formula="of:=IF([.F16]&lt;5; 3; IF([.F16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table:style-name="Header" office:value-type="string">
            <text:p>Scrap X?</text:p>
          </table:table-cell>
          <table:table-cell office:value-type="float" office:value="1.15">
            <text:p>1.15</text:p>
          </table:table-cell>
          <table:table-cell table:number-columns-repeated="983"/>
        </table:table-row>
        <table:table-row table:style-name="ro2">
          <table:table-cell office:value-type="string">
            <text:p>Warrior of Shiva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/>
          <table:table-cell office:value-type="string">
            <text:p>Pay X Anima. Reduce the Strength cost of all Creatures, Gods, and Mercenaries by X this turn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/>
          <table:table-cell table:style-name="ce12" table:formula="of:=CEILING([.F17]/2;1)" office:value-type="float" office:value="4">
            <text:p>4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7]&gt;0;[.AO$7]*[.W17];0)+IF([.W17]&gt;0;[.AO$19];1)*IF([.R17]&gt;0;[.R17];1)*IF([.AB17]=1;[.AB17]*[.AO$26];1)*(IF([.Z17]&gt;0;[.AO$22];1)*([.J17]*[.AO$7]+[.K17]*[.AO$8]+[.L17]*[.AO$9]+[.N17]*[.AO$10]+[.O17]*[.AO$12]+[.P17]*[.AO$13]+[.S17]*[.AO$15]+[.T17]*[.AO$16]+[.U17]*[.AO$17]+[.V17]*[.AO$18]+[.X17]*[.AO$20])+[.Q17]*[.AO$14]+[.Y17]*[.AO$21]+[.AD17]*[.AO$27])" office:value-type="float" office:value="0">
            <text:p>0.0</text:p>
          </table:table-cell>
          <table:table-cell table:style-name="ce20" table:formula="of:=[.AE17]+[.I17]-IF([.W17]&gt;0;0;[.F17]+[.G17])" office:value-type="float" office:value="-3">
            <text:p>-3.0</text:p>
          </table:table-cell>
          <table:table-cell table:style-name="ce23" table:formula="of:=[.AF17]" office:value-type="float" office:value="-3">
            <text:p>-3.0</text:p>
          </table:table-cell>
          <table:table-cell table:number-columns-repeated="2"/>
          <table:table-cell table:style-name="ce12" table:formula="of:=IF([.F17]&lt;5; 3; IF([.F17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style-name="Header"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983"/>
        </table:table-row>
        <table:table-row table:style-name="ro2">
          <table:table-cell office:value-type="string">
            <text:p>Heavy Bombardment</text:p>
          </table:table-cell>
          <table:table-cell office:value-type="string">
            <text:p>NA</text:p>
          </table:table-cell>
          <table:table-cell office:value-type="string">
            <text:p>Building</text:p>
          </table:table-cell>
          <table:table-cell/>
          <table:table-cell office:value-type="string">
            <text:p>Pay X Anima. Gain 2 Strength for each Anima paid</text:p>
          </table:table-cell>
          <table:table-cell table:style-name="ce12" office:value-type="float" office:value="8">
            <text:p>8</text:p>
          </table:table-cell>
          <table:table-cell table:number-columns-repeated="2" table:style-name="ce12"/>
          <table:table-cell table:style-name="ce12" table:formula="of:=CEILING([.F18]/2;1)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number-columns-repeated="4" table:style-name="ce12"/>
          <table:table-cell table:style-name="ce12" office:value-type="float" office:value="3">
            <text:p>3</text:p>
          </table:table-cell>
          <table:table-cell table:number-columns-repeated="8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8]&gt;0;[.AO$7]*[.W18];0)+IF([.W18]&gt;0;[.AO$19];1)*IF([.R18]&gt;0;[.R18];1)*IF([.AB18]=1;[.AB18]*[.AO$26];1)*(IF([.Z18]&gt;0;[.AO$22];1)*([.J18]*[.AO$7]+[.K18]*[.AO$8]+[.L18]*[.AO$9]+[.N18]*[.AO$10]+[.O18]*[.AO$12]+[.P18]*[.AO$13]+[.S18]*[.AO$15]+[.T18]*[.AO$16]+[.U18]*[.AO$17]+[.V18]*[.AO$18]+[.X18]*[.AO$20])+[.Q18]*[.AO$14]+[.Y18]*[.AO$21]+[.AD18]*[.AO$27])" office:value-type="float" office:value="4.5">
            <text:p>4.5</text:p>
          </table:table-cell>
          <table:table-cell table:style-name="ce20" table:formula="of:=[.AE18]+[.I18]-IF([.W18]&gt;0;0;[.F18]+[.G18])" office:value-type="float" office:value="0.5">
            <text:p>0.5</text:p>
          </table:table-cell>
          <table:table-cell table:style-name="ce23" table:formula="of:=[.AF18]" office:value-type="float" office:value="0.5">
            <text:p>0.5</text:p>
          </table:table-cell>
          <table:table-cell table:number-columns-repeated="2"/>
          <table:table-cell table:style-name="ce12" table:formula="of:=IF([.F18]&lt;5; 3; IF([.F18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table:style-name="Header"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983"/>
        </table:table-row>
        <table:table-row table:style-name="ro2">
          <table:table-cell office:value-type="string">
            <text:p>Quasar Death Las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/>
          <table:table-cell office:value-type="string">
            <text:p>Remove a God from play. Immediately gain Favor equal to its Favor</text:p>
          </table:table-cell>
          <table:table-cell table:style-name="ce12" office:value-type="float" office:value="9">
            <text:p>9</text:p>
          </table:table-cell>
          <table:table-cell table:number-columns-repeated="2" table:style-name="ce12"/>
          <table:table-cell table:style-name="ce12" table:formula="of:=CEILING([.F19]/2;1)" office:value-type="float" office:value="5">
            <text:p>5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 table:formula="of:=[.I95]" office:value-type="float" office:value="12.375">
            <text:p>12.4</text:p>
          </table:table-cell>
          <table:table-cell table:style-name="ce17" table:formula="of:=IF([.W19]&gt;0;[.AO$7]*[.W19];0)+IF([.W19]&gt;0;[.AO$19];1)*IF([.R19]&gt;0;[.R19];1)*IF([.AB19]=1;[.AB19]*[.AO$26];1)*(IF([.Z19]&gt;0;[.AO$22];1)*([.J19]*[.AO$7]+[.K19]*[.AO$8]+[.L19]*[.AO$9]+[.N19]*[.AO$10]+[.O19]*[.AO$12]+[.P19]*[.AO$13]+[.S19]*[.AO$15]+[.T19]*[.AO$16]+[.U19]*[.AO$17]+[.V19]*[.AO$18]+[.X19]*[.AO$20])+[.Q19]*[.AO$14]+[.Y19]*[.AO$21]+[.AD19]*[.AO$27])" office:value-type="float" office:value="12.375">
            <text:p>12.4</text:p>
          </table:table-cell>
          <table:table-cell table:style-name="ce20" table:formula="of:=[.AE19]+[.I19]-IF([.W19]&gt;0;0;[.F19]+[.G19])" office:value-type="float" office:value="8.375">
            <text:p>8.4</text:p>
          </table:table-cell>
          <table:table-cell table:style-name="ce23" table:formula="of:=[.AF19]" office:value-type="float" office:value="8.375">
            <text:p>8.4</text:p>
          </table:table-cell>
          <table:table-cell table:number-columns-repeated="2"/>
          <table:table-cell table:style-name="ce12" table:formula="of:=IF([.F19]&lt;5; 3; IF([.F19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table:style-name="Header" office:value-type="string">
            <text:p>Upgrade Probability</text:p>
          </table:table-cell>
          <table:table-cell office:value-type="float" office:value="0.5">
            <text:p>0.5</text:p>
          </table:table-cell>
          <table:table-cell office:value-type="string">
            <text:p>basically a debuff since you won't always be able to upgrade the card before its first play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merindian Total</text:p>
          </table:table-cell>
          <table:table-cell table:style-name="ce7" table:number-columns-repeated="4"/>
          <table:table-cell table:number-columns-repeated="4" table:style-name="ce13"/>
          <table:table-cell table:style-name="ce13" table:formula="of:=SUM([.J8:.J19])" office:value-type="float" office:value="5">
            <text:p>5</text:p>
          </table:table-cell>
          <table:table-cell table:style-name="ce13" table:formula="of:=SUM([.K8:.K19])" office:value-type="float" office:value="1">
            <text:p>1</text:p>
          </table:table-cell>
          <table:table-cell table:style-name="ce13" table:formula="of:=SUM([.L8:.L19])" office:value-type="float" office:value="11">
            <text:p>11</text:p>
          </table:table-cell>
          <table:table-cell table:style-name="ce13"/>
          <table:table-cell table:style-name="ce13" table:formula="of:=SUM([.N8:.N19])" office:value-type="float" office:value="1">
            <text:p>1</text:p>
          </table:table-cell>
          <table:table-cell table:style-name="ce13" table:formula="of:=SUM([.O8:.O19])" office:value-type="float" office:value="0">
            <text:p>0</text:p>
          </table:table-cell>
          <table:table-cell table:style-name="ce13" table:formula="of:=SUM([.P8:.P19])" office:value-type="float" office:value="0">
            <text:p>0</text:p>
          </table:table-cell>
          <table:table-cell table:style-name="ce13" table:formula="of:=SUM([.Q8:.Q19])" office:value-type="float" office:value="2">
            <text:p>2</text:p>
          </table:table-cell>
          <table:table-cell table:style-name="ce13" table:formula="of:=SUM([.R8:.R19])" office:value-type="float" office:value="3">
            <text:p>3</text:p>
          </table:table-cell>
          <table:table-cell table:style-name="ce13" table:formula="of:=SUM([.S8:.S19])" office:value-type="float" office:value="0">
            <text:p>0</text:p>
          </table:table-cell>
          <table:table-cell table:style-name="ce13" table:formula="of:=SUM([.T8:.T19])" office:value-type="float" office:value="0">
            <text:p>0</text:p>
          </table:table-cell>
          <table:table-cell table:style-name="ce13" table:formula="of:=SUM([.U8:.U19])" office:value-type="float" office:value="1">
            <text:p>1</text:p>
          </table:table-cell>
          <table:table-cell table:style-name="ce13" table:formula="of:=SUM([.V8:.V19])" office:value-type="float" office:value="0">
            <text:p>0</text:p>
          </table:table-cell>
          <table:table-cell table:style-name="ce13" table:formula="of:=SUM([.W8:.W19])" office:value-type="float" office:value="1">
            <text:p>1</text:p>
          </table:table-cell>
          <table:table-cell table:style-name="ce13" table:formula="of:=SUM([.X8:.X19])" office:value-type="float" office:value="1">
            <text:p>1</text:p>
          </table:table-cell>
          <table:table-cell table:style-name="ce13" table:formula="of:=SUM([.Y8:.Y19])" office:value-type="float" office:value="0">
            <text:p>0</text:p>
          </table:table-cell>
          <table:table-cell table:style-name="ce13" table:formula="of:=SUM([.Z8:.Z19])" office:value-type="float" office:value="0">
            <text:p>0</text:p>
          </table:table-cell>
          <table:table-cell table:style-name="ce13" table:formula="of:=SUM([.AA8:.AA19])" office:value-type="float" office:value="1">
            <text:p>1</text:p>
          </table:table-cell>
          <table:table-cell table:style-name="ce13" table:formula="of:=SUM([.AB8:.AB19])" office:value-type="float" office:value="1">
            <text:p>1</text:p>
          </table:table-cell>
          <table:table-cell table:style-name="ce13"/>
          <table:table-cell table:style-name="ce18" table:formula="of:=SUM([.AD8:.AD19])" office:value-type="float" office:value="12.375">
            <text:p>12.4</text:p>
          </table:table-cell>
          <table:table-cell table:style-name="ce17" table:formula="of:=IF([.W20]&gt;0;[.AO$7]*[.W20];0)+IF([.W20]&gt;0;[.AO$19];1)*IF([.R20]&gt;0;[.R20];1)*IF([.AB20]=1;[.AB20]*[.AO$26];1)*(IF([.Z20]&gt;0;[.AO$22];1)*([.J20]*[.AO$7]+[.K20]*[.AO$8]+[.L20]*[.AO$9]+[.N20]*[.AO$10]+[.O20]*[.AO$12]+[.P20]*[.AO$13]+[.S20]*[.AO$15]+[.T20]*[.AO$16]+[.U20]*[.AO$17]+[.V20]*[.AO$18]+[.X20]*[.AO$20])+[.Q20]*[.AO$14]+[.Y20]*[.AO$21]+[.AD20]*[.AO$27])" office:value-type="float" office:value="14.305">
            <text:p>14.3</text:p>
          </table:table-cell>
          <table:table-cell table:style-name="ce20" table:formula="of:=[.AE20]+[.I20]-IF([.W20]&gt;0;0;[.F20]+[.G20])" office:value-type="float" office:value="14.305">
            <text:p>14.3</text:p>
          </table:table-cell>
          <table:table-cell table:style-name="ce23" table:formula="of:=[.AF20]" office:value-type="float" office:value="14.305">
            <text:p>14.3</text:p>
          </table:table-cell>
          <table:table-cell table:number-columns-repeated="2"/>
          <table:table-cell table:style-name="ce13" table:formula="of:=SUM([.AJ8:.AJ19])" office:value-type="float" office:value="22">
            <text:p>22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Header"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983"/>
        </table:table-row>
        <table:table-row-group>
          <table:table-row table:style-name="ro2">
            <table:table-cell office:value-type="string">
              <text:p>Sparky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table:style-name="ce11" office:value-type="string">
              <text:p>Draw 1</text:p>
            </table:table-cell>
            <table:table-cell table:style-name="ce12" office:value-type="float" office:value="1">
              <text:p>1</text:p>
            </table:table-cell>
            <table:table-cell table:number-columns-repeated="2" table:style-name="ce12"/>
            <table:table-cell table:style-name="ce12" table:formula="of:=CEILING([.F21]/2;1)" office:value-type="float" office:value="1">
              <text:p>1</text:p>
            </table:table-cell>
            <table:table-cell table:number-columns-repeated="3" table:style-name="ce12"/>
            <table:table-cell table:style-name="ce12"/>
            <table:table-cell table:number-columns-repeated="7" table:style-name="ce12"/>
            <table:table-cell table:style-name="ce12" office:value-type="float" office:value="1">
              <text:p>1</text:p>
            </table:table-cell>
            <table:table-cell table:number-columns-repeated="5" table:style-name="ce12"/>
            <table:table-cell table:style-name="ce12"/>
            <table:table-cell table:style-name="ce12"/>
            <table:table-cell table:style-name="ce12"/>
            <table:table-cell table:style-name="ce17"/>
            <table:table-cell table:style-name="ce17" table:formula="of:=IF([.W21]&gt;0;[.AO$7]*[.W21];0)+IF([.W21]&gt;0;[.AO$19];1)*IF([.R21]&gt;0;[.R21];1)*IF([.AB21]=1;[.AB21]*[.AO$26];1)*(IF([.Z21]&gt;0;[.AO$22];1)*([.J21]*[.AO$7]+[.K21]*[.AO$8]+[.L21]*[.AO$9]+[.N21]*[.AO$10]+[.O21]*[.AO$12]+[.P21]*[.AO$13]+[.S21]*[.AO$15]+[.T21]*[.AO$16]+[.U21]*[.AO$17]+[.V21]*[.AO$18]+[.X21]*[.AO$20])+[.Q21]*[.AO$14]+[.Y21]*[.AO$21]+[.AD21]*[.AO$27])" office:value-type="float" office:value="0.8">
              <text:p>0.8</text:p>
            </table:table-cell>
            <table:table-cell table:style-name="ce20" table:formula="of:=[.AE21]+[.I21]-IF([.W21]&gt;0;0;[.F21]+[.G21])" office:value-type="float" office:value="0.8">
              <text:p>0.8</text:p>
            </table:table-cell>
            <table:table-cell table:style-name="ce23" table:formula="of:=[.AF21]+[.AF22]" office:value-type="float" office:value="0.88">
              <text:p>0.9</text:p>
            </table:table-cell>
            <table:table-cell table:number-columns-repeated="2"/>
            <table:table-cell table:style-name="ce26" table:formula="of:=IF([.F21]&lt;5; 3; IF([.F21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20">
              <text:p>20</text:p>
            </table:table-cell>
            <table:table-cell table:style-name="Header" office:value-type="string">
              <text:p>Empower?</text:p>
            </table:table-cell>
            <table:table-cell table:formula="of:=[.AO16]-0.25" office:value-type="float" office:value="0.9">
              <text:p>0.9</text:p>
            </table:table-cell>
            <table:table-cell table:number-columns-repeated="983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2"/>
            <table:table-cell table:style-name="ce12"/>
            <table:table-cell table:number-columns-repeated="7" table:style-name="ce12"/>
            <table:table-cell table:number-columns-repeated="2" table:style-name="ce12" office:value-type="float" office:value="1">
              <text:p>1</text:p>
            </table:table-cell>
            <table:table-cell table:number-columns-repeated="4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7"/>
            <table:table-cell table:style-name="ce17" table:formula="of:=IF([.W22]&gt;0;[.AO$7]*[.W22];0)+IF([.W22]&gt;0;[.AO$19];1)*IF([.R22]&gt;0;[.R22];1)*IF([.AB22]=1;[.AB22]*[.AO$26];1)*(IF([.Z22]&gt;0;[.AO$22];1)*([.J22]*[.AO$7]+[.K22]*[.AO$8]+[.L22]*[.AO$9]+[.N22]*[.AO$10]+[.O22]*[.AO$12]+[.P22]*[.AO$13]+[.S22]*[.AO$15]+[.T22]*[.AO$16]+[.U22]*[.AO$17]+[.V22]*[.AO$18]+[.X22]*[.AO$20])+[.Q22]*[.AO$14]+[.Y22]*[.AO$21]+[.AD22]*[.AO$27])" office:value-type="float" office:value="0.08">
              <text:p>0.1</text:p>
            </table:table-cell>
            <table:table-cell table:style-name="ce20" table:formula="of:=[.AE22]+[.I22]-IF([.W22]&gt;0;0;[.F22]+[.G22])" office:value-type="float" office:value="0.08">
              <text:p>0.1</text:p>
            </table:table-cell>
            <table:table-cell table:style-name="ce23"/>
            <table:table-cell table:number-columns-repeated="2"/>
            <table:table-cell table:style-name="ce26"/>
            <table:table-cell office:value-type="float" office:value="1">
              <text:p>1</text:p>
            </table:table-cell>
            <table:table-cell/>
            <table:table-cell office:value-type="float" office:value="21">
              <text:p>21</text:p>
            </table:table-cell>
            <table:table-cell table:style-name="Header" office:value-type="string">
              <text:p>X or Y?</text:p>
            </table:table-cell>
            <table:table-cell office:value-type="float" office:value="0.6">
              <text:p>0.6</text:p>
            </table:table-cell>
            <table:table-cell table:number-columns-repeated="983"/>
          </table:table-row>
        </table:table-row-group>
        <table:table-row table:style-name="ro2">
          <table:table-cell office:value-type="string">
            <text:p>Recon Bot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/>
          <table:table-cell office:value-type="string">
            <text:p>Gain 1 Anima and draw a card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2" table:formula="of:=CEILING([.F23]/2;1)" office:value-type="float" office:value="1">
            <text:p>1</text:p>
          </table:table-cell>
          <table:table-cell table:number-columns-repeated="3" table:style-name="ce12"/>
          <table:table-cell table:style-name="ce12"/>
          <table:table-cell table:style-name="ce12" office:value-type="float" office:value="1">
            <text:p>1</text:p>
          </table:table-cell>
          <table:table-cell table:number-columns-repeated="6" table:style-name="ce12"/>
          <table:table-cell table:style-name="ce12" office:value-type="float" office:value="1">
            <text:p>1</text:p>
          </table:table-cell>
          <table:table-cell table:number-columns-repeated="5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23]&gt;0;[.AO$7]*[.W23];0)+IF([.W23]&gt;0;[.AO$19];1)*IF([.R23]&gt;0;[.R23];1)*IF([.AB23]=1;[.AB23]*[.AO$26];1)*(IF([.Z23]&gt;0;[.AO$22];1)*([.J23]*[.AO$7]+[.K23]*[.AO$8]+[.L23]*[.AO$9]+[.N23]*[.AO$10]+[.O23]*[.AO$12]+[.P23]*[.AO$13]+[.S23]*[.AO$15]+[.T23]*[.AO$16]+[.U23]*[.AO$17]+[.V23]*[.AO$18]+[.X23]*[.AO$20])+[.Q23]*[.AO$14]+[.Y23]*[.AO$21]+[.AD23]*[.AO$27])" office:value-type="float" office:value="1.8">
            <text:p>1.8</text:p>
          </table:table-cell>
          <table:table-cell table:style-name="ce20" table:formula="of:=[.AE23]+[.I23]-IF([.W23]&gt;0;0;[.F23]+[.G23])" office:value-type="float" office:value="0.8">
            <text:p>0.8</text:p>
          </table:table-cell>
          <table:table-cell table:style-name="ce23" table:formula="of:=[.AF23]" office:value-type="float" office:value="0.8">
            <text:p>0.8</text:p>
          </table:table-cell>
          <table:table-cell table:number-columns-repeated="2"/>
          <table:table-cell table:style-name="ce26" table:formula="of:=IF([.F23]&lt;5; 3; IF([.F23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 table:style-name="Header" office:value-type="string">
            <text:p>Trash?</text:p>
          </table:table-cell>
          <table:table-cell office:value-type="float" office:value="0.33">
            <text:p>0.33</text:p>
          </table:table-cell>
          <table:table-cell table:number-columns-repeated="983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SU</text:p>
          </table:table-cell>
          <table:table-cell office:value-type="string">
            <text:p>Ability</text:p>
          </table:table-cell>
          <table:table-cell/>
          <table:table-cell office:value-type="string">
            <text:p>Gain 1 Anima</text:p>
          </table:table-cell>
          <table:table-cell table:style-name="ce12" table:number-columns-repeated="2"/>
          <table:table-cell table:style-name="ce12"/>
          <table:table-cell table:style-name="ce12"/>
          <table:table-cell table:number-columns-repeated="3" table:style-name="ce12"/>
          <table:table-cell table:style-name="ce12"/>
          <table:table-cell table:style-name="ce12" office:value-type="float" office:value="1">
            <text:p>1</text:p>
          </table:table-cell>
          <table:table-cell table:number-columns-repeated="12"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7"/>
          <table:table-cell table:style-name="ce17" table:formula="of:=IF([.W24]&gt;0;[.AO$7]*[.W24];0)+IF([.W24]&gt;0;[.AO$19];1)*IF([.R24]&gt;0;[.R24];1)*IF([.AB24]=1;[.AB24]*[.AO$26];1)*(IF([.Z24]&gt;0;[.AO$22];1)*([.J24]*[.AO$7]+[.K24]*[.AO$8]+[.L24]*[.AO$9]+[.N24]*[.AO$10]+[.O24]*[.AO$12]+[.P24]*[.AO$13]+[.S24]*[.AO$15]+[.T24]*[.AO$16]+[.U24]*[.AO$17]+[.V24]*[.AO$18]+[.X24]*[.AO$20])+[.Q24]*[.AO$14]+[.Y24]*[.AO$21]+[.AD24]*[.AO$27])" office:value-type="float" office:value="0.4">
            <text:p>0.4</text:p>
          </table:table-cell>
          <table:table-cell table:style-name="ce20"/>
          <table:table-cell table:style-name="ce23"/>
          <table:table-cell table:number-columns-repeated="2"/>
          <table:table-cell table:style-name="ce26"/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table:style-name="Header" office:value-type="string">
            <text:p>Fortification?</text:p>
          </table:table-cell>
          <table:table-cell office:value-type="float" office:value="2">
            <text:p>2</text:p>
          </table:table-cell>
          <table:table-cell table:number-columns-repeated="983"/>
        </table:table-row>
        <table:table-row table:style-name="ro2">
          <table:table-cell office:value-type="string">
            <text:p>343<text:span text:style-name="T1">rd</text:span> Battalion</text:p>
          </table:table-cell>
          <table:table-cell office:value-type="string">
            <text:p>SU</text:p>
          </table:table-cell>
          <table:table-cell office:value-type="string">
            <text:p>Building</text:p>
          </table:table-cell>
          <table:table-cell table:number-columns-repeated="2"/>
          <table:table-cell table:style-name="ce12" office:value-type="float" office:value="3">
            <text:p>3</text:p>
          </table:table-cell>
          <table:table-cell table:number-columns-repeated="2" table:style-name="ce12"/>
          <table:table-cell table:style-name="ce12" table:formula="of:=CEILING([.F25]/2;1)" office:value-type="float" office:value="2">
            <text:p>2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25]&gt;0;[.AO$7]*[.W25];0)+IF([.W25]&gt;0;[.AO$19];1)*IF([.R25]&gt;0;[.R25];1)*IF([.AB25]=1;[.AB25]*[.AO$26];1)*(IF([.Z25]&gt;0;[.AO$22];1)*([.J25]*[.AO$7]+[.K25]*[.AO$8]+[.L25]*[.AO$9]+[.N25]*[.AO$10]+[.O25]*[.AO$12]+[.P25]*[.AO$13]+[.S25]*[.AO$15]+[.T25]*[.AO$16]+[.U25]*[.AO$17]+[.V25]*[.AO$18]+[.X25]*[.AO$20])+[.Q25]*[.AO$14]+[.Y25]*[.AO$21]+[.AD25]*[.AO$27])" office:value-type="float" office:value="1">
            <text:p>1.0</text:p>
          </table:table-cell>
          <table:table-cell table:style-name="ce20" table:formula="of:=[.AE25]+[.I25]-IF([.W25]&gt;0;0;[.F25]+[.G25])" office:value-type="float" office:value="0">
            <text:p>0.0</text:p>
          </table:table-cell>
          <table:table-cell table:style-name="ce23" table:formula="of:=[.AF25]" office:value-type="float" office:value="0">
            <text:p>0.0</text:p>
          </table:table-cell>
          <table:table-cell table:number-columns-repeated="2"/>
          <table:table-cell table:style-name="ce26" table:formula="of:=IF([.F25]&lt;5; 3; IF([.F25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table:style-name="Header" office:value-type="string">
            <text:p>Building?</text:p>
          </table:table-cell>
          <table:table-cell office:value-type="float" office:value="3">
            <text:p>3</text:p>
          </table:table-cell>
          <table:table-cell table:number-columns-repeated="983"/>
        </table:table-row>
        <table:table-row table:style-name="ro2">
          <table:table-cell office:value-type="string">
            <text:p>Sol Cruis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table:number-columns-repeated="2"/>
          <table:table-cell table:style-name="ce12" office:value-type="float" office:value="4">
            <text:p>4</text:p>
          </table:table-cell>
          <table:table-cell table:number-columns-repeated="2" table:style-name="ce12"/>
          <table:table-cell table:style-name="ce12" table:formula="of:=CEILING([.F26]/2;1)" office:value-type="float" office:value="2">
            <text:p>2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26]&gt;0;[.AO$7]*[.W26];0)+IF([.W26]&gt;0;[.AO$19];1)*IF([.R26]&gt;0;[.R26];1)*IF([.AB26]=1;[.AB26]*[.AO$26];1)*(IF([.Z26]&gt;0;[.AO$22];1)*([.J26]*[.AO$7]+[.K26]*[.AO$8]+[.L26]*[.AO$9]+[.N26]*[.AO$10]+[.O26]*[.AO$12]+[.P26]*[.AO$13]+[.S26]*[.AO$15]+[.T26]*[.AO$16]+[.U26]*[.AO$17]+[.V26]*[.AO$18]+[.X26]*[.AO$20])+[.Q26]*[.AO$14]+[.Y26]*[.AO$21]+[.AD26]*[.AO$27])" office:value-type="float" office:value="0">
            <text:p>0.0</text:p>
          </table:table-cell>
          <table:table-cell table:style-name="ce20" table:formula="of:=[.AE26]+[.I26]-IF([.W26]&gt;0;0;[.F26]+[.G26])" office:value-type="float" office:value="-2">
            <text:p>-2.0</text:p>
          </table:table-cell>
          <table:table-cell table:style-name="ce23" table:formula="of:=[.AF26]" office:value-type="float" office:value="-2">
            <text:p>-2.0</text:p>
          </table:table-cell>
          <table:table-cell table:number-columns-repeated="2"/>
          <table:table-cell table:style-name="ce26" table:formula="of:=IF([.F26]&lt;5; 3; IF([.F26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table:style-name="Header" office:value-type="string">
            <text:p>Ally?</text:p>
          </table:table-cell>
          <table:table-cell office:value-type="float" office:value="0.4">
            <text:p>0.4</text:p>
          </table:table-cell>
          <table:table-cell table:number-columns-repeated="983"/>
        </table:table-row>
        <table:table-row table:style-name="ro2">
          <table:table-cell/>
          <table:table-cell office:value-type="string">
            <text:p>SU</text:p>
          </table:table-cell>
          <table:table-cell table:number-columns-repeated="3"/>
          <table:table-cell table:number-columns-repeated="7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27]&gt;0;[.AO$7]*[.W27];0)+IF([.W27]&gt;0;[.AO$19];1)*IF([.R27]&gt;0;[.R27];1)*IF([.AB27]=1;[.AB27]*[.AO$26];1)*(IF([.Z27]&gt;0;[.AO$22];1)*([.J27]*[.AO$7]+[.K27]*[.AO$8]+[.L27]*[.AO$9]+[.N27]*[.AO$10]+[.O27]*[.AO$12]+[.P27]*[.AO$13]+[.S27]*[.AO$15]+[.T27]*[.AO$16]+[.U27]*[.AO$17]+[.V27]*[.AO$18]+[.X27]*[.AO$20])+[.Q27]*[.AO$14]+[.Y27]*[.AO$21]+[.AD27]*[.AO$27])" office:value-type="float" office:value="0">
            <text:p>0.0</text:p>
          </table:table-cell>
          <table:table-cell table:style-name="ce20" table:formula="of:=[.AE27]+[.I27]-IF([.W27]&gt;0;0;[.F27]+[.G27])" office:value-type="float" office:value="0">
            <text:p>0.0</text:p>
          </table:table-cell>
          <table:table-cell table:style-name="ce23"/>
          <table:table-cell table:number-columns-repeated="2"/>
          <table:table-cell table:style-name="ce26"/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style-name="Header"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983"/>
        </table:table-row>
        <table:table-row-group>
          <table:table-row table:style-name="ro2">
            <table:table-cell table:style-name="ce3" office:value-type="string">
              <text:p>Hades Battlebot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2 Anima to gain 4 Strength</text:p>
            </table:table-cell>
            <table:table-cell table:style-name="ce12" office:value-type="float" office:value="5">
              <text:p>5</text:p>
            </table:table-cell>
            <table:table-cell table:number-columns-repeated="2" table:style-name="ce12"/>
            <table:table-cell table:style-name="ce12" table:formula="of:=CEILING([.F28]/2;1)" office:value-type="float" office:value="3">
              <text:p>3</text:p>
            </table:table-cell>
            <table:table-cell table:style-name="ce12" office:value-type="float" office:value="2">
              <text:p>2</text:p>
            </table:table-cell>
            <table:table-cell table:style-name="ce12"/>
            <table:table-cell table:style-name="ce12" office:value-type="float" office:value="4">
              <text:p>4</text:p>
            </table:table-cell>
            <table:table-cell table:style-name="ce12"/>
            <table:table-cell table:number-columns-repeated="13" table:style-name="ce12"/>
            <table:table-cell table:style-name="ce12"/>
            <table:table-cell table:style-name="ce12"/>
            <table:table-cell table:style-name="ce12"/>
            <table:table-cell table:style-name="ce17"/>
            <table:table-cell table:style-name="ce17" table:formula="of:=IF([.W28]&gt;0;[.AO$7]*[.W28];0)+IF([.W28]&gt;0;[.AO$19];1)*IF([.R28]&gt;0;[.R28];1)*IF([.AB28]=1;[.AB28]*[.AO$26];1)*(IF([.Z28]&gt;0;[.AO$22];1)*([.J28]*[.AO$7]+[.K28]*[.AO$8]+[.L28]*[.AO$9]+[.N28]*[.AO$10]+[.O28]*[.AO$12]+[.P28]*[.AO$13]+[.S28]*[.AO$15]+[.T28]*[.AO$16]+[.U28]*[.AO$17]+[.V28]*[.AO$18]+[.X28]*[.AO$20])+[.Q28]*[.AO$14]+[.Y28]*[.AO$21]+[.AD28]*[.AO$27])" office:value-type="float" office:value="3">
              <text:p>3.0</text:p>
            </table:table-cell>
            <table:table-cell table:style-name="ce20" table:formula="of:=[.AE28]+[.I28]-IF([.W28]&gt;0;0;[.F28]+[.G28])" office:value-type="float" office:value="1">
              <text:p>1.0</text:p>
            </table:table-cell>
            <table:table-cell table:style-name="ce23" table:formula="of:=[.AF28]+[.AF29]" office:value-type="float" office:value="1.64">
              <text:p>1.6</text:p>
            </table:table-cell>
            <table:table-cell table:number-columns-repeated="2"/>
            <table:table-cell table:style-name="ce26" table:formula="of:=IF([.F28]&lt;5; 3; IF([.F28]&lt;7; 2; 1))" office:value-type="float" office:value="2">
              <text:p>2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27">
              <text:p>27</text:p>
            </table:table-cell>
            <table:table-cell table:number-columns-repeated="985"/>
          </table:table-row>
          <table:table-row table:style-name="ro2">
            <table:table-cell table:style-name="ce4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lly</text:p>
            </table:table-cell>
            <table:table-cell/>
            <table:table-cell office:value-type="string">
              <text:p>Draw 2 Cards</text:p>
            </table:table-cell>
            <table:table-cell table:number-columns-repeated="7" table:style-name="ce12"/>
            <table:table-cell table:style-name="ce12"/>
            <table:table-cell table:number-columns-repeated="7" table:style-name="ce12"/>
            <table:table-cell table:style-name="ce12" office:value-type="float" office:value="2">
              <text:p>2</text:p>
            </table:table-cell>
            <table:table-cell table:number-columns-repeated="5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7"/>
            <table:table-cell table:style-name="ce17" table:formula="of:=IF([.W29]&gt;0;[.AO$7]*[.W29];0)+IF([.W29]&gt;0;[.AO$19];1)*IF([.R29]&gt;0;[.R29];1)*IF([.AB29]=1;[.AB29]*[.AO$26];1)*(IF([.Z29]&gt;0;[.AO$22];1)*([.J29]*[.AO$7]+[.K29]*[.AO$8]+[.L29]*[.AO$9]+[.N29]*[.AO$10]+[.O29]*[.AO$12]+[.P29]*[.AO$13]+[.S29]*[.AO$15]+[.T29]*[.AO$16]+[.U29]*[.AO$17]+[.V29]*[.AO$18]+[.X29]*[.AO$20])+[.Q29]*[.AO$14]+[.Y29]*[.AO$21]+[.AD29]*[.AO$27])" office:value-type="float" office:value="0.64">
              <text:p>0.6</text:p>
            </table:table-cell>
            <table:table-cell table:style-name="ce20" table:formula="of:=[.AE29]+[.I29]-IF([.W29]&gt;0;0;[.F29]+[.G29])" office:value-type="float" office:value="0.64">
              <text:p>0.6</text:p>
            </table:table-cell>
            <table:table-cell table:style-name="ce23"/>
            <table:table-cell table:number-columns-repeated="2"/>
            <table:table-cell table:style-name="ce26"/>
            <table:table-cell office:value-type="float" office:value="1">
              <text:p>1</text:p>
            </table:table-cell>
            <table:table-cell/>
            <table:table-cell office:value-type="float" office:value="28">
              <text:p>28</text:p>
            </table:table-cell>
            <table:table-cell table:number-columns-repeated="985"/>
          </table:table-row>
        </table:table-row-group>
        <table:table-row-group>
          <table:table-row table:style-name="ro2">
            <table:table-cell office:value-type="string">
              <text:p>Titanic Mega-Crus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3 Anima to gain 5 Strength. Upgrade: You may pay 3 Anima to upgrade this into Olympic Crusher</text:p>
            </table:table-cell>
            <table:table-cell table:style-name="ce12" office:value-type="float" office:value="6">
              <text:p>6</text:p>
            </table:table-cell>
            <table:table-cell table:number-columns-repeated="2" table:style-name="ce12"/>
            <table:table-cell table:style-name="ce12" table:formula="of:=CEILING([.F30]/2;1)" office:value-type="float" office:value="3">
              <text:p>3</text:p>
            </table:table-cell>
            <table:table-cell table:style-name="ce12" office:value-type="float" office:value="3">
              <text:p>3</text:p>
            </table:table-cell>
            <table:table-cell table:style-name="ce12"/>
            <table:table-cell table:style-name="ce12" office:value-type="float" office:value="5">
              <text:p>5</text:p>
            </table:table-cell>
            <table:table-cell table:style-name="ce12"/>
            <table:table-cell table:number-columns-repeated="13" table:style-name="ce12"/>
            <table:table-cell table:style-name="ce12"/>
            <table:table-cell table:style-name="ce12"/>
            <table:table-cell table:style-name="ce12"/>
            <table:table-cell table:style-name="ce17"/>
            <table:table-cell table:style-name="ce17" table:formula="of:=IF([.W30]&gt;0;[.AO$7]*[.W30];0)+IF([.W30]&gt;0;[.AO$19];1)*IF([.R30]&gt;0;[.R30];1)*IF([.AB30]=1;[.AB30]*[.AO$26];1)*(IF([.Z30]&gt;0;[.AO$22];1)*([.J30]*[.AO$7]+[.K30]*[.AO$8]+[.L30]*[.AO$9]+[.N30]*[.AO$10]+[.O30]*[.AO$12]+[.P30]*[.AO$13]+[.S30]*[.AO$15]+[.T30]*[.AO$16]+[.U30]*[.AO$17]+[.V30]*[.AO$18]+[.X30]*[.AO$20])+[.Q30]*[.AO$14]+[.Y30]*[.AO$21]+[.AD30]*[.AO$27])" office:value-type="float" office:value="3.5">
              <text:p>3.5</text:p>
            </table:table-cell>
            <table:table-cell table:style-name="ce20" table:formula="of:=[.AE30]+[.I30]-IF([.W30]&gt;0;0;[.F30]+[.G30])" office:value-type="float" office:value="0.5">
              <text:p>0.5</text:p>
            </table:table-cell>
            <table:table-cell table:style-name="ce23" table:formula="of:=[.AF30]+[.AF31]+[.AF32]+[.AF33]" office:value-type="float" office:value="2.64">
              <text:p>2.6</text:p>
            </table:table-cell>
            <table:table-cell table:number-columns-repeated="2"/>
            <table:table-cell table:style-name="ce26" table:formula="of:=IF([.F30]&lt;5; 3; IF([.F30]&lt;7; 2; 1))" office:value-type="float" office:value="2">
              <text:p>2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29">
              <text:p>29</text:p>
            </table:table-cell>
            <table:table-cell table:number-columns-repeated="985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2"/>
            <table:table-cell table:style-name="ce12"/>
            <table:table-cell table:number-columns-repeated="7" table:style-name="ce12"/>
            <table:table-cell table:style-name="ce12" office:value-type="float" office:value="1">
              <text:p>1</text:p>
            </table:table-cell>
            <table:table-cell table:number-columns-repeated="5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7"/>
            <table:table-cell table:style-name="ce17" table:formula="of:=IF([.W31]&gt;0;[.AO$7]*[.W31];0)+IF([.W31]&gt;0;[.AO$19];1)*IF([.R31]&gt;0;[.R31];1)*IF([.AB31]=1;[.AB31]*[.AO$26];1)*(IF([.Z31]&gt;0;[.AO$22];1)*([.J31]*[.AO$7]+[.K31]*[.AO$8]+[.L31]*[.AO$9]+[.N31]*[.AO$10]+[.O31]*[.AO$12]+[.P31]*[.AO$13]+[.S31]*[.AO$15]+[.T31]*[.AO$16]+[.U31]*[.AO$17]+[.V31]*[.AO$18]+[.X31]*[.AO$20])+[.Q31]*[.AO$14]+[.Y31]*[.AO$21]+[.AD31]*[.AO$27])" office:value-type="float" office:value="0.32">
              <text:p>0.3</text:p>
            </table:table-cell>
            <table:table-cell table:style-name="ce20" table:formula="of:=[.AE31]+[.I31]-IF([.W31]&gt;0;0;[.F31]+[.G31])" office:value-type="float" office:value="0.32">
              <text:p>0.3</text:p>
            </table:table-cell>
            <table:table-cell table:style-name="ce23"/>
            <table:table-cell table:number-columns-repeated="2"/>
            <table:table-cell table:style-name="ce26"/>
            <table:table-cell office:value-type="float" office:value="1">
              <text:p>1</text:p>
            </table:table-cell>
            <table:table-cell/>
            <table:table-cell office:value-type="float" office:value="30">
              <text:p>30</text:p>
            </table:table-cell>
            <table:table-cell table:number-columns-repeated="985"/>
          </table:table-row>
          <table:table-row table:style-name="ro2">
            <table:table-cell table:style-name="ce1" office:value-type="string">
              <text:p>Upgrade: Olympic Giga-Crus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2 Anima to gain 5 Strength</text:p>
            </table:table-cell>
            <table:table-cell table:number-columns-repeated="3" table:style-name="ce12"/>
            <table:table-cell table:style-name="ce12" office:value-type="float" office:value="1">
              <text:p>1</text:p>
            </table:table-cell>
            <table:table-cell table:style-name="ce12" office:value-type="float" office:value="2">
              <text:p>2</text:p>
            </table:table-cell>
            <table:table-cell table:style-name="ce12"/>
            <table:table-cell table:style-name="ce12" office:value-type="float" office:value="5">
              <text:p>5</text:p>
            </table:table-cell>
            <table:table-cell table:style-name="ce12"/>
            <table:table-cell table:number-columns-repeated="9" table:style-name="ce12"/>
            <table:table-cell table:style-name="ce12" office:value-type="float" office:value="3">
              <text:p>3</text:p>
            </table:table-cell>
            <table:table-cell table:number-columns-repeated="3" table:style-name="ce12"/>
            <table:table-cell table:style-name="ce12"/>
            <table:table-cell table:style-name="ce12"/>
            <table:table-cell table:style-name="ce12"/>
            <table:table-cell table:style-name="ce17"/>
            <table:table-cell table:style-name="ce17" table:formula="of:=IF([.W32]&gt;0;[.AO$7]*[.W32];0)+IF([.W32]&gt;0;[.AO$19];1)*IF([.R32]&gt;0;[.R32];1)*IF([.AB32]=1;[.AB32]*[.AO$26];1)*(IF([.Z32]&gt;0;[.AO$22];1)*([.J32]*[.AO$7]+[.K32]*[.AO$8]+[.L32]*[.AO$9]+[.N32]*[.AO$10]+[.O32]*[.AO$12]+[.P32]*[.AO$13]+[.S32]*[.AO$15]+[.T32]*[.AO$16]+[.U32]*[.AO$17]+[.V32]*[.AO$18]+[.X32]*[.AO$20])+[.Q32]*[.AO$14]+[.Y32]*[.AO$21]+[.AD32]*[.AO$27])" office:value-type="float" office:value="0.5">
              <text:p>0.5</text:p>
            </table:table-cell>
            <table:table-cell table:style-name="ce20" table:formula="of:=[.AE32]+[.I32]-IF([.W32]&gt;0;0;[.F32]+[.G32])" office:value-type="float" office:value="1.5">
              <text:p>1.5</text:p>
            </table:table-cell>
            <table:table-cell table:style-name="ce23" table:formula="of:=[.AF32]+[.AF33]" office:value-type="float" office:value="1.82">
              <text:p>1.8</text:p>
            </table:table-cell>
            <table:table-cell table:number-columns-repeated="2"/>
            <table:table-cell table:style-name="ce26" table:formula="of:=IF([.F32]&lt;5; 3; IF([.F32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31">
              <text:p>31</text:p>
            </table:table-cell>
            <table:table-cell table:number-columns-repeated="985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2"/>
            <table:table-cell table:style-name="ce12"/>
            <table:table-cell table:number-columns-repeated="7" table:style-name="ce12"/>
            <table:table-cell table:style-name="ce12" office:value-type="float" office:value="1">
              <text:p>1</text:p>
            </table:table-cell>
            <table:table-cell table:number-columns-repeated="5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7"/>
            <table:table-cell table:style-name="ce17" table:formula="of:=IF([.W33]&gt;0;[.AO$7]*[.W33];0)+IF([.W33]&gt;0;[.AO$19];1)*IF([.R33]&gt;0;[.R33];1)*IF([.AB33]=1;[.AB33]*[.AO$26];1)*(IF([.Z33]&gt;0;[.AO$22];1)*([.J33]*[.AO$7]+[.K33]*[.AO$8]+[.L33]*[.AO$9]+[.N33]*[.AO$10]+[.O33]*[.AO$12]+[.P33]*[.AO$13]+[.S33]*[.AO$15]+[.T33]*[.AO$16]+[.U33]*[.AO$17]+[.V33]*[.AO$18]+[.X33]*[.AO$20])+[.Q33]*[.AO$14]+[.Y33]*[.AO$21]+[.AD33]*[.AO$27])" office:value-type="float" office:value="0.32">
              <text:p>0.3</text:p>
            </table:table-cell>
            <table:table-cell table:style-name="ce20" table:formula="of:=[.AE33]+[.I33]-IF([.W33]&gt;0;0;[.F33]+[.G33])" office:value-type="float" office:value="0.32">
              <text:p>0.3</text:p>
            </table:table-cell>
            <table:table-cell table:style-name="ce23"/>
            <table:table-cell table:number-columns-repeated="2"/>
            <table:table-cell table:style-name="ce26"/>
            <table:table-cell office:value-type="float" office:value="1">
              <text:p>1</text:p>
            </table:table-cell>
            <table:table-cell/>
            <table:table-cell office:value-type="float" office:value="32">
              <text:p>32</text:p>
            </table:table-cell>
            <table:table-cell table:number-columns-repeated="985"/>
          </table:table-row>
        </table:table-row-group>
        <table:table-row table:style-name="ro2">
          <table:table-cell/>
          <table:table-cell office:value-type="string">
            <text:p>SU</text:p>
          </table:table-cell>
          <table:table-cell office:value-type="string">
            <text:p>Human</text:p>
          </table:table-cell>
          <table:table-cell table:number-columns-repeated="2"/>
          <table:table-cell table:style-name="ce12" office:value-type="float" office:value="7">
            <text:p>7</text:p>
          </table:table-cell>
          <table:table-cell table:number-columns-repeated="2" table:style-name="ce12"/>
          <table:table-cell table:style-name="ce12" table:formula="of:=CEILING([.F34]/2;1)" office:value-type="float" office:value="4">
            <text:p>4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34]&gt;0;[.AO$7]*[.W34];0)+IF([.W34]&gt;0;[.AO$19];1)*IF([.R34]&gt;0;[.R34];1)*IF([.AB34]=1;[.AB34]*[.AO$26];1)*(IF([.Z34]&gt;0;[.AO$22];1)*([.J34]*[.AO$7]+[.K34]*[.AO$8]+[.L34]*[.AO$9]+[.N34]*[.AO$10]+[.O34]*[.AO$12]+[.P34]*[.AO$13]+[.S34]*[.AO$15]+[.T34]*[.AO$16]+[.U34]*[.AO$17]+[.V34]*[.AO$18]+[.X34]*[.AO$20])+[.Q34]*[.AO$14]+[.Y34]*[.AO$21]+[.AD34]*[.AO$27])" office:value-type="float" office:value="0">
            <text:p>0.0</text:p>
          </table:table-cell>
          <table:table-cell table:style-name="ce20" table:formula="of:=[.AE34]+[.I34]-IF([.W34]&gt;0;0;[.F34]+[.G34])" office:value-type="float" office:value="-3">
            <text:p>-3.0</text:p>
          </table:table-cell>
          <table:table-cell table:style-name="ce23" table:formula="of:=[.AF34]" office:value-type="float" office:value="-3">
            <text:p>-3.0</text:p>
          </table:table-cell>
          <table:table-cell table:number-columns-repeated="2"/>
          <table:table-cell table:style-name="ce26" table:formula="of:=IF([.F34]&lt;5; 3; IF([.F34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table:number-columns-repeated="985"/>
        </table:table-row>
        <table:table-row-group>
          <table:table-row table:style-name="ro2">
            <table:table-cell office:value-type="string">
              <text:p>Heracles Killbot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Gain 5 Anima</text:p>
            </table:table-cell>
            <table:table-cell table:style-name="ce12" office:value-type="float" office:value="8">
              <text:p>8</text:p>
            </table:table-cell>
            <table:table-cell table:number-columns-repeated="2" table:style-name="ce12"/>
            <table:table-cell table:style-name="ce12" table:formula="of:=CEILING([.F35]/2;1)" office:value-type="float" office:value="4">
              <text:p>4</text:p>
            </table:table-cell>
            <table:table-cell table:number-columns-repeated="3" table:style-name="ce12"/>
            <table:table-cell table:style-name="ce12"/>
            <table:table-cell table:style-name="ce12" office:value-type="float" office:value="5">
              <text:p>5</text:p>
            </table:table-cell>
            <table:table-cell table:number-columns-repeated="12" table:style-name="ce12"/>
            <table:table-cell table:style-name="ce12"/>
            <table:table-cell table:style-name="ce12"/>
            <table:table-cell table:style-name="ce12"/>
            <table:table-cell table:style-name="ce17"/>
            <table:table-cell table:style-name="ce17" table:formula="of:=IF([.W35]&gt;0;[.AO$7]*[.W35];0)+IF([.W35]&gt;0;[.AO$19];1)*IF([.R35]&gt;0;[.R35];1)*IF([.AB35]=1;[.AB35]*[.AO$26];1)*(IF([.Z35]&gt;0;[.AO$22];1)*([.J35]*[.AO$7]+[.K35]*[.AO$8]+[.L35]*[.AO$9]+[.N35]*[.AO$10]+[.O35]*[.AO$12]+[.P35]*[.AO$13]+[.S35]*[.AO$15]+[.T35]*[.AO$16]+[.U35]*[.AO$17]+[.V35]*[.AO$18]+[.X35]*[.AO$20])+[.Q35]*[.AO$14]+[.Y35]*[.AO$21]+[.AD35]*[.AO$27])" office:value-type="float" office:value="5">
              <text:p>5.0</text:p>
            </table:table-cell>
            <table:table-cell table:style-name="ce20" table:formula="of:=[.AE35]+[.I35]-IF([.W35]&gt;0;0;[.F35]+[.G35])" office:value-type="float" office:value="1">
              <text:p>1.0</text:p>
            </table:table-cell>
            <table:table-cell table:style-name="ce23" table:formula="of:=[.AF35]+[.AF36]" office:value-type="float" office:value="1.96">
              <text:p>2.0</text:p>
            </table:table-cell>
            <table:table-cell office:value-type="string">
              <text:p>Enjoys stabbing</text:p>
            </table:table-cell>
            <table:table-cell/>
            <table:table-cell table:style-name="ce26" table:formula="of:=IF([.F35]&lt;5; 3; IF([.F35]&lt;7; 2; 1))" office:value-type="float" office:value="1">
              <text:p>1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34">
              <text:p>34</text:p>
            </table:table-cell>
            <table:table-cell table:number-columns-repeated="985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Pay X Anima. Draw 1 card for each Anima paid</text:p>
            </table:table-cell>
            <table:table-cell table:number-columns-repeated="4" table:style-name="ce12"/>
            <table:table-cell table:style-name="ce12" office:value-type="float" office:value="1">
              <text:p>1</text:p>
            </table:table-cell>
            <table:table-cell table:number-columns-repeated="2" table:style-name="ce12"/>
            <table:table-cell table:style-name="ce12"/>
            <table:table-cell table:number-columns-repeated="4" table:style-name="ce12"/>
            <table:table-cell table:style-name="ce12" office:value-type="float" office:value="8">
              <text:p>8</text:p>
            </table:table-cell>
            <table:table-cell table:number-columns-repeated="2" table:style-name="ce12"/>
            <table:table-cell table:style-name="ce12" office:value-type="float" office:value="1">
              <text:p>1</text:p>
            </table:table-cell>
            <table:table-cell table:number-columns-repeated="5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7"/>
            <table:table-cell table:style-name="ce17" table:formula="of:=IF([.W36]&gt;0;[.AO$7]*[.W36];0)+IF([.W36]&gt;0;[.AO$19];1)*IF([.R36]&gt;0;[.R36];1)*IF([.AB36]=1;[.AB36]*[.AO$26];1)*(IF([.Z36]&gt;0;[.AO$22];1)*([.J36]*[.AO$7]+[.K36]*[.AO$8]+[.L36]*[.AO$9]+[.N36]*[.AO$10]+[.O36]*[.AO$12]+[.P36]*[.AO$13]+[.S36]*[.AO$15]+[.T36]*[.AO$16]+[.U36]*[.AO$17]+[.V36]*[.AO$18]+[.X36]*[.AO$20])+[.Q36]*[.AO$14]+[.Y36]*[.AO$21]+[.AD36]*[.AO$27])" office:value-type="float" office:value="0.96">
              <text:p>1.0</text:p>
            </table:table-cell>
            <table:table-cell table:style-name="ce20" table:formula="of:=[.AE36]+[.I36]-IF([.W36]&gt;0;0;[.F36]+[.G36])" office:value-type="float" office:value="0.96">
              <text:p>1.0</text:p>
            </table:table-cell>
            <table:table-cell table:style-name="ce23"/>
            <table:table-cell table:number-columns-repeated="2"/>
            <table:table-cell table:style-name="ce26"/>
            <table:table-cell office:value-type="float" office:value="1">
              <text:p>1</text:p>
            </table:table-cell>
            <table:table-cell/>
            <table:table-cell office:value-type="float" office:value="35">
              <text:p>35</text:p>
            </table:table-cell>
            <table:table-cell table:number-columns-repeated="985"/>
          </table:table-row>
        </table:table-row-group>
        <table:table-row table:style-name="ro2">
          <table:table-cell office:value-type="string">
            <text:p>Primordia the God-Creato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/>
          <table:table-cell office:value-type="string">
            <text:p>Reveal the top card of the God deck. Assimilate it for free</text:p>
          </table:table-cell>
          <table:table-cell table:style-name="ce12" office:value-type="float" office:value="9">
            <text:p>9</text:p>
          </table:table-cell>
          <table:table-cell table:number-columns-repeated="2" table:style-name="ce12"/>
          <table:table-cell table:style-name="ce12" table:formula="of:=CEILING([.F37]/2;1)" office:value-type="float" office:value="5">
            <text:p>5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 table:formula="of:=[.I95]" office:value-type="float" office:value="12.375">
            <text:p>12.4</text:p>
          </table:table-cell>
          <table:table-cell table:style-name="ce17" table:formula="of:=IF([.W37]&gt;0;[.AO$7]*[.W37];0)+IF([.W37]&gt;0;[.AO$19];1)*IF([.R37]&gt;0;[.R37];1)*IF([.AB37]=1;[.AB37]*[.AO$26];1)*(IF([.Z37]&gt;0;[.AO$22];1)*([.J37]*[.AO$7]+[.K37]*[.AO$8]+[.L37]*[.AO$9]+[.N37]*[.AO$10]+[.O37]*[.AO$12]+[.P37]*[.AO$13]+[.S37]*[.AO$15]+[.T37]*[.AO$16]+[.U37]*[.AO$17]+[.V37]*[.AO$18]+[.X37]*[.AO$20])+[.Q37]*[.AO$14]+[.Y37]*[.AO$21]+[.AD37]*[.AO$27])" office:value-type="float" office:value="12.375">
            <text:p>12.4</text:p>
          </table:table-cell>
          <table:table-cell table:style-name="ce20" table:formula="of:=[.AE37]+[.I37]-IF([.W37]&gt;0;0;[.F37]+[.G37])" office:value-type="float" office:value="8.375">
            <text:p>8.4</text:p>
          </table:table-cell>
          <table:table-cell table:style-name="ce23" table:formula="of:=[.AF37]" office:value-type="float" office:value="8.375">
            <text:p>8.4</text:p>
          </table:table-cell>
          <table:table-cell table:number-columns-repeated="2"/>
          <table:table-cell table:style-name="ce26" table:formula="of:=IF([.F37]&lt;5; 3; IF([.F37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36">
            <text:p>36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Sumerian Total</text:p>
          </table:table-cell>
          <table:table-cell table:style-name="ce7" table:number-columns-repeated="4"/>
          <table:table-cell table:number-columns-repeated="4" table:style-name="ce13"/>
          <table:table-cell table:style-name="ce13" table:formula="of:=SUM([.J21:.J37])" office:value-type="float" office:value="8">
            <text:p>8</text:p>
          </table:table-cell>
          <table:table-cell table:style-name="ce13" table:formula="of:=SUM([.K21:.K37])" office:value-type="float" office:value="0">
            <text:p>0</text:p>
          </table:table-cell>
          <table:table-cell table:style-name="ce13" table:formula="of:=SUM([.L21:.L37])" office:value-type="float" office:value="15">
            <text:p>15</text:p>
          </table:table-cell>
          <table:table-cell table:style-name="ce13"/>
          <table:table-cell table:style-name="ce13" table:formula="of:=SUM([.N21:.N37])" office:value-type="float" office:value="7">
            <text:p>7</text:p>
          </table:table-cell>
          <table:table-cell table:style-name="ce13" table:formula="of:=SUM([.O21:.O37])" office:value-type="float" office:value="0">
            <text:p>0</text:p>
          </table:table-cell>
          <table:table-cell table:style-name="ce13" table:formula="of:=SUM([.P21:.P37])" office:value-type="float" office:value="0">
            <text:p>0</text:p>
          </table:table-cell>
          <table:table-cell table:style-name="ce13" table:formula="of:=SUM([.Q21:.Q37])" office:value-type="float" office:value="0">
            <text:p>0</text:p>
          </table:table-cell>
          <table:table-cell table:style-name="ce13" table:formula="of:=SUM([.R21:.R37])" office:value-type="float" office:value="8">
            <text:p>8</text:p>
          </table:table-cell>
          <table:table-cell table:style-name="ce13" table:formula="of:=SUM([.S21:.S37])" office:value-type="float" office:value="0">
            <text:p>0</text:p>
          </table:table-cell>
          <table:table-cell table:style-name="ce13" table:formula="of:=SUM([.T21:.T37])" office:value-type="float" office:value="0">
            <text:p>0</text:p>
          </table:table-cell>
          <table:table-cell table:style-name="ce13" table:formula="of:=SUM([.U21:.U37])" office:value-type="float" office:value="8">
            <text:p>8</text:p>
          </table:table-cell>
          <table:table-cell table:style-name="ce13" table:formula="of:=SUM([.V21:.V37])" office:value-type="float" office:value="1">
            <text:p>1</text:p>
          </table:table-cell>
          <table:table-cell table:style-name="ce13" table:formula="of:=SUM([.W21:.W37])" office:value-type="float" office:value="3">
            <text:p>3</text:p>
          </table:table-cell>
          <table:table-cell table:style-name="ce13" table:formula="of:=SUM([.X21:.X37])" office:value-type="float" office:value="0">
            <text:p>0</text:p>
          </table:table-cell>
          <table:table-cell table:style-name="ce13" table:formula="of:=SUM([.Y21:.Y37])" office:value-type="float" office:value="0">
            <text:p>0</text:p>
          </table:table-cell>
          <table:table-cell table:style-name="ce13" table:formula="of:=SUM([.Z21:.Z37])" office:value-type="float" office:value="0">
            <text:p>0</text:p>
          </table:table-cell>
          <table:table-cell table:style-name="ce13" table:formula="of:=SUM([.AA21:.AA37])" office:value-type="float" office:value="0">
            <text:p>0</text:p>
          </table:table-cell>
          <table:table-cell table:style-name="ce13" table:formula="of:=SUM([.AB21:.AB37])" office:value-type="float" office:value="6">
            <text:p>6</text:p>
          </table:table-cell>
          <table:table-cell table:style-name="ce13"/>
          <table:table-cell table:style-name="ce18" table:formula="of:=SUM([.AD21:.AD37])" office:value-type="float" office:value="12.375">
            <text:p>12.4</text:p>
          </table:table-cell>
          <table:table-cell table:style-name="ce17" table:formula="of:=IF([.W38]&gt;0;[.AO$7]*[.W38];0)+IF([.W38]&gt;0;[.AO$19];1)*IF([.R38]&gt;0;[.R38];1)*IF([.AB38]=1;[.AB38]*[.AO$26];1)*(IF([.Z38]&gt;0;[.AO$22];1)*([.J38]*[.AO$7]+[.K38]*[.AO$8]+[.L38]*[.AO$9]+[.N38]*[.AO$10]+[.O38]*[.AO$12]+[.P38]*[.AO$13]+[.S38]*[.AO$15]+[.T38]*[.AO$16]+[.U38]*[.AO$17]+[.V38]*[.AO$18]+[.X38]*[.AO$20])+[.Q38]*[.AO$14]+[.Y38]*[.AO$21]+[.AD38]*[.AO$27])" office:value-type="float" office:value="143.2">
            <text:p>143.2</text:p>
          </table:table-cell>
          <table:table-cell table:style-name="ce20" table:formula="of:=[.AE38]+[.I38]-IF([.W38]&gt;0;0;[.F38]+[.G38])" office:value-type="float" office:value="143.2">
            <text:p>143.2</text:p>
          </table:table-cell>
          <table:table-cell table:style-name="ce23"/>
          <table:table-cell table:number-columns-repeated="2"/>
          <table:table-cell table:style-name="ce13" table:formula="of:=SUM([.AJ21:.AJ37])" office:value-type="float" office:value="22">
            <text:p>22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985"/>
        </table:table-row>
        <table:table-row table:style-name="ro4">
          <table:table-cell table:number-columns-repeated="5"/>
          <table:table-cell table:style-name="ce12" table:number-columns-repeated="2"/>
          <table:table-cell table:style-name="ce12"/>
          <table:table-cell table:style-name="ce12"/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39]&gt;0;[.AO$7]*[.W39];0)+IF([.W39]&gt;0;[.AO$19];1)*IF([.R39]&gt;0;[.R39];1)*IF([.AB39]=1;[.AB39]*[.AO$26];1)*(IF([.Z39]&gt;0;[.AO$22];1)*([.J39]*[.AO$7]+[.K39]*[.AO$8]+[.L39]*[.AO$9]+[.N39]*[.AO$10]+[.O39]*[.AO$12]+[.P39]*[.AO$13]+[.S39]*[.AO$15]+[.T39]*[.AO$16]+[.U39]*[.AO$17]+[.V39]*[.AO$18]+[.X39]*[.AO$20])+[.Q39]*[.AO$14]+[.Y39]*[.AO$21]+[.AD39]*[.AO$27])" office:value-type="float" office:value="0">
            <text:p>0.0</text:p>
          </table:table-cell>
          <table:table-cell table:style-name="ce20"/>
          <table:table-cell table:style-name="ce23"/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38">
            <text:p>38</text:p>
          </table:table-cell>
          <table:table-cell table:number-columns-repeated="985"/>
        </table:table-row>
        <table:table-row table:style-name="ro2">
          <table:table-cell office:value-type="string">
            <text:p>Asteroid Miner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/>
          <table:table-cell office:value-type="string">
            <text:p>Pay 1 Anima to gain 2 Trade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/>
          <table:table-cell table:style-name="ce12" table:formula="of:=CEILING([.F40]/2;1)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40]&gt;0;[.AO$7]*[.W40];0)+IF([.W40]&gt;0;[.AO$19];1)*IF([.R40]&gt;0;[.R40];1)*IF([.AB40]=1;[.AB40]*[.AO$26];1)*(IF([.Z40]&gt;0;[.AO$22];1)*([.J40]*[.AO$7]+[.K40]*[.AO$8]+[.L40]*[.AO$9]+[.N40]*[.AO$10]+[.O40]*[.AO$12]+[.P40]*[.AO$13]+[.S40]*[.AO$15]+[.T40]*[.AO$16]+[.U40]*[.AO$17]+[.V40]*[.AO$18]+[.X40]*[.AO$20])+[.Q40]*[.AO$14]+[.Y40]*[.AO$21]+[.AD40]*[.AO$27])" office:value-type="float" office:value="1.5">
            <text:p>1.5</text:p>
          </table:table-cell>
          <table:table-cell table:style-name="ce20" table:formula="of:=[.AE40]+[.I40]-IF([.W40]&gt;0;0;[.F40]+[.G40])" office:value-type="float" office:value="1.5">
            <text:p>1.5</text:p>
          </table:table-cell>
          <table:table-cell table:style-name="ce23" table:formula="of:=[.AF40]" office:value-type="float" office:value="1.5">
            <text:p>1.5</text:p>
          </table:table-cell>
          <table:table-cell table:number-columns-repeated="2"/>
          <table:table-cell table:style-name="ce12" table:formula="of:=IF([.F40]&lt;5; 3; IF([.F40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9">
            <text:p>39</text:p>
          </table:table-cell>
          <table:table-cell table:number-columns-repeated="985"/>
        </table:table-row>
        <table:table-row table:style-name="ro2">
          <table:table-cell office:value-type="string">
            <text:p>Aeraria Fortification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2" table:formula="of:=CEILING([.F41]/2;1)" office:value-type="float" office:value="1">
            <text:p>1</text:p>
          </table:table-cell>
          <table:table-cell table:number-columns-repeated="3" table:style-name="ce12"/>
          <table:table-cell table:style-name="ce12"/>
          <table:table-cell table:number-columns-repeated="3" table:style-name="ce12"/>
          <table:table-cell table:style-name="ce12" office:value-type="float" office:value="2">
            <text:p>2</text:p>
          </table:table-cell>
          <table:table-cell table:number-columns-repeated="3" table:style-name="ce12"/>
          <table:table-cell table:style-name="ce12" office:value-type="float" office:value="1">
            <text:p>1</text:p>
          </table:table-cell>
          <table:table-cell table:number-columns-repeated="5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41]&gt;0;[.AO$7]*[.W41];0)+IF([.W41]&gt;0;[.AO$19];1)*IF([.R41]&gt;0;[.R41];1)*IF([.AB41]=1;[.AB41]*[.AO$26];1)*(IF([.Z41]&gt;0;[.AO$22];1)*([.J41]*[.AO$7]+[.K41]*[.AO$8]+[.L41]*[.AO$9]+[.N41]*[.AO$10]+[.O41]*[.AO$12]+[.P41]*[.AO$13]+[.S41]*[.AO$15]+[.T41]*[.AO$16]+[.U41]*[.AO$17]+[.V41]*[.AO$18]+[.X41]*[.AO$20])+[.Q41]*[.AO$14]+[.Y41]*[.AO$21]+[.AD41]*[.AO$27])" office:value-type="float" office:value="1.6">
            <text:p>1.6</text:p>
          </table:table-cell>
          <table:table-cell table:style-name="ce20" table:formula="of:=[.AE41]+[.I41]-IF([.W41]&gt;0;0;[.F41]+[.G41])" office:value-type="float" office:value="0.6">
            <text:p>0.6</text:p>
          </table:table-cell>
          <table:table-cell table:style-name="ce23" table:formula="of:=[.AF41]" office:value-type="float" office:value="0.6">
            <text:p>0.6</text:p>
          </table:table-cell>
          <table:table-cell table:number-columns-repeated="2"/>
          <table:table-cell table:style-name="ce12" table:formula="of:=IF([.F41]&lt;5; 3; IF([.F41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table:number-columns-repeated="985"/>
        </table:table-row>
        <table:table-row-group>
          <table:table-row table:style-name="ro2">
            <table:table-cell office:value-type="string">
              <text:p>New Horizon</text:p>
            </table:table-cell>
            <table:table-cell office:value-type="string">
              <text:p>EG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Gain 2 Anima</text:p>
            </table:table-cell>
            <table:table-cell table:style-name="ce12" office:value-type="float" office:value="3">
              <text:p>3</text:p>
            </table:table-cell>
            <table:table-cell table:number-columns-repeated="2" table:style-name="ce12"/>
            <table:table-cell table:style-name="ce12" table:formula="of:=CEILING([.F42]/2;1)" office:value-type="float" office:value="2">
              <text:p>2</text:p>
            </table:table-cell>
            <table:table-cell table:number-columns-repeated="3" table:style-name="ce12"/>
            <table:table-cell table:style-name="ce12"/>
            <table:table-cell table:style-name="ce12" office:value-type="float" office:value="2">
              <text:p>2</text:p>
            </table:table-cell>
            <table:table-cell table:number-columns-repeated="12" table:style-name="ce12"/>
            <table:table-cell table:style-name="ce12"/>
            <table:table-cell table:style-name="ce12"/>
            <table:table-cell table:style-name="ce12"/>
            <table:table-cell table:style-name="ce17"/>
            <table:table-cell table:style-name="ce17" table:formula="of:=IF([.W42]&gt;0;[.AO$7]*[.W42];0)+IF([.W42]&gt;0;[.AO$19];1)*IF([.R42]&gt;0;[.R42];1)*IF([.AB42]=1;[.AB42]*[.AO$26];1)*(IF([.Z42]&gt;0;[.AO$22];1)*([.J42]*[.AO$7]+[.K42]*[.AO$8]+[.L42]*[.AO$9]+[.N42]*[.AO$10]+[.O42]*[.AO$12]+[.P42]*[.AO$13]+[.S42]*[.AO$15]+[.T42]*[.AO$16]+[.U42]*[.AO$17]+[.V42]*[.AO$18]+[.X42]*[.AO$20])+[.Q42]*[.AO$14]+[.Y42]*[.AO$21]+[.AD42]*[.AO$27])" office:value-type="float" office:value="2">
              <text:p>2.0</text:p>
            </table:table-cell>
            <table:table-cell table:style-name="ce20" table:formula="of:=[.AE42]+[.I42]-IF([.W42]&gt;0;0;[.F42]+[.G42])" office:value-type="float" office:value="1">
              <text:p>1.0</text:p>
            </table:table-cell>
            <table:table-cell table:style-name="ce23" table:formula="of:=[.AF42]+[.AF43]" office:value-type="float" office:value="1.8">
              <text:p>1.8</text:p>
            </table:table-cell>
            <table:table-cell table:number-columns-repeated="2"/>
            <table:table-cell table:style-name="ce12" table:formula="of:=IF([.F42]&lt;5; 3; IF([.F42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41">
              <text:p>41</text:p>
            </table:table-cell>
            <table:table-cell table:number-columns-repeated="985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EG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2 Trade</text:p>
            </table:table-cell>
            <table:table-cell table:number-columns-repeated="5" table:style-name="ce12"/>
            <table:table-cell table:style-name="ce12" office:value-type="float" office:value="2">
              <text:p>2</text:p>
            </table:table-cell>
            <table:table-cell table:style-name="ce12"/>
            <table:table-cell table:style-name="ce12"/>
            <table:table-cell table:number-columns-repeated="13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7"/>
            <table:table-cell table:style-name="ce17" table:formula="of:=IF([.W43]&gt;0;[.AO$7]*[.W43];0)+IF([.W43]&gt;0;[.AO$19];1)*IF([.R43]&gt;0;[.R43];1)*IF([.AB43]=1;[.AB43]*[.AO$26];1)*(IF([.Z43]&gt;0;[.AO$22];1)*([.J43]*[.AO$7]+[.K43]*[.AO$8]+[.L43]*[.AO$9]+[.N43]*[.AO$10]+[.O43]*[.AO$12]+[.P43]*[.AO$13]+[.S43]*[.AO$15]+[.T43]*[.AO$16]+[.U43]*[.AO$17]+[.V43]*[.AO$18]+[.X43]*[.AO$20])+[.Q43]*[.AO$14]+[.Y43]*[.AO$21]+[.AD43]*[.AO$27])" office:value-type="float" office:value="0.8">
              <text:p>0.8</text:p>
            </table:table-cell>
            <table:table-cell table:style-name="ce20" table:formula="of:=[.AE43]+[.I43]-IF([.W43]&gt;0;0;[.F43]+[.G43])" office:value-type="float" office:value="0.8">
              <text:p>0.8</text:p>
            </table:table-cell>
            <table:table-cell table:style-name="ce23"/>
            <table:table-cell table:number-columns-repeated="2"/>
            <table:table-cell table:style-name="ce12"/>
            <table:table-cell office:value-type="float" office:value="1">
              <text:p>1</text:p>
            </table:table-cell>
            <table:table-cell/>
            <table:table-cell office:value-type="float" office:value="42">
              <text:p>42</text:p>
            </table:table-cell>
            <table:table-cell table:number-columns-repeated="985"/>
          </table:table-row>
        </table:table-row-group>
        <table:table-row table:style-name="ro2">
          <table:table-cell office:value-type="string">
            <text:p>Proton Reflector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 table:number-columns-repeated="2"/>
          <table:table-cell table:style-name="ce12" office:value-type="float" office:value="4">
            <text:p>4</text:p>
          </table:table-cell>
          <table:table-cell table:number-columns-repeated="2" table:style-name="ce12"/>
          <table:table-cell table:style-name="ce12" table:formula="of:=CEILING([.F44]/2;1)" office:value-type="float" office:value="2">
            <text:p>2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3" table:style-name="ce12"/>
          <table:table-cell table:style-name="ce12" office:value-type="float" office:value="3">
            <text:p>3</text:p>
          </table:table-cell>
          <table:table-cell table:number-columns-repeated="3" table:style-name="ce12"/>
          <table:table-cell table:style-name="ce12" office:value-type="float" office:value="1">
            <text:p>1</text:p>
          </table:table-cell>
          <table:table-cell table:number-columns-repeated="5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44]&gt;0;[.AO$7]*[.W44];0)+IF([.W44]&gt;0;[.AO$19];1)*IF([.R44]&gt;0;[.R44];1)*IF([.AB44]=1;[.AB44]*[.AO$26];1)*(IF([.Z44]&gt;0;[.AO$22];1)*([.J44]*[.AO$7]+[.K44]*[.AO$8]+[.L44]*[.AO$9]+[.N44]*[.AO$10]+[.O44]*[.AO$12]+[.P44]*[.AO$13]+[.S44]*[.AO$15]+[.T44]*[.AO$16]+[.U44]*[.AO$17]+[.V44]*[.AO$18]+[.X44]*[.AO$20])+[.Q44]*[.AO$14]+[.Y44]*[.AO$21]+[.AD44]*[.AO$27])" office:value-type="float" office:value="3">
            <text:p>3.0</text:p>
          </table:table-cell>
          <table:table-cell table:style-name="ce20" table:formula="of:=[.AE44]+[.I44]-IF([.W44]&gt;0;0;[.F44]+[.G44])" office:value-type="float" office:value="1">
            <text:p>1.0</text:p>
          </table:table-cell>
          <table:table-cell table:style-name="ce23" table:formula="of:=[.AF44]" office:value-type="float" office:value="1">
            <text:p>1.0</text:p>
          </table:table-cell>
          <table:table-cell table:number-columns-repeated="2"/>
          <table:table-cell table:style-name="ce12" table:formula="of:=IF([.F44]&lt;5; 3; IF([.F44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3">
            <text:p>43</text:p>
          </table:table-cell>
          <table:table-cell table:number-columns-repeated="985"/>
        </table:table-row>
        <table:table-row table:style-name="ro2">
          <table:table-cell office:value-type="string">
            <text:p>Fortification-mender</text:p>
          </table:table-cell>
          <table:table-cell office:value-type="string">
            <text:p>EG</text:p>
          </table:table-cell>
          <table:table-cell office:value-type="string">
            <text:p>Building</text:p>
          </table:table-cell>
          <table:table-cell/>
          <table:table-cell office:value-type="string">
            <text:p>Gain 1 Anima. You may place a Fortification from your discard on top of your deck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/>
          <table:table-cell table:style-name="ce12" table:formula="of:=CEILING([.F45]/2;1)" office:value-type="float" office:value="3">
            <text:p>3</text:p>
          </table:table-cell>
          <table:table-cell table:number-columns-repeated="3" table:style-name="ce12"/>
          <table:table-cell table:style-name="ce12"/>
          <table:table-cell table:style-name="ce12" office:value-type="float" office:value="1">
            <text:p>1</text:p>
          </table:table-cell>
          <table:table-cell table:number-columns-repeated="12" table:style-name="ce12"/>
          <table:table-cell table:style-name="ce12"/>
          <table:table-cell table:style-name="ce12"/>
          <table:table-cell table:style-name="ce12"/>
          <table:table-cell table:style-name="ce17" office:value-type="float" office:value="1.5">
            <text:p>1.5</text:p>
          </table:table-cell>
          <table:table-cell table:style-name="ce17" table:formula="of:=IF([.W45]&gt;0;[.AO$7]*[.W45];0)+IF([.W45]&gt;0;[.AO$19];1)*IF([.R45]&gt;0;[.R45];1)*IF([.AB45]=1;[.AB45]*[.AO$26];1)*(IF([.Z45]&gt;0;[.AO$22];1)*([.J45]*[.AO$7]+[.K45]*[.AO$8]+[.L45]*[.AO$9]+[.N45]*[.AO$10]+[.O45]*[.AO$12]+[.P45]*[.AO$13]+[.S45]*[.AO$15]+[.T45]*[.AO$16]+[.U45]*[.AO$17]+[.V45]*[.AO$18]+[.X45]*[.AO$20])+[.Q45]*[.AO$14]+[.Y45]*[.AO$21]+[.AD45]*[.AO$27])" office:value-type="float" office:value="2.5">
            <text:p>2.5</text:p>
          </table:table-cell>
          <table:table-cell table:style-name="ce20" table:formula="of:=[.AE45]+[.I45]-IF([.W45]&gt;0;0;[.F45]+[.G45])" office:value-type="float" office:value="0.5">
            <text:p>0.5</text:p>
          </table:table-cell>
          <table:table-cell table:style-name="ce23" table:formula="of:=[.AF45]+[.AF46]" office:value-type="float" office:value="0.82">
            <text:p>0.8</text:p>
          </table:table-cell>
          <table:table-cell table:number-columns-repeated="2"/>
          <table:table-cell table:style-name="ce12" table:formula="of:=IF([.F45]&lt;5; 3; IF([.F45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4">
            <text:p>44</text:p>
          </table:table-cell>
          <table:table-cell table:number-columns-repeated="985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EG</text:p>
          </table:table-cell>
          <table:table-cell office:value-type="string">
            <text:p>Ability</text:p>
          </table:table-cell>
          <table:table-cell/>
          <table:table-cell office:value-type="string">
            <text:p>Draw 1 card</text:p>
          </table:table-cell>
          <table:table-cell table:number-columns-repeated="7" table:style-name="ce12"/>
          <table:table-cell table:style-name="ce12"/>
          <table:table-cell table:number-columns-repeated="7" table:style-name="ce12"/>
          <table:table-cell table:style-name="ce12" office:value-type="float" office:value="1">
            <text:p>1</text:p>
          </table:table-cell>
          <table:table-cell table:number-columns-repeated="5"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7"/>
          <table:table-cell table:style-name="ce17" table:formula="of:=IF([.W46]&gt;0;[.AO$7]*[.W46];0)+IF([.W46]&gt;0;[.AO$19];1)*IF([.R46]&gt;0;[.R46];1)*IF([.AB46]=1;[.AB46]*[.AO$26];1)*(IF([.Z46]&gt;0;[.AO$22];1)*([.J46]*[.AO$7]+[.K46]*[.AO$8]+[.L46]*[.AO$9]+[.N46]*[.AO$10]+[.O46]*[.AO$12]+[.P46]*[.AO$13]+[.S46]*[.AO$15]+[.T46]*[.AO$16]+[.U46]*[.AO$17]+[.V46]*[.AO$18]+[.X46]*[.AO$20])+[.Q46]*[.AO$14]+[.Y46]*[.AO$21]+[.AD46]*[.AO$27])" office:value-type="float" office:value="0.32">
            <text:p>0.3</text:p>
          </table:table-cell>
          <table:table-cell table:style-name="ce20" table:formula="of:=[.AE46]+[.I46]-IF([.W46]&gt;0;0;[.F46]+[.G46])" office:value-type="float" office:value="0.32">
            <text:p>0.3</text:p>
          </table:table-cell>
          <table:table-cell table:style-name="ce23"/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 table:number-columns-repeated="985"/>
        </table:table-row>
        <table:table-row table:style-name="ro2">
          <table:table-cell office:value-type="string">
            <text:p>Hyades Destroyer</text:p>
          </table:table-cell>
          <table:table-cell office:value-type="string">
            <text:p>EG</text:p>
          </table:table-cell>
          <table:table-cell office:value-type="string">
            <text:p>Building</text:p>
          </table:table-cell>
          <table:table-cell/>
          <table:table-cell office:value-type="string">
            <text:p>Pay 4 Anima to gain 5 Strength and 2 Anima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/>
          <table:table-cell table:style-name="ce12" table:formula="of:=CEILING([.F47]/2;1)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2" office:value-type="float" office:value="5">
            <text:p>5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12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47]&gt;0;[.AO$7]*[.W47];0)+IF([.W47]&gt;0;[.AO$19];1)*IF([.R47]&gt;0;[.R47];1)*IF([.AB47]=1;[.AB47]*[.AO$26];1)*(IF([.Z47]&gt;0;[.AO$22];1)*([.J47]*[.AO$7]+[.K47]*[.AO$8]+[.L47]*[.AO$9]+[.N47]*[.AO$10]+[.O47]*[.AO$12]+[.P47]*[.AO$13]+[.S47]*[.AO$15]+[.T47]*[.AO$16]+[.U47]*[.AO$17]+[.V47]*[.AO$18]+[.X47]*[.AO$20])+[.Q47]*[.AO$14]+[.Y47]*[.AO$21]+[.AD47]*[.AO$27])" office:value-type="float" office:value="5">
            <text:p>5.0</text:p>
          </table:table-cell>
          <table:table-cell table:style-name="ce20" table:formula="of:=[.AE47]+[.I47]-IF([.W47]&gt;0;0;[.F47]+[.G47])" office:value-type="float" office:value="3">
            <text:p>3.0</text:p>
          </table:table-cell>
          <table:table-cell table:style-name="ce23" table:formula="of:=[.AF47]" office:value-type="float" office:value="3">
            <text:p>3.0</text:p>
          </table:table-cell>
          <table:table-cell table:number-columns-repeated="2"/>
          <table:table-cell table:style-name="ce12" table:formula="of:=IF([.F47]&lt;5; 3; IF([.F47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6">
            <text:p>46</text:p>
          </table:table-cell>
          <table:table-cell table:number-columns-repeated="985"/>
        </table:table-row>
        <table:table-row table:style-name="ro2">
          <table:table-cell table:style-name="ce5" office:value-type="string">
            <text:p>Ida Fortification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 table:number-columns-repeated="2"/>
          <table:table-cell table:style-name="ce12" office:value-type="float" office:value="6">
            <text:p>6</text:p>
          </table:table-cell>
          <table:table-cell table:number-columns-repeated="2" table:style-name="ce12"/>
          <table:table-cell table:style-name="ce12" table:formula="of:=CEILING([.F48]/2;1)" office:value-type="float" office:value="3">
            <text:p>3</text:p>
          </table:table-cell>
          <table:table-cell table:number-columns-repeated="3" table:style-name="ce12"/>
          <table:table-cell table:style-name="ce12"/>
          <table:table-cell table:style-name="ce12" office:value-type="float" office:value="1">
            <text:p>1</text:p>
          </table:table-cell>
          <table:table-cell table:number-columns-repeated="2" table:style-name="ce12"/>
          <table:table-cell table:style-name="ce12" office:value-type="float" office:value="4">
            <text:p>4</text:p>
          </table:table-cell>
          <table:table-cell table:number-columns-repeated="3" table:style-name="ce12"/>
          <table:table-cell table:style-name="ce12" office:value-type="float" office:value="1">
            <text:p>1</text:p>
          </table:table-cell>
          <table:table-cell table:number-columns-repeated="5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48]&gt;0;[.AO$7]*[.W48];0)+IF([.W48]&gt;0;[.AO$19];1)*IF([.R48]&gt;0;[.R48];1)*IF([.AB48]=1;[.AB48]*[.AO$26];1)*(IF([.Z48]&gt;0;[.AO$22];1)*([.J48]*[.AO$7]+[.K48]*[.AO$8]+[.L48]*[.AO$9]+[.N48]*[.AO$10]+[.O48]*[.AO$12]+[.P48]*[.AO$13]+[.S48]*[.AO$15]+[.T48]*[.AO$16]+[.U48]*[.AO$17]+[.V48]*[.AO$18]+[.X48]*[.AO$20])+[.Q48]*[.AO$14]+[.Y48]*[.AO$21]+[.AD48]*[.AO$27])" office:value-type="float" office:value="3.4">
            <text:p>3.4</text:p>
          </table:table-cell>
          <table:table-cell table:style-name="ce20" table:formula="of:=[.AE48]+[.I48]-IF([.W48]&gt;0;0;[.F48]+[.G48])" office:value-type="float" office:value="0.4">
            <text:p>0.4</text:p>
          </table:table-cell>
          <table:table-cell table:style-name="ce23" table:formula="of:=[.AF48]" office:value-type="float" office:value="0.4">
            <text:p>0.4</text:p>
          </table:table-cell>
          <table:table-cell table:number-columns-repeated="2"/>
          <table:table-cell table:style-name="ce12" table:formula="of:=IF([.F48]&lt;5; 3; IF([.F48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7">
            <text:p>47</text:p>
          </table:table-cell>
          <table:table-cell table:number-columns-repeated="985"/>
        </table:table-row>
        <table:table-row-group>
          <table:table-row table:style-name="ro2">
            <table:table-cell office:value-type="string">
              <text:p>Star Gatherer</text:p>
            </table:table-cell>
            <table:table-cell office:value-type="string">
              <text:p>EG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2 Anima to gain 5 Trade</text:p>
            </table:table-cell>
            <table:table-cell table:style-name="ce12" office:value-type="float" office:value="6">
              <text:p>6</text:p>
            </table:table-cell>
            <table:table-cell table:number-columns-repeated="2" table:style-name="ce12"/>
            <table:table-cell table:style-name="ce12" table:formula="of:=CEILING([.F49]/2;1)" office:value-type="float" office:value="3">
              <text:p>3</text:p>
            </table:table-cell>
            <table:table-cell table:style-name="ce12" office:value-type="float" office:value="2">
              <text:p>2</text:p>
            </table:table-cell>
            <table:table-cell table:style-name="ce12" office:value-type="float" office:value="5">
              <text:p>5</text:p>
            </table:table-cell>
            <table:table-cell table:style-name="ce12"/>
            <table:table-cell table:style-name="ce12"/>
            <table:table-cell table:number-columns-repeated="13" table:style-name="ce12"/>
            <table:table-cell table:style-name="ce12"/>
            <table:table-cell table:style-name="ce12"/>
            <table:table-cell table:style-name="ce12"/>
            <table:table-cell table:style-name="ce17"/>
            <table:table-cell table:style-name="ce17" table:formula="of:=IF([.W49]&gt;0;[.AO$7]*[.W49];0)+IF([.W49]&gt;0;[.AO$19];1)*IF([.R49]&gt;0;[.R49];1)*IF([.AB49]=1;[.AB49]*[.AO$26];1)*(IF([.Z49]&gt;0;[.AO$22];1)*([.J49]*[.AO$7]+[.K49]*[.AO$8]+[.L49]*[.AO$9]+[.N49]*[.AO$10]+[.O49]*[.AO$12]+[.P49]*[.AO$13]+[.S49]*[.AO$15]+[.T49]*[.AO$16]+[.U49]*[.AO$17]+[.V49]*[.AO$18]+[.X49]*[.AO$20])+[.Q49]*[.AO$14]+[.Y49]*[.AO$21]+[.AD49]*[.AO$27])" office:value-type="float" office:value="4">
              <text:p>4.0</text:p>
            </table:table-cell>
            <table:table-cell table:style-name="ce20" table:formula="of:=[.AE49]+[.I49]-IF([.W49]&gt;0;0;[.F49]+[.G49])" office:value-type="float" office:value="1">
              <text:p>1.0</text:p>
            </table:table-cell>
            <table:table-cell table:style-name="ce23" table:formula="of:=[.AF49]+[.AF50]" office:value-type="float" office:value="2">
              <text:p>2.0</text:p>
            </table:table-cell>
            <table:table-cell table:number-columns-repeated="2"/>
            <table:table-cell table:style-name="ce12" table:formula="of:=IF([.F49]&lt;5; 3; IF([.F49]&lt;7; 2; 1))" office:value-type="float" office:value="2">
              <text:p>2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48">
              <text:p>48</text:p>
            </table:table-cell>
            <table:table-cell table:number-columns-repeated="985"/>
          </table:table-row>
          <table:table-row table:style-name="ro2">
            <table:table-cell table:style-name="ce1" office:value-type="string">
              <text:p>Ally</text:p>
            </table:table-cell>
            <table:table-cell table:style-name="ce9" office:value-type="string">
              <text:p>EG</text:p>
            </table:table-cell>
            <table:table-cell table:style-name="ce9" office:value-type="string">
              <text:p>Ability</text:p>
            </table:table-cell>
            <table:table-cell table:style-name="ce9"/>
            <table:table-cell table:style-name="ce9" office:value-type="string">
              <text:p>Pay 1 Anima to gain 3 Trade</text:p>
            </table:table-cell>
            <table:table-cell table:number-columns-repeated="3" table:style-name="ce14"/>
            <table:table-cell table:style-name="ce12"/>
            <table:table-cell table:style-name="ce14" office:value-type="float" office:value="1">
              <text:p>1</text:p>
            </table:table-cell>
            <table:table-cell table:style-name="ce14" office:value-type="float" office:value="3">
              <text:p>3</text:p>
            </table:table-cell>
            <table:table-cell table:style-name="ce14"/>
            <table:table-cell table:style-name="ce14"/>
            <table:table-cell table:number-columns-repeated="13" table:style-name="ce14"/>
            <table:table-cell table:style-name="ce14"/>
            <table:table-cell table:style-name="ce14" office:value-type="float" office:value="1">
              <text:p>1</text:p>
            </table:table-cell>
            <table:table-cell table:style-name="ce14"/>
            <table:table-cell table:style-name="ce19"/>
            <table:table-cell table:style-name="ce17" table:formula="of:=IF([.W50]&gt;0;[.AO$7]*[.W50];0)+IF([.W50]&gt;0;[.AO$19];1)*IF([.R50]&gt;0;[.R50];1)*IF([.AB50]=1;[.AB50]*[.AO$26];1)*(IF([.Z50]&gt;0;[.AO$22];1)*([.J50]*[.AO$7]+[.K50]*[.AO$8]+[.L50]*[.AO$9]+[.N50]*[.AO$10]+[.O50]*[.AO$12]+[.P50]*[.AO$13]+[.S50]*[.AO$15]+[.T50]*[.AO$16]+[.U50]*[.AO$17]+[.V50]*[.AO$18]+[.X50]*[.AO$20])+[.Q50]*[.AO$14]+[.Y50]*[.AO$21]+[.AD50]*[.AO$27])" office:value-type="float" office:value="1">
              <text:p>1.0</text:p>
            </table:table-cell>
            <table:table-cell table:style-name="ce20" table:formula="of:=[.AE50]+[.I50]-IF([.W50]&gt;0;0;[.F50]+[.G50])" office:value-type="float" office:value="1">
              <text:p>1.0</text:p>
            </table:table-cell>
            <table:table-cell table:style-name="ce24"/>
            <table:table-cell table:style-name="ce9" table:number-columns-repeated="2"/>
            <table:table-cell table:style-name="ce12"/>
            <table:table-cell office:value-type="float" office:value="1">
              <text:p>1</text:p>
            </table:table-cell>
            <table:table-cell table:style-name="ce9"/>
            <table:table-cell office:value-type="float" office:value="49">
              <text:p>49</text:p>
            </table:table-cell>
            <table:table-cell table:style-name="ce9" table:number-columns-repeated="985"/>
          </table:table-row>
        </table:table-row-group>
        <table:table-row table:style-name="ro2">
          <table:table-cell office:value-type="string">
            <text:p>Godmender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/>
          <table:table-cell office:value-type="string">
            <text:p>Pay 3 Anima to Heal 3 on any God 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/>
          <table:table-cell table:style-name="ce12" table:formula="of:=CEILING([.F51]/2;1)" office:value-type="float" office:value="4">
            <text:p>4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51]&gt;0;[.AO$7]*[.W51];0)+IF([.W51]&gt;0;[.AO$19];1)*IF([.R51]&gt;0;[.R51];1)*IF([.AB51]=1;[.AB51]*[.AO$26];1)*(IF([.Z51]&gt;0;[.AO$22];1)*([.J51]*[.AO$7]+[.K51]*[.AO$8]+[.L51]*[.AO$9]+[.N51]*[.AO$10]+[.O51]*[.AO$12]+[.P51]*[.AO$13]+[.S51]*[.AO$15]+[.T51]*[.AO$16]+[.U51]*[.AO$17]+[.V51]*[.AO$18]+[.X51]*[.AO$20])+[.Q51]*[.AO$14]+[.Y51]*[.AO$21]+[.AD51]*[.AO$27])" office:value-type="float" office:value="0">
            <text:p>0.0</text:p>
          </table:table-cell>
          <table:table-cell table:style-name="ce20" table:formula="of:=[.AE51]+[.I51]-IF([.W51]&gt;0;0;[.F51]+[.G51])" office:value-type="float" office:value="-3">
            <text:p>-3.0</text:p>
          </table:table-cell>
          <table:table-cell table:style-name="ce23" table:formula="of:=[.AF51]" office:value-type="float" office:value="-3">
            <text:p>-3.0</text:p>
          </table:table-cell>
          <table:table-cell table:number-columns-repeated="2"/>
          <table:table-cell table:style-name="ce12" table:formula="of:=IF([.F51]&lt;5; 3; IF([.F51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number-columns-repeated="985"/>
        </table:table-row>
        <table:table-row table:style-name="ro2">
          <table:table-cell office:value-type="string">
            <text:p>Black Hole Collector</text:p>
          </table:table-cell>
          <table:table-cell office:value-type="string">
            <text:p>EG</text:p>
          </table:table-cell>
          <table:table-cell office:value-type="string">
            <text:p>Building</text:p>
          </table:table-cell>
          <table:table-cell/>
          <table:table-cell office:value-type="string">
            <text:p>Pay X Anima. Gain 2 Trade for each Anima paid</text:p>
          </table:table-cell>
          <table:table-cell table:style-name="ce12" office:value-type="float" office:value="8">
            <text:p>8</text:p>
          </table:table-cell>
          <table:table-cell table:number-columns-repeated="2" table:style-name="ce12"/>
          <table:table-cell table:style-name="ce12" table:formula="of:=CEILING([.F52]/2;1)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/>
          <table:table-cell table:number-columns-repeated="4" table:style-name="ce12"/>
          <table:table-cell table:style-name="ce12" office:value-type="float" office:value="3">
            <text:p>3</text:p>
          </table:table-cell>
          <table:table-cell table:number-columns-repeated="8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52]&gt;0;[.AO$7]*[.W52];0)+IF([.W52]&gt;0;[.AO$19];1)*IF([.R52]&gt;0;[.R52];1)*IF([.AB52]=1;[.AB52]*[.AO$26];1)*(IF([.Z52]&gt;0;[.AO$22];1)*([.J52]*[.AO$7]+[.K52]*[.AO$8]+[.L52]*[.AO$9]+[.N52]*[.AO$10]+[.O52]*[.AO$12]+[.P52]*[.AO$13]+[.S52]*[.AO$15]+[.T52]*[.AO$16]+[.U52]*[.AO$17]+[.V52]*[.AO$18]+[.X52]*[.AO$20])+[.Q52]*[.AO$14]+[.Y52]*[.AO$21]+[.AD52]*[.AO$27])" office:value-type="float" office:value="4.5">
            <text:p>4.5</text:p>
          </table:table-cell>
          <table:table-cell table:style-name="ce20" table:formula="of:=[.AE52]+[.I52]-IF([.W52]&gt;0;0;[.F52]+[.G52])" office:value-type="float" office:value="0.5">
            <text:p>0.5</text:p>
          </table:table-cell>
          <table:table-cell table:style-name="ce23" table:formula="of:=[.AF52]" office:value-type="float" office:value="0.5">
            <text:p>0.5</text:p>
          </table:table-cell>
          <table:table-cell table:number-columns-repeated="2"/>
          <table:table-cell table:style-name="ce12" table:formula="of:=IF([.F52]&lt;5; 3; IF([.F52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51">
            <text:p>51</text:p>
          </table:table-cell>
          <table:table-cell table:number-columns-repeated="985"/>
        </table:table-row>
        <table:table-row-group>
          <table:table-row table:style-name="ro2">
            <table:table-cell office:value-type="string">
              <text:p>Vega High Command</text:p>
            </table:table-cell>
            <table:table-cell office:value-type="string">
              <text:p>EG</text:p>
            </table:table-cell>
            <table:table-cell office:value-type="string">
              <text:p>Building</text:p>
            </table:table-cell>
            <table:table-cell/>
            <table:table-cell office:value-type="string">
              <text:p>You may pay 3 less Trade and 3 less Strength for each God assimilated this turn</text:p>
            </table:table-cell>
            <table:table-cell table:style-name="ce12" office:value-type="float" office:value="9">
              <text:p>9</text:p>
            </table:table-cell>
            <table:table-cell table:number-columns-repeated="2" table:style-name="ce12"/>
            <table:table-cell table:style-name="ce12" table:formula="of:=CEILING([.F53]/2;1)" office:value-type="float" office:value="5">
              <text:p>5</text:p>
            </table:table-cell>
            <table:table-cell table:style-name="ce12"/>
            <table:table-cell table:number-columns-repeated="2" table:style-name="ce12" office:value-type="float" office:value="3">
              <text:p>3</text:p>
            </table:table-cell>
            <table:table-cell table:style-name="ce12"/>
            <table:table-cell table:number-columns-repeated="13" table:style-name="ce12"/>
            <table:table-cell table:style-name="ce12"/>
            <table:table-cell table:style-name="ce12"/>
            <table:table-cell table:style-name="ce12"/>
            <table:table-cell table:style-name="ce17" office:value-type="float" office:value="1">
              <text:p>1.0</text:p>
            </table:table-cell>
            <table:table-cell table:style-name="ce17" table:formula="of:=IF([.W53]&gt;0;[.AO$7]*[.W53];0)+IF([.W53]&gt;0;[.AO$19];1)*IF([.R53]&gt;0;[.R53];1)*IF([.AB53]=1;[.AB53]*[.AO$26];1)*(IF([.Z53]&gt;0;[.AO$22];1)*([.J53]*[.AO$7]+[.K53]*[.AO$8]+[.L53]*[.AO$9]+[.N53]*[.AO$10]+[.O53]*[.AO$12]+[.P53]*[.AO$13]+[.S53]*[.AO$15]+[.T53]*[.AO$16]+[.U53]*[.AO$17]+[.V53]*[.AO$18]+[.X53]*[.AO$20])+[.Q53]*[.AO$14]+[.Y53]*[.AO$21]+[.AD53]*[.AO$27])" office:value-type="float" office:value="7">
              <text:p>7.0</text:p>
            </table:table-cell>
            <table:table-cell table:style-name="ce20" table:formula="of:=[.AE53]+[.I53]-IF([.W53]&gt;0;0;[.F53]+[.G53])" office:value-type="float" office:value="3">
              <text:p>3.0</text:p>
            </table:table-cell>
            <table:table-cell table:style-name="ce23" table:formula="of:=[.AF53]+[.AF54]" office:value-type="float" office:value="4.2">
              <text:p>4.2</text:p>
            </table:table-cell>
            <table:table-cell table:number-columns-repeated="2"/>
            <table:table-cell table:style-name="ce12" table:formula="of:=IF([.F53]&lt;5; 3; IF([.F53]&lt;7; 2; 1))" office:value-type="float" office:value="1">
              <text:p>1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52">
              <text:p>52</text:p>
            </table:table-cell>
            <table:table-cell table:number-columns-repeated="985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EG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3 Anima</text:p>
            </table:table-cell>
            <table:table-cell table:number-columns-repeated="7" table:style-name="ce12"/>
            <table:table-cell table:style-name="ce12"/>
            <table:table-cell table:style-name="ce12" office:value-type="float" office:value="3">
              <text:p>3</text:p>
            </table:table-cell>
            <table:table-cell table:number-columns-repeated="12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7"/>
            <table:table-cell table:style-name="ce17" table:formula="of:=IF([.W54]&gt;0;[.AO$7]*[.W54];0)+IF([.W54]&gt;0;[.AO$19];1)*IF([.R54]&gt;0;[.R54];1)*IF([.AB54]=1;[.AB54]*[.AO$26];1)*(IF([.Z54]&gt;0;[.AO$22];1)*([.J54]*[.AO$7]+[.K54]*[.AO$8]+[.L54]*[.AO$9]+[.N54]*[.AO$10]+[.O54]*[.AO$12]+[.P54]*[.AO$13]+[.S54]*[.AO$15]+[.T54]*[.AO$16]+[.U54]*[.AO$17]+[.V54]*[.AO$18]+[.X54]*[.AO$20])+[.Q54]*[.AO$14]+[.Y54]*[.AO$21]+[.AD54]*[.AO$27])" office:value-type="float" office:value="1.2">
              <text:p>1.2</text:p>
            </table:table-cell>
            <table:table-cell table:style-name="ce20" table:formula="of:=[.AE54]+[.I54]-IF([.W54]&gt;0;0;[.F54]+[.G54])" office:value-type="float" office:value="1.2">
              <text:p>1.2</text:p>
            </table:table-cell>
            <table:table-cell table:style-name="ce23"/>
            <table:table-cell table:number-columns-repeated="2"/>
            <table:table-cell table:style-name="ce12"/>
            <table:table-cell office:value-type="float" office:value="1">
              <text:p>1</text:p>
            </table:table-cell>
            <table:table-cell/>
            <table:table-cell office:value-type="float" office:value="53">
              <text:p>53</text:p>
            </table:table-cell>
            <table:table-cell table:number-columns-repeated="985"/>
          </table:table-row>
        </table:table-row-group>
        <table:table-row table:style-name="ro2">
          <table:table-cell table:style-name="ce2" office:value-type="string">
            <text:p>Egyptian Total</text:p>
          </table:table-cell>
          <table:table-cell table:style-name="ce7" table:number-columns-repeated="4"/>
          <table:table-cell table:number-columns-repeated="4" table:style-name="ce13"/>
          <table:table-cell table:style-name="ce13" table:formula="of:=SUM([.J40:.J53])" office:value-type="float" office:value="9">
            <text:p>9</text:p>
          </table:table-cell>
          <table:table-cell table:style-name="ce13" table:formula="of:=SUM([.K40:.K53])" office:value-type="float" office:value="17">
            <text:p>17</text:p>
          </table:table-cell>
          <table:table-cell table:style-name="ce13" table:formula="of:=SUM([.L40:.L53])" office:value-type="float" office:value="9">
            <text:p>9</text:p>
          </table:table-cell>
          <table:table-cell table:style-name="ce13"/>
          <table:table-cell table:style-name="ce13" table:formula="of:=SUM([.N40:.N53])" office:value-type="float" office:value="6">
            <text:p>6</text:p>
          </table:table-cell>
          <table:table-cell table:style-name="ce13" table:formula="of:=SUM([.O40:.O53])" office:value-type="float" office:value="0">
            <text:p>0</text:p>
          </table:table-cell>
          <table:table-cell table:style-name="ce13" table:formula="of:=SUM([.P40:.P53])" office:value-type="float" office:value="0">
            <text:p>0</text:p>
          </table:table-cell>
          <table:table-cell table:style-name="ce13" table:formula="of:=SUM([.Q40:.Q53])" office:value-type="float" office:value="9">
            <text:p>9</text:p>
          </table:table-cell>
          <table:table-cell table:style-name="ce13" table:formula="of:=SUM([.R40:.R53])" office:value-type="float" office:value="3">
            <text:p>3</text:p>
          </table:table-cell>
          <table:table-cell table:style-name="ce13" table:formula="of:=SUM([.S40:.S53])" office:value-type="float" office:value="0">
            <text:p>0</text:p>
          </table:table-cell>
          <table:table-cell table:style-name="ce13" table:formula="of:=SUM([.T40:.T53])" office:value-type="float" office:value="0">
            <text:p>0</text:p>
          </table:table-cell>
          <table:table-cell table:style-name="ce13" table:formula="of:=SUM([.U40:.U53])" office:value-type="float" office:value="4">
            <text:p>4</text:p>
          </table:table-cell>
          <table:table-cell table:style-name="ce13" table:formula="of:=SUM([.V40:.V53])" office:value-type="float" office:value="0">
            <text:p>0</text:p>
          </table:table-cell>
          <table:table-cell table:style-name="ce13" table:formula="of:=SUM([.W40:.W53])" office:value-type="float" office:value="0">
            <text:p>0</text:p>
          </table:table-cell>
          <table:table-cell table:style-name="ce13" table:formula="of:=SUM([.X40:.X53])" office:value-type="float" office:value="0">
            <text:p>0</text:p>
          </table:table-cell>
          <table:table-cell table:style-name="ce13" table:formula="of:=SUM([.Y40:.Y53])" office:value-type="float" office:value="0">
            <text:p>0</text:p>
          </table:table-cell>
          <table:table-cell table:style-name="ce13" table:formula="of:=SUM([.Z40:.Z53])" office:value-type="float" office:value="0">
            <text:p>0</text:p>
          </table:table-cell>
          <table:table-cell table:style-name="ce13" table:formula="of:=SUM([.AA40:.AA53])" office:value-type="float" office:value="0">
            <text:p>0</text:p>
          </table:table-cell>
          <table:table-cell table:style-name="ce13" table:formula="of:=SUM([.AB40:.AB53])" office:value-type="float" office:value="3">
            <text:p>3</text:p>
          </table:table-cell>
          <table:table-cell table:style-name="ce13"/>
          <table:table-cell table:style-name="ce18" table:formula="of:=SUM([.AD40:.AD53])" office:value-type="float" office:value="2.5">
            <text:p>2.5</text:p>
          </table:table-cell>
          <table:table-cell table:style-name="ce17" table:formula="of:=IF([.W55]&gt;0;[.AO$7]*[.W55];0)+IF([.W55]&gt;0;[.AO$19];1)*IF([.R55]&gt;0;[.R55];1)*IF([.AB55]=1;[.AB55]*[.AO$26];1)*(IF([.Z55]&gt;0;[.AO$22];1)*([.J55]*[.AO$7]+[.K55]*[.AO$8]+[.L55]*[.AO$9]+[.N55]*[.AO$10]+[.O55]*[.AO$12]+[.P55]*[.AO$13]+[.S55]*[.AO$15]+[.T55]*[.AO$16]+[.U55]*[.AO$17]+[.V55]*[.AO$18]+[.X55]*[.AO$20])+[.Q55]*[.AO$14]+[.Y55]*[.AO$21]+[.AD55]*[.AO$27])" office:value-type="float" office:value="110.4">
            <text:p>110.4</text:p>
          </table:table-cell>
          <table:table-cell table:style-name="ce20" table:formula="of:=[.AE55]+[.I55]-IF([.W55]&gt;0;0;[.F55]+[.G55])" office:value-type="float" office:value="110.4">
            <text:p>110.4</text:p>
          </table:table-cell>
          <table:table-cell table:style-name="ce23" table:formula="of:=[.AF55]" office:value-type="float" office:value="110.4">
            <text:p>110.4</text:p>
          </table:table-cell>
          <table:table-cell table:number-columns-repeated="2"/>
          <table:table-cell table:style-name="ce13" table:formula="of:=SUM([.AJ40:.AJ54])" office:value-type="float" office:value="23">
            <text:p>23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985"/>
        </table:table-row>
        <table:table-row table:style-name="ro2">
          <table:table-cell office:value-type="string">
            <text:p>“Micky” Micro Cruis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/>
          <table:table-cell office:value-type="string">
            <text:p>Pay 1 Anima to gain 2 Trade OR 2 Strength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/>
          <table:table-cell table:style-name="ce12" table:formula="of:=CEILING([.F56]/2;1)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/>
          <table:table-cell table:number-columns-repeated="12"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56]&gt;0;[.AO$7]*[.W56];0)+IF([.W56]&gt;0;[.AO$19];1)*IF([.R56]&gt;0;[.R56];1)*IF([.AB56]=1;[.AB56]*[.AO$26];1)*(IF([.Z56]&gt;0;[.AO$22];1)*([.J56]*[.AO$7]+[.K56]*[.AO$8]+[.L56]*[.AO$9]+[.N56]*[.AO$10]+[.O56]*[.AO$12]+[.P56]*[.AO$13]+[.S56]*[.AO$15]+[.T56]*[.AO$16]+[.U56]*[.AO$17]+[.V56]*[.AO$18]+[.X56]*[.AO$20])+[.Q56]*[.AO$14]+[.Y56]*[.AO$21]+[.AD56]*[.AO$27])" office:value-type="float" office:value="2.1">
            <text:p>2.1</text:p>
          </table:table-cell>
          <table:table-cell table:style-name="ce20" table:formula="of:=[.AE56]+[.I56]-IF([.W56]&gt;0;0;[.F56]+[.G56])" office:value-type="float" office:value="2.1">
            <text:p>2.1</text:p>
          </table:table-cell>
          <table:table-cell table:style-name="ce23" table:formula="of:=[.AF56]" office:value-type="float" office:value="2.1">
            <text:p>2.1</text:p>
          </table:table-cell>
          <table:table-cell office:value-type="string">
            <text:p>The copyright force is strong with this one</text:p>
          </table:table-cell>
          <table:table-cell/>
          <table:table-cell table:style-name="ce12" table:formula="of:=IF([.F56]&lt;5; 3; IF([.F56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55">
            <text:p>55</text:p>
          </table:table-cell>
          <table:table-cell table:number-columns-repeated="985"/>
        </table:table-row>
        <table:table-row table:style-name="ro2">
          <table:table-cell office:value-type="string">
            <text:p>Nebulon Warrio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/>
          <table:table-cell office:value-type="string">
            <text:p>Gain 2 Anima. Retain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2" table:formula="of:=CEILING([.F57]/2;1)" office:value-type="float" office:value="1">
            <text:p>1</text:p>
          </table:table-cell>
          <table:table-cell table:number-columns-repeated="3" table:style-name="ce12"/>
          <table:table-cell table:style-name="ce12"/>
          <table:table-cell table:style-name="ce12" office:value-type="float" office:value="2">
            <text:p>2</text:p>
          </table:table-cell>
          <table:table-cell table:number-columns-repeated="10"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57]&gt;0;[.AO$7]*[.W57];0)+IF([.W57]&gt;0;[.AO$19];1)*IF([.R57]&gt;0;[.R57];1)*IF([.AB57]=1;[.AB57]*[.AO$26];1)*(IF([.Z57]&gt;0;[.AO$22];1)*([.J57]*[.AO$7]+[.K57]*[.AO$8]+[.L57]*[.AO$9]+[.N57]*[.AO$10]+[.O57]*[.AO$12]+[.P57]*[.AO$13]+[.S57]*[.AO$15]+[.T57]*[.AO$16]+[.U57]*[.AO$17]+[.V57]*[.AO$18]+[.X57]*[.AO$20])+[.Q57]*[.AO$14]+[.Y57]*[.AO$21]+[.AD57]*[.AO$27])" office:value-type="float" office:value="2.9">
            <text:p>2.9</text:p>
          </table:table-cell>
          <table:table-cell table:style-name="ce20" table:formula="of:=[.AE57]+[.I57]-IF([.W57]&gt;0;0;[.F57]+[.G57])" office:value-type="float" office:value="1.9">
            <text:p>1.9</text:p>
          </table:table-cell>
          <table:table-cell table:style-name="ce23" table:formula="of:=[.AF57]" office:value-type="float" office:value="1.9">
            <text:p>1.9</text:p>
          </table:table-cell>
          <table:table-cell table:number-columns-repeated="2"/>
          <table:table-cell table:style-name="ce12" table:formula="of:=IF([.F57]&lt;5; 3; IF([.F57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56">
            <text:p>56</text:p>
          </table:table-cell>
          <table:table-cell table:number-columns-repeated="985"/>
        </table:table-row>
        <table:table-row-group>
          <table:table-row table:style-name="ro2">
            <table:table-cell office:value-type="string">
              <text:p>Hydra Collector</text:p>
            </table:table-cell>
            <table:table-cell office:value-type="string">
              <text:p>DR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1 Anima to gain 2 Trade and you may scrap a card in your hand or discard pile</text:p>
            </table:table-cell>
            <table:table-cell table:style-name="ce12" office:value-type="float" office:value="3">
              <text:p>3</text:p>
            </table:table-cell>
            <table:table-cell table:number-columns-repeated="2" table:style-name="ce12"/>
            <table:table-cell table:style-name="ce12" table:formula="of:=CEILING([.F58]/2;1)" office:value-type="float" office:value="2">
              <text:p>2</text:p>
            </table:table-cell>
            <table:table-cell table:style-name="ce12" office:value-type="float" office:value="1">
              <text:p>1</text:p>
            </table:table-cell>
            <table:table-cell table:style-name="ce12" office:value-type="float" office:value="2">
              <text:p>2</text:p>
            </table:table-cell>
            <table:table-cell table:style-name="ce12"/>
            <table:table-cell table:style-name="ce12"/>
            <table:table-cell table:number-columns-repeated="6" table:style-name="ce12"/>
            <table:table-cell table:style-name="ce12" office:value-type="float" office:value="1">
              <text:p>1</text:p>
            </table:table-cell>
            <table:table-cell table:number-columns-repeated="6" table:style-name="ce12"/>
            <table:table-cell table:style-name="ce12"/>
            <table:table-cell table:style-name="ce12"/>
            <table:table-cell table:style-name="ce12"/>
            <table:table-cell table:style-name="ce17"/>
            <table:table-cell table:style-name="ce17" table:formula="of:=IF([.W58]&gt;0;[.AO$7]*[.W58];0)+IF([.W58]&gt;0;[.AO$19];1)*IF([.R58]&gt;0;[.R58];1)*IF([.AB58]=1;[.AB58]*[.AO$26];1)*(IF([.Z58]&gt;0;[.AO$22];1)*([.J58]*[.AO$7]+[.K58]*[.AO$8]+[.L58]*[.AO$9]+[.N58]*[.AO$10]+[.O58]*[.AO$12]+[.P58]*[.AO$13]+[.S58]*[.AO$15]+[.T58]*[.AO$16]+[.U58]*[.AO$17]+[.V58]*[.AO$18]+[.X58]*[.AO$20])+[.Q58]*[.AO$14]+[.Y58]*[.AO$21]+[.AD58]*[.AO$27])" office:value-type="float" office:value="2.65">
              <text:p>2.7</text:p>
            </table:table-cell>
            <table:table-cell table:style-name="ce20" table:formula="of:=[.AE58]+[.I58]-IF([.W58]&gt;0;0;[.F58]+[.G58])" office:value-type="float" office:value="1.65">
              <text:p>1.7</text:p>
            </table:table-cell>
            <table:table-cell table:style-name="ce23" table:formula="of:=[.AF58]+[.AF59]" office:value-type="float" office:value="1.91">
              <text:p>1.9</text:p>
            </table:table-cell>
            <table:table-cell table:number-columns-repeated="2"/>
            <table:table-cell table:style-name="ce12" table:formula="of:=IF([.F58]&lt;5; 3; IF([.F58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57">
              <text:p>57</text:p>
            </table:table-cell>
            <table:table-cell table:number-columns-repeated="985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DR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Pay 1 Anima to scrap a card in your hand or discard pile</text:p>
            </table:table-cell>
            <table:table-cell table:number-columns-repeated="4" table:style-name="ce12"/>
            <table:table-cell table:style-name="ce12" office:value-type="float" office:value="1">
              <text:p>1</text:p>
            </table:table-cell>
            <table:table-cell table:number-columns-repeated="2" table:style-name="ce12"/>
            <table:table-cell table:style-name="ce12"/>
            <table:table-cell table:number-columns-repeated="6" table:style-name="ce12"/>
            <table:table-cell table:style-name="ce12" office:value-type="float" office:value="1">
              <text:p>1</text:p>
            </table:table-cell>
            <table:table-cell table:number-columns-repeated="6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7"/>
            <table:table-cell table:style-name="ce17" table:formula="of:=IF([.W59]&gt;0;[.AO$7]*[.W59];0)+IF([.W59]&gt;0;[.AO$19];1)*IF([.R59]&gt;0;[.R59];1)*IF([.AB59]=1;[.AB59]*[.AO$26];1)*(IF([.Z59]&gt;0;[.AO$22];1)*([.J59]*[.AO$7]+[.K59]*[.AO$8]+[.L59]*[.AO$9]+[.N59]*[.AO$10]+[.O59]*[.AO$12]+[.P59]*[.AO$13]+[.S59]*[.AO$15]+[.T59]*[.AO$16]+[.U59]*[.AO$17]+[.V59]*[.AO$18]+[.X59]*[.AO$20])+[.Q59]*[.AO$14]+[.Y59]*[.AO$21]+[.AD59]*[.AO$27])" office:value-type="float" office:value="0.26">
              <text:p>0.3</text:p>
            </table:table-cell>
            <table:table-cell table:style-name="ce20" table:formula="of:=[.AE59]+[.I59]-IF([.W59]&gt;0;0;[.F59]+[.G59])" office:value-type="float" office:value="0.26">
              <text:p>0.3</text:p>
            </table:table-cell>
            <table:table-cell table:style-name="ce23"/>
            <table:table-cell table:number-columns-repeated="2"/>
            <table:table-cell table:style-name="ce12"/>
            <table:table-cell office:value-type="float" office:value="1">
              <text:p>1</text:p>
            </table:table-cell>
            <table:table-cell/>
            <table:table-cell office:value-type="float" office:value="58">
              <text:p>58</text:p>
            </table:table-cell>
            <table:table-cell table:number-columns-repeated="985"/>
          </table:table-row>
        </table:table-row-group>
        <table:table-row table:style-name="ro2">
          <table:table-cell table:style-name="ce6" office:value-type="string">
            <text:p>Magellan</text:p>
          </table:table-cell>
          <table:table-cell office:value-type="string">
            <text:p>DR</text:p>
          </table:table-cell>
          <table:table-cell office:value-type="string">
            <text:p>Building</text:p>
          </table:table-cell>
          <table:table-cell/>
          <table:table-cell office:value-type="string">
            <text:p>Gain 1 Anima or 2 Trade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/>
          <table:table-cell table:style-name="ce12" table:formula="of:=CEILING([.F60]/2;1)" office:value-type="float" office:value="2">
            <text:p>2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60]&gt;0;[.AO$7]*[.W60];0)+IF([.W60]&gt;0;[.AO$19];1)*IF([.R60]&gt;0;[.R60];1)*IF([.AB60]=1;[.AB60]*[.AO$26];1)*(IF([.Z60]&gt;0;[.AO$22];1)*([.J60]*[.AO$7]+[.K60]*[.AO$8]+[.L60]*[.AO$9]+[.N60]*[.AO$10]+[.O60]*[.AO$12]+[.P60]*[.AO$13]+[.S60]*[.AO$15]+[.T60]*[.AO$16]+[.U60]*[.AO$17]+[.V60]*[.AO$18]+[.X60]*[.AO$20])+[.Q60]*[.AO$14]+[.Y60]*[.AO$21]+[.AD60]*[.AO$27])" office:value-type="float" office:value="0">
            <text:p>0.0</text:p>
          </table:table-cell>
          <table:table-cell table:style-name="ce20" table:formula="of:=[.AE60]+[.I60]-IF([.W60]&gt;0;0;[.F60]+[.G60])" office:value-type="float" office:value="-2">
            <text:p>-2.0</text:p>
          </table:table-cell>
          <table:table-cell table:style-name="ce23" table:formula="of:=[.AF60]" office:value-type="float" office:value="-2">
            <text:p>-2.0</text:p>
          </table:table-cell>
          <table:table-cell table:number-columns-repeated="2"/>
          <table:table-cell table:style-name="ce12" table:formula="of:=IF([.F60]&lt;5; 3; IF([.F60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59">
            <text:p>59</text:p>
          </table:table-cell>
          <table:table-cell table:number-columns-repeated="985"/>
        </table:table-row>
        <table:table-row-group>
          <table:table-row table:style-name="ro2">
            <table:table-cell/>
            <table:table-cell office:value-type="string">
              <text:p>DR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Empower. Gain 3 Trade or 2 Anima</text:p>
            </table:table-cell>
            <table:table-cell table:style-name="ce12" office:value-type="float" office:value="4">
              <text:p>4</text:p>
            </table:table-cell>
            <table:table-cell table:number-columns-repeated="2" table:style-name="ce12"/>
            <table:table-cell table:style-name="ce12" table:formula="of:=CEILING([.F61]/2;1)" office:value-type="float" office:value="2">
              <text:p>2</text:p>
            </table:table-cell>
            <table:table-cell table:style-name="ce12"/>
            <table:table-cell table:style-name="ce12" office:value-type="float" office:value="3">
              <text:p>3</text:p>
            </table:table-cell>
            <table:table-cell table:style-name="ce12"/>
            <table:table-cell table:style-name="ce12"/>
            <table:table-cell table:style-name="ce12" office:value-type="float" office:value="2">
              <text:p>2</text:p>
            </table:table-cell>
            <table:table-cell table:number-columns-repeated="10" table:style-name="ce12"/>
            <table:table-cell table:number-columns-repeated="2" table:style-name="ce12" office:value-type="float" office:value="1">
              <text:p>1</text:p>
            </table:table-cell>
            <table:table-cell table:style-name="ce12"/>
            <table:table-cell table:style-name="ce12"/>
            <table:table-cell table:style-name="ce12"/>
            <table:table-cell table:style-name="ce17"/>
            <table:table-cell table:style-name="ce17" table:formula="of:=IF([.W61]&gt;0;[.AO$7]*[.W61];0)+IF([.W61]&gt;0;[.AO$19];1)*IF([.R61]&gt;0;[.R61];1)*IF([.AB61]=1;[.AB61]*[.AO$26];1)*(IF([.Z61]&gt;0;[.AO$22];1)*([.J61]*[.AO$7]+[.K61]*[.AO$8]+[.L61]*[.AO$9]+[.N61]*[.AO$10]+[.O61]*[.AO$12]+[.P61]*[.AO$13]+[.S61]*[.AO$15]+[.T61]*[.AO$16]+[.U61]*[.AO$17]+[.V61]*[.AO$18]+[.X61]*[.AO$20])+[.Q61]*[.AO$14]+[.Y61]*[.AO$21]+[.AD61]*[.AO$27])" office:value-type="float" office:value="3.9">
              <text:p>3.9</text:p>
            </table:table-cell>
            <table:table-cell table:style-name="ce20" table:formula="of:=[.AE61]+[.I61]-IF([.W61]&gt;0;0;[.F61]+[.G61])" office:value-type="float" office:value="1.9">
              <text:p>1.9</text:p>
            </table:table-cell>
            <table:table-cell table:style-name="ce23" table:formula="of:=[.AF61]+[.AF62]" office:value-type="float" office:value="2.3">
              <text:p>2.3</text:p>
            </table:table-cell>
            <table:table-cell table:number-columns-repeated="2"/>
            <table:table-cell table:style-name="ce12" table:formula="of:=IF([.F61]&lt;5; 3; IF([.F61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60">
              <text:p>60</text:p>
            </table:table-cell>
            <table:table-cell table:number-columns-repeated="985"/>
          </table:table-row>
          <table:table-row table:style-name="ro2">
            <table:table-cell/>
            <table:table-cell office:value-type="string">
              <text:p>DR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1 Anima</text:p>
            </table:table-cell>
            <table:table-cell table:number-columns-repeated="7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number-columns-repeated="12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7"/>
            <table:table-cell table:style-name="ce17" table:formula="of:=IF([.W62]&gt;0;[.AO$7]*[.W62];0)+IF([.W62]&gt;0;[.AO$19];1)*IF([.R62]&gt;0;[.R62];1)*IF([.AB62]=1;[.AB62]*[.AO$26];1)*(IF([.Z62]&gt;0;[.AO$22];1)*([.J62]*[.AO$7]+[.K62]*[.AO$8]+[.L62]*[.AO$9]+[.N62]*[.AO$10]+[.O62]*[.AO$12]+[.P62]*[.AO$13]+[.S62]*[.AO$15]+[.T62]*[.AO$16]+[.U62]*[.AO$17]+[.V62]*[.AO$18]+[.X62]*[.AO$20])+[.Q62]*[.AO$14]+[.Y62]*[.AO$21]+[.AD62]*[.AO$27])" office:value-type="float" office:value="0.4">
              <text:p>0.4</text:p>
            </table:table-cell>
            <table:table-cell table:style-name="ce20" table:formula="of:=[.AE62]+[.I62]-IF([.W62]&gt;0;0;[.F62]+[.G62])" office:value-type="float" office:value="0.4">
              <text:p>0.4</text:p>
            </table:table-cell>
            <table:table-cell table:style-name="ce23"/>
            <table:table-cell table:number-columns-repeated="2"/>
            <table:table-cell table:style-name="ce12" table:formula="of:=IF([.F62]&lt;5; 3; IF([.F62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61">
              <text:p>61</text:p>
            </table:table-cell>
            <table:table-cell table:number-columns-repeated="985"/>
          </table:table-row>
        </table:table-row-group>
        <table:table-row table:style-name="ro2">
          <table:table-cell/>
          <table:table-cell office:value-type="string">
            <text:p>DR</text:p>
          </table:table-cell>
          <table:table-cell table:number-columns-repeated="2"/>
          <table:table-cell office:value-type="string">
            <text:p>Pay 2 Anima to gain 3 Trade or 4 Strength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/>
          <table:table-cell table:style-name="ce12" table:formula="of:=CEILING([.F63]/2;1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63]&gt;0;[.AO$7]*[.W63];0)+IF([.W63]&gt;0;[.AO$19];1)*IF([.R63]&gt;0;[.R63];1)*IF([.AB63]=1;[.AB63]*[.AO$26];1)*(IF([.Z63]&gt;0;[.AO$22];1)*([.J63]*[.AO$7]+[.K63]*[.AO$8]+[.L63]*[.AO$9]+[.N63]*[.AO$10]+[.O63]*[.AO$12]+[.P63]*[.AO$13]+[.S63]*[.AO$15]+[.T63]*[.AO$16]+[.U63]*[.AO$17]+[.V63]*[.AO$18]+[.X63]*[.AO$20])+[.Q63]*[.AO$14]+[.Y63]*[.AO$21]+[.AD63]*[.AO$27])" office:value-type="float" office:value="3.6">
            <text:p>3.6</text:p>
          </table:table-cell>
          <table:table-cell table:style-name="ce20" table:formula="of:=[.AE63]+[.I63]-IF([.W63]&gt;0;0;[.F63]+[.G63])" office:value-type="float" office:value="1.6">
            <text:p>1.6</text:p>
          </table:table-cell>
          <table:table-cell table:style-name="ce23" table:formula="of:=[.AF63]" office:value-type="float" office:value="1.6">
            <text:p>1.6</text:p>
          </table:table-cell>
          <table:table-cell table:number-columns-repeated="2"/>
          <table:table-cell table:style-name="ce12" table:formula="of:=IF([.F63]&lt;5; 3; IF([.F63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2">
            <text:p>62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DR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table:number-columns-repeated="2" table:style-name="ce12"/>
          <table:table-cell table:style-name="ce12" table:formula="of:=CEILING([.F64]/2;1)" office:value-type="float" office:value="3">
            <text:p>3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64]&gt;0;[.AO$7]*[.W64];0)+IF([.W64]&gt;0;[.AO$19];1)*IF([.R64]&gt;0;[.R64];1)*IF([.AB64]=1;[.AB64]*[.AO$26];1)*(IF([.Z64]&gt;0;[.AO$22];1)*([.J64]*[.AO$7]+[.K64]*[.AO$8]+[.L64]*[.AO$9]+[.N64]*[.AO$10]+[.O64]*[.AO$12]+[.P64]*[.AO$13]+[.S64]*[.AO$15]+[.T64]*[.AO$16]+[.U64]*[.AO$17]+[.V64]*[.AO$18]+[.X64]*[.AO$20])+[.Q64]*[.AO$14]+[.Y64]*[.AO$21]+[.AD64]*[.AO$27])" office:value-type="float" office:value="0">
            <text:p>0.0</text:p>
          </table:table-cell>
          <table:table-cell table:style-name="ce20" table:formula="of:=[.AE64]+[.I64]-IF([.W64]&gt;0;0;[.F64]+[.G64])" office:value-type="float" office:value="-3">
            <text:p>-3.0</text:p>
          </table:table-cell>
          <table:table-cell table:style-name="ce23" table:formula="of:=[.AF64]" office:value-type="float" office:value="-3">
            <text:p>-3.0</text:p>
          </table:table-cell>
          <table:table-cell table:number-columns-repeated="2"/>
          <table:table-cell table:style-name="ce12" table:formula="of:=IF([.F64]&lt;5; 3; IF([.F64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3">
            <text:p>63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DR</text:p>
          </table:table-cell>
          <table:table-cell table:number-columns-repeated="3"/>
          <table:table-cell table:style-name="ce12" office:value-type="float" office:value="7">
            <text:p>7</text:p>
          </table:table-cell>
          <table:table-cell table:number-columns-repeated="2" table:style-name="ce12"/>
          <table:table-cell table:style-name="ce12" table:formula="of:=CEILING([.F65]/2;1)" office:value-type="float" office:value="4">
            <text:p>4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65]&gt;0;[.AO$7]*[.W65];0)+IF([.W65]&gt;0;[.AO$19];1)*IF([.R65]&gt;0;[.R65];1)*IF([.AB65]=1;[.AB65]*[.AO$26];1)*(IF([.Z65]&gt;0;[.AO$22];1)*([.J65]*[.AO$7]+[.K65]*[.AO$8]+[.L65]*[.AO$9]+[.N65]*[.AO$10]+[.O65]*[.AO$12]+[.P65]*[.AO$13]+[.S65]*[.AO$15]+[.T65]*[.AO$16]+[.U65]*[.AO$17]+[.V65]*[.AO$18]+[.X65]*[.AO$20])+[.Q65]*[.AO$14]+[.Y65]*[.AO$21]+[.AD65]*[.AO$27])" office:value-type="float" office:value="0">
            <text:p>0.0</text:p>
          </table:table-cell>
          <table:table-cell table:style-name="ce20" table:formula="of:=[.AE65]+[.I65]-IF([.W65]&gt;0;0;[.F65]+[.G65])" office:value-type="float" office:value="-3">
            <text:p>-3.0</text:p>
          </table:table-cell>
          <table:table-cell table:style-name="ce23" table:formula="of:=[.AF65]" office:value-type="float" office:value="-3">
            <text:p>-3.0</text:p>
          </table:table-cell>
          <table:table-cell table:number-columns-repeated="2"/>
          <table:table-cell table:style-name="ce12" table:formula="of:=IF([.F65]&lt;5; 3; IF([.F65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64">
            <text:p>64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DR</text:p>
          </table:table-cell>
          <table:table-cell table:number-columns-repeated="3"/>
          <table:table-cell table:style-name="ce12" office:value-type="float" office:value="8">
            <text:p>8</text:p>
          </table:table-cell>
          <table:table-cell table:number-columns-repeated="2" table:style-name="ce12"/>
          <table:table-cell table:style-name="ce12" table:formula="of:=CEILING([.F66]/2;1)" office:value-type="float" office:value="4">
            <text:p>4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66]&gt;0;[.AO$7]*[.W66];0)+IF([.W66]&gt;0;[.AO$19];1)*IF([.R66]&gt;0;[.R66];1)*IF([.AB66]=1;[.AB66]*[.AO$26];1)*(IF([.Z66]&gt;0;[.AO$22];1)*([.J66]*[.AO$7]+[.K66]*[.AO$8]+[.L66]*[.AO$9]+[.N66]*[.AO$10]+[.O66]*[.AO$12]+[.P66]*[.AO$13]+[.S66]*[.AO$15]+[.T66]*[.AO$16]+[.U66]*[.AO$17]+[.V66]*[.AO$18]+[.X66]*[.AO$20])+[.Q66]*[.AO$14]+[.Y66]*[.AO$21]+[.AD66]*[.AO$27])" office:value-type="float" office:value="0">
            <text:p>0.0</text:p>
          </table:table-cell>
          <table:table-cell table:style-name="ce20" table:formula="of:=[.AE66]+[.I66]-IF([.W66]&gt;0;0;[.F66]+[.G66])" office:value-type="float" office:value="-4">
            <text:p>-4.0</text:p>
          </table:table-cell>
          <table:table-cell table:style-name="ce23" table:formula="of:=[.AF66]" office:value-type="float" office:value="-4">
            <text:p>-4.0</text:p>
          </table:table-cell>
          <table:table-cell table:number-columns-repeated="2"/>
          <table:table-cell table:style-name="ce12" table:formula="of:=IF([.F66]&lt;5; 3; IF([.F66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65">
            <text:p>65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DR</text:p>
          </table:table-cell>
          <table:table-cell office:value-type="string">
            <text:p>Human</text:p>
          </table:table-cell>
          <table:table-cell/>
          <table:table-cell office:value-type="string">
            <text:p>Assimilate any God for free</text:p>
          </table:table-cell>
          <table:table-cell table:style-name="ce12" office:value-type="float" office:value="9">
            <text:p>9</text:p>
          </table:table-cell>
          <table:table-cell table:number-columns-repeated="2" table:style-name="ce12"/>
          <table:table-cell table:style-name="ce12" table:formula="of:=CEILING([.F67]/2;1)" office:value-type="float" office:value="5">
            <text:p>5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 table:formula="of:=[.I95]*1.25" office:value-type="float" office:value="15.46875">
            <text:p>15.5</text:p>
          </table:table-cell>
          <table:table-cell table:style-name="ce17" table:formula="of:=IF([.W67]&gt;0;[.AO$7]*[.W67];0)+IF([.W67]&gt;0;[.AO$19];1)*IF([.R67]&gt;0;[.R67];1)*IF([.AB67]=1;[.AB67]*[.AO$26];1)*(IF([.Z67]&gt;0;[.AO$22];1)*([.J67]*[.AO$7]+[.K67]*[.AO$8]+[.L67]*[.AO$9]+[.N67]*[.AO$10]+[.O67]*[.AO$12]+[.P67]*[.AO$13]+[.S67]*[.AO$15]+[.T67]*[.AO$16]+[.U67]*[.AO$17]+[.V67]*[.AO$18]+[.X67]*[.AO$20])+[.Q67]*[.AO$14]+[.Y67]*[.AO$21]+[.AD67]*[.AO$27])" office:value-type="float" office:value="15.46875">
            <text:p>15.5</text:p>
          </table:table-cell>
          <table:table-cell table:style-name="ce20" table:formula="of:=[.AE67]+[.I67]-IF([.W67]&gt;0;0;[.F67]+[.G67])" office:value-type="float" office:value="11.46875">
            <text:p>11.5</text:p>
          </table:table-cell>
          <table:table-cell table:style-name="ce23" table:formula="of:=[.AF67]" office:value-type="float" office:value="11.46875">
            <text:p>11.5</text:p>
          </table:table-cell>
          <table:table-cell table:number-columns-repeated="2"/>
          <table:table-cell table:style-name="ce12" table:formula="of:=IF([.F67]&lt;5; 3; IF([.F67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66">
            <text:p>66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Druidic Total</text:p>
          </table:table-cell>
          <table:table-cell table:style-name="ce7" table:number-columns-repeated="4"/>
          <table:table-cell table:number-columns-repeated="4" table:style-name="ce13"/>
          <table:table-cell table:style-name="ce13" table:formula="of:=SUM([.J56:.J67])" office:value-type="float" office:value="5">
            <text:p>5</text:p>
          </table:table-cell>
          <table:table-cell table:style-name="ce13" table:formula="of:=SUM([.K56:.K67])" office:value-type="float" office:value="10">
            <text:p>10</text:p>
          </table:table-cell>
          <table:table-cell table:style-name="ce13" table:formula="of:=SUM([.L56:.L67])" office:value-type="float" office:value="6">
            <text:p>6</text:p>
          </table:table-cell>
          <table:table-cell table:style-name="ce13"/>
          <table:table-cell table:style-name="ce13" table:formula="of:=SUM([.N56:.N67])" office:value-type="float" office:value="5">
            <text:p>5</text:p>
          </table:table-cell>
          <table:table-cell table:style-name="ce13" table:formula="of:=SUM([.O56:.O67])" office:value-type="float" office:value="0">
            <text:p>0</text:p>
          </table:table-cell>
          <table:table-cell table:style-name="ce13" table:formula="of:=SUM([.P56:.P67])" office:value-type="float" office:value="0">
            <text:p>0</text:p>
          </table:table-cell>
          <table:table-cell table:style-name="ce13" table:formula="of:=SUM([.Q56:.Q67])" office:value-type="float" office:value="0">
            <text:p>0</text:p>
          </table:table-cell>
          <table:table-cell table:style-name="ce13" table:formula="of:=SUM([.R56:.R67])" office:value-type="float" office:value="0">
            <text:p>0</text:p>
          </table:table-cell>
          <table:table-cell table:style-name="ce13" table:formula="of:=SUM([.S56:.S67])" office:value-type="float" office:value="0">
            <text:p>0</text:p>
          </table:table-cell>
          <table:table-cell table:style-name="ce13" table:formula="of:=SUM([.T56:.T67])" office:value-type="float" office:value="2">
            <text:p>2</text:p>
          </table:table-cell>
          <table:table-cell table:style-name="ce13" table:formula="of:=SUM([.U56:.U67])" office:value-type="float" office:value="0">
            <text:p>0</text:p>
          </table:table-cell>
          <table:table-cell table:style-name="ce13" table:formula="of:=SUM([.V56:.V67])" office:value-type="float" office:value="0">
            <text:p>0</text:p>
          </table:table-cell>
          <table:table-cell table:style-name="ce13" table:formula="of:=SUM([.W56:.W67])" office:value-type="float" office:value="0">
            <text:p>0</text:p>
          </table:table-cell>
          <table:table-cell table:style-name="ce13" table:formula="of:=SUM([.X56:.X67])" office:value-type="float" office:value="0">
            <text:p>0</text:p>
          </table:table-cell>
          <table:table-cell table:style-name="ce13" table:formula="of:=SUM([.Y56:.Y67])" office:value-type="float" office:value="2">
            <text:p>2</text:p>
          </table:table-cell>
          <table:table-cell table:style-name="ce13" table:formula="of:=SUM([.Z56:.Z67])" office:value-type="float" office:value="3">
            <text:p>3</text:p>
          </table:table-cell>
          <table:table-cell table:style-name="ce13" table:formula="of:=SUM([.AA56:.AA67])" office:value-type="float" office:value="0">
            <text:p>0</text:p>
          </table:table-cell>
          <table:table-cell table:style-name="ce13" table:formula="of:=SUM([.AB56:.AB67])" office:value-type="float" office:value="2">
            <text:p>2</text:p>
          </table:table-cell>
          <table:table-cell table:style-name="ce13"/>
          <table:table-cell table:style-name="ce18" table:formula="of:=SUM([.AD56:.AD67])" office:value-type="float" office:value="15.46875">
            <text:p>15.5</text:p>
          </table:table-cell>
          <table:table-cell table:style-name="ce17" table:formula="of:=IF([.W68]&gt;0;[.AO$7]*[.W68];0)+IF([.W68]&gt;0;[.AO$19];1)*IF([.R68]&gt;0;[.R68];1)*IF([.AB68]=1;[.AB68]*[.AO$26];1)*(IF([.Z68]&gt;0;[.AO$22];1)*([.J68]*[.AO$7]+[.K68]*[.AO$8]+[.L68]*[.AO$9]+[.N68]*[.AO$10]+[.O68]*[.AO$12]+[.P68]*[.AO$13]+[.S68]*[.AO$15]+[.T68]*[.AO$16]+[.U68]*[.AO$17]+[.V68]*[.AO$18]+[.X68]*[.AO$20])+[.Q68]*[.AO$14]+[.Y68]*[.AO$21]+[.AD68]*[.AO$27])" office:value-type="float" office:value="29.74875">
            <text:p>29.7</text:p>
          </table:table-cell>
          <table:table-cell table:style-name="ce20" table:formula="of:=[.AE68]+[.I68]-IF([.W68]&gt;0;0;[.F68]+[.G68])" office:value-type="float" office:value="29.74875">
            <text:p>29.7</text:p>
          </table:table-cell>
          <table:table-cell table:style-name="ce23" table:formula="of:=[.AF68]" office:value-type="float" office:value="29.74875">
            <text:p>29.7</text:p>
          </table:table-cell>
          <table:table-cell table:number-columns-repeated="2"/>
          <table:table-cell table:style-name="ce13" table:formula="of:=SUM([.AJ56:.AJ67])" office:value-type="float" office:value="25">
            <text:p>25</text:p>
          </table:table-cell>
          <table:table-cell table:number-columns-repeated="2"/>
          <table:table-cell office:value-type="float" office:value="67">
            <text:p>67</text:p>
          </table:table-cell>
          <table:table-cell table:number-columns-repeated="985"/>
        </table:table-row>
        <table:table-row table:style-name="ro2">
          <table:table-cell office:value-type="string">
            <text:p>Gods</text:p>
          </table:table-cell>
          <table:table-cell table:number-columns-repeated="4"/>
          <table:table-cell table:number-columns-repeated="7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69]&gt;0;[.AO$7]*[.W69];0)+IF([.W69]&gt;0;[.AO$19];1)*IF([.R69]&gt;0;[.R69];1)*IF([.AB69]=1;[.AB69]*[.AO$26];1)*(IF([.Z69]&gt;0;[.AO$22];1)*([.J69]*[.AO$7]+[.K69]*[.AO$8]+[.L69]*[.AO$9]+[.N69]*[.AO$10]+[.O69]*[.AO$12]+[.P69]*[.AO$13]+[.S69]*[.AO$15]+[.T69]*[.AO$16]+[.U69]*[.AO$17]+[.V69]*[.AO$18]+[.X69]*[.AO$20])+[.Q69]*[.AO$14]+[.Y69]*[.AO$21]+[.AD69]*[.AO$27])" office:value-type="float" office:value="0">
            <text:p>0.0</text:p>
          </table:table-cell>
          <table:table-cell table:style-name="ce20" table:formula="of:=[.AE69]+[.I69]-IF([.W69]&gt;0;0;[.F69]+[.G69])" office:value-type="float" office:value="0">
            <text:p>0.0</text:p>
          </table:table-cell>
          <table:table-cell table:style-name="ce23" table:formula="of:=[.AF69]" office:value-type="float" office:value="0">
            <text:p>0.0</text:p>
          </table:table-cell>
          <table:table-cell table:number-columns-repeated="2"/>
          <table:table-cell table:style-name="ce12"/>
          <table:table-cell table:number-columns-repeated="2"/>
          <table:table-cell office:value-type="float" office:value="68">
            <text:p>68</text:p>
          </table:table-cell>
          <table:table-cell table:number-columns-repeated="985"/>
        </table:table-row>
        <table:table-row table:style-name="ro2">
          <table:table-cell office:value-type="string">
            <text:p>Umbri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number-columns-repeated="2"/>
          <table:table-cell table:style-name="ce12" office:value-type="float" office:value="8">
            <text:p>8</text:p>
          </table:table-cell>
          <table:table-cell table:style-name="ce12" table:formula="of:=CEILING(([.F70]+[.G70])*0.5+[.H70];1)" office:value-type="float" office:value="8">
            <text:p>8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70]&gt;0;[.AO$7]*[.W70];0)+IF([.W70]&gt;0;[.AO$19];1)*IF([.R70]&gt;0;[.R70];1)*IF([.AB70]=1;[.AB70]*[.AO$26];1)*(IF([.Z70]&gt;0;[.AO$22];1)*([.J70]*[.AO$7]+[.K70]*[.AO$8]+[.L70]*[.AO$9]+[.N70]*[.AO$10]+[.O70]*[.AO$12]+[.P70]*[.AO$13]+[.S70]*[.AO$15]+[.T70]*[.AO$16]+[.U70]*[.AO$17]+[.V70]*[.AO$18]+[.X70]*[.AO$20])+[.Q70]*[.AO$14]+[.Y70]*[.AO$21]+[.AD70]*[.AO$27])" office:value-type="float" office:value="0">
            <text:p>0.0</text:p>
          </table:table-cell>
          <table:table-cell table:style-name="ce20" table:formula="of:=[.AE70]+[.I70]-IF([.W70]&gt;0;0;[.F71]+[.G71])" office:value-type="float" office:value="6">
            <text:p>6.0</text:p>
          </table:table-cell>
          <table:table-cell table:style-name="ce23" table:formula="of:=[.AF70]" office:value-type="float" office:value="6">
            <text:p>6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69">
            <text:p>69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Plutoni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style-name="ce12"/>
          <table:table-cell table:style-name="ce12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style-name="ce12" table:formula="of:=CEILING(([.F71]+[.G71])*0.5+[.H71];1)" office:value-type="float" office:value="8">
            <text:p>8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71]&gt;0;[.AO$7]*[.W71];0)+IF([.W71]&gt;0;[.AO$19];1)*IF([.R71]&gt;0;[.R71];1)*IF([.AB71]=1;[.AB71]*[.AO$26];1)*(IF([.Z71]&gt;0;[.AO$22];1)*([.J71]*[.AO$7]+[.K71]*[.AO$8]+[.L71]*[.AO$9]+[.N71]*[.AO$10]+[.O71]*[.AO$12]+[.P71]*[.AO$13]+[.S71]*[.AO$15]+[.T71]*[.AO$16]+[.U71]*[.AO$17]+[.V71]*[.AO$18]+[.X71]*[.AO$20])+[.Q71]*[.AO$14]+[.Y71]*[.AO$21]+[.AD71]*[.AO$27])" office:value-type="float" office:value="0">
            <text:p>0.0</text:p>
          </table:table-cell>
          <table:table-cell table:style-name="ce20" table:formula="of:=[.AE71]+[.I71]-IF([.W71]&gt;0;0;[.F72]+[.G72])" office:value-type="float" office:value="6">
            <text:p>6.0</text:p>
          </table:table-cell>
          <table:table-cell table:style-name="ce23" table:formula="of:=[.AF71]" office:value-type="float" office:value="6">
            <text:p>6.0</text:p>
          </table:table-cell>
          <table:table-cell/>
          <table:table-cell office:value-type="string">
            <text:p>Plut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Ampor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7">
            <text:p>7</text:p>
          </table:table-cell>
          <table:table-cell table:style-name="ce12" table:formula="of:=CEILING(([.F72]+[.G72])*0.5+[.H72];1)" office:value-type="float" office:value="8">
            <text:p>8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72]&gt;0;[.AO$7]*[.W72];0)+IF([.W72]&gt;0;[.AO$19];1)*IF([.R72]&gt;0;[.R72];1)*IF([.AB72]=1;[.AB72]*[.AO$26];1)*(IF([.Z72]&gt;0;[.AO$22];1)*([.J72]*[.AO$7]+[.K72]*[.AO$8]+[.L72]*[.AO$9]+[.N72]*[.AO$10]+[.O72]*[.AO$12]+[.P72]*[.AO$13]+[.S72]*[.AO$15]+[.T72]*[.AO$16]+[.U72]*[.AO$17]+[.V72]*[.AO$18]+[.X72]*[.AO$20])+[.Q72]*[.AO$14]+[.Y72]*[.AO$21]+[.AD72]*[.AO$27])" office:value-type="float" office:value="0">
            <text:p>0.0</text:p>
          </table:table-cell>
          <table:table-cell table:style-name="ce20" table:formula="of:=[.AE72]+[.I72]-IF([.W72]&gt;0;0;[.F73]+[.G73])" office:value-type="float" office:value="6">
            <text:p>6.0</text:p>
          </table:table-cell>
          <table:table-cell table:style-name="ce23" table:formula="of:=[.AF72]" office:value-type="float" office:value="6">
            <text:p>6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71">
            <text:p>71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Galati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table:formula="of:=CEILING(([.F73]+[.G73])*0.5+[.H73];1)" office:value-type="float" office:value="8">
            <text:p>8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73]&gt;0;[.AO$7]*[.W73];0)+IF([.W73]&gt;0;[.AO$19];1)*IF([.R73]&gt;0;[.R73];1)*IF([.AB73]=1;[.AB73]*[.AO$26];1)*(IF([.Z73]&gt;0;[.AO$22];1)*([.J73]*[.AO$7]+[.K73]*[.AO$8]+[.L73]*[.AO$9]+[.N73]*[.AO$10]+[.O73]*[.AO$12]+[.P73]*[.AO$13]+[.S73]*[.AO$15]+[.T73]*[.AO$16]+[.U73]*[.AO$17]+[.V73]*[.AO$18]+[.X73]*[.AO$20])+[.Q73]*[.AO$14]+[.Y73]*[.AO$21]+[.AD73]*[.AO$27])" office:value-type="float" office:value="0">
            <text:p>0.0</text:p>
          </table:table-cell>
          <table:table-cell table:style-name="ce20" table:formula="of:=[.AE73]+[.I73]-IF([.W73]&gt;0;0;[.F75]+[.G75])" office:value-type="float" office:value="5">
            <text:p>5.0</text:p>
          </table:table-cell>
          <table:table-cell table:style-name="ce23" table:formula="of:=[.AF73]" office:value-type="float" office:value="5">
            <text:p>5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Centauri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number-columns-repeated="2"/>
          <table:table-cell table:style-name="ce12" office:value-type="float" office:value="10">
            <text:p>10</text:p>
          </table:table-cell>
          <table:table-cell table:style-name="ce12" table:formula="of:=CEILING(([.F74]+[.G74])*0.5+[.H74];1)" office:value-type="float" office:value="10">
            <text:p>10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74]&gt;0;[.AO$7]*[.W74];0)+IF([.W74]&gt;0;[.AO$19];1)*IF([.R74]&gt;0;[.R74];1)*IF([.AB74]=1;[.AB74]*[.AO$26];1)*(IF([.Z74]&gt;0;[.AO$22];1)*([.J74]*[.AO$7]+[.K74]*[.AO$8]+[.L74]*[.AO$9]+[.N74]*[.AO$10]+[.O74]*[.AO$12]+[.P74]*[.AO$13]+[.S74]*[.AO$15]+[.T74]*[.AO$16]+[.U74]*[.AO$17]+[.V74]*[.AO$18]+[.X74]*[.AO$20])+[.Q74]*[.AO$14]+[.Y74]*[.AO$21]+[.AD74]*[.AO$27])" office:value-type="float" office:value="0">
            <text:p>0.0</text:p>
          </table:table-cell>
          <table:table-cell table:style-name="ce20" table:formula="of:=[.AE74]+[.I74]-IF([.W74]&gt;0;0;[.F76]+[.G76])" office:value-type="float" office:value="7">
            <text:p>7.0</text:p>
          </table:table-cell>
          <table:table-cell table:style-name="ce23" table:formula="of:=[.AF74]" office:value-type="float" office:value="7">
            <text:p>7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73">
            <text:p>73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Chamaeleontis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style-name="ce12"/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table:formula="of:=CEILING(([.F75]+[.G75])*0.5+[.H75];1)" office:value-type="float" office:value="10">
            <text:p>10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75]&gt;0;[.AO$7]*[.W75];0)+IF([.W75]&gt;0;[.AO$19];1)*IF([.R75]&gt;0;[.R75];1)*IF([.AB75]=1;[.AB75]*[.AO$26];1)*(IF([.Z75]&gt;0;[.AO$22];1)*([.J75]*[.AO$7]+[.K75]*[.AO$8]+[.L75]*[.AO$9]+[.N75]*[.AO$10]+[.O75]*[.AO$12]+[.P75]*[.AO$13]+[.S75]*[.AO$15]+[.T75]*[.AO$16]+[.U75]*[.AO$17]+[.V75]*[.AO$18]+[.X75]*[.AO$20])+[.Q75]*[.AO$14]+[.Y75]*[.AO$21]+[.AD75]*[.AO$27])" office:value-type="float" office:value="0">
            <text:p>0.0</text:p>
          </table:table-cell>
          <table:table-cell table:style-name="ce20" table:formula="of:=[.AE75]+[.I75]-IF([.W75]&gt;0;0;[.F77]+[.G77])" office:value-type="float" office:value="6">
            <text:p>6.0</text:p>
          </table:table-cell>
          <table:table-cell table:style-name="ce23" table:formula="of:=[.AF75]" office:value-type="float" office:value="6">
            <text:p>6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Aldebaran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8">
            <text:p>8</text:p>
          </table:table-cell>
          <table:table-cell table:style-name="ce12" table:formula="of:=CEILING(([.F76]+[.G76])*0.5+[.H76];1)" office:value-type="float" office:value="10">
            <text:p>10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76]&gt;0;[.AO$7]*[.W76];0)+IF([.W76]&gt;0;[.AO$19];1)*IF([.R76]&gt;0;[.R76];1)*IF([.AB76]=1;[.AB76]*[.AO$26];1)*(IF([.Z76]&gt;0;[.AO$22];1)*([.J76]*[.AO$7]+[.K76]*[.AO$8]+[.L76]*[.AO$9]+[.N76]*[.AO$10]+[.O76]*[.AO$12]+[.P76]*[.AO$13]+[.S76]*[.AO$15]+[.T76]*[.AO$16]+[.U76]*[.AO$17]+[.V76]*[.AO$18]+[.X76]*[.AO$20])+[.Q76]*[.AO$14]+[.Y76]*[.AO$21]+[.AD76]*[.AO$27])" office:value-type="float" office:value="0">
            <text:p>0.0</text:p>
          </table:table-cell>
          <table:table-cell table:style-name="ce20" table:formula="of:=[.AE76]+[.I76]-IF([.W76]&gt;0;0;[.F79]+[.G79])" office:value-type="float" office:value="6">
            <text:p>6.0</text:p>
          </table:table-cell>
          <table:table-cell table:style-name="ce23" table:formula="of:=[.AF76]" office:value-type="float" office:value="6">
            <text:p>6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Hermes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CEILING(([.F77]+[.G77])*0.5+[.H77];1)" office:value-type="float" office:value="10">
            <text:p>10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77]&gt;0;[.AO$7]*[.W77];0)+IF([.W77]&gt;0;[.AO$19];1)*IF([.R77]&gt;0;[.R77];1)*IF([.AB77]=1;[.AB77]*[.AO$26];1)*(IF([.Z77]&gt;0;[.AO$22];1)*([.J77]*[.AO$7]+[.K77]*[.AO$8]+[.L77]*[.AO$9]+[.N77]*[.AO$10]+[.O77]*[.AO$12]+[.P77]*[.AO$13]+[.S77]*[.AO$15]+[.T77]*[.AO$16]+[.U77]*[.AO$17]+[.V77]*[.AO$18]+[.X77]*[.AO$20])+[.Q77]*[.AO$14]+[.Y77]*[.AO$21]+[.AD77]*[.AO$27])" office:value-type="float" office:value="0">
            <text:p>0.0</text:p>
          </table:table-cell>
          <table:table-cell table:style-name="ce20" table:formula="of:=[.AE77]+[.I77]-IF([.W77]&gt;0;0;[.F81]+[.G81])" office:value-type="float" office:value="6">
            <text:p>6.0</text:p>
          </table:table-cell>
          <table:table-cell table:style-name="ce23" table:formula="of:=[.AF77]" office:value-type="float" office:value="6">
            <text:p>6.0</text:p>
          </table:table-cell>
          <table:table-cell/>
          <table:table-cell office:value-type="string">
            <text:p>Mercury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Inann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number-columns-repeated="2"/>
          <table:table-cell table:style-name="ce12" office:value-type="float" office:value="11">
            <text:p>11</text:p>
          </table:table-cell>
          <table:table-cell table:style-name="ce12" table:formula="of:=CEILING(([.F78]+[.G78])*0.5+[.H78];1)" office:value-type="float" office:value="11">
            <text:p>11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78]&gt;0;[.AO$7]*[.W78];0)+IF([.W78]&gt;0;[.AO$19];1)*IF([.R78]&gt;0;[.R78];1)*IF([.AB78]=1;[.AB78]*[.AO$26];1)*(IF([.Z78]&gt;0;[.AO$22];1)*([.J78]*[.AO$7]+[.K78]*[.AO$8]+[.L78]*[.AO$9]+[.N78]*[.AO$10]+[.O78]*[.AO$12]+[.P78]*[.AO$13]+[.S78]*[.AO$15]+[.T78]*[.AO$16]+[.U78]*[.AO$17]+[.V78]*[.AO$18]+[.X78]*[.AO$20])+[.Q78]*[.AO$14]+[.Y78]*[.AO$21]+[.AD78]*[.AO$27])" office:value-type="float" office:value="0">
            <text:p>0.0</text:p>
          </table:table-cell>
          <table:table-cell table:style-name="ce20" table:formula="of:=[.AE78]+[.I78]-IF([.W78]&gt;0;0;[.F83]+[.G83])" office:value-type="float" office:value="6">
            <text:p>6.0</text:p>
          </table:table-cell>
          <table:table-cell table:style-name="ce23" table:formula="of:=[.AF78]" office:value-type="float" office:value="6">
            <text:p>6.0</text:p>
          </table:table-cell>
          <table:table-cell/>
          <table:table-cell office:value-type="string">
            <text:p>Venu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77">
            <text:p>77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Gai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style-name="ce12"/>
          <table:table-cell table:style-name="ce12" office:value-type="float" office:value="4">
            <text:p>4</text:p>
          </table:table-cell>
          <table:table-cell table:style-name="ce12" office:value-type="float" office:value="9">
            <text:p>9</text:p>
          </table:table-cell>
          <table:table-cell table:style-name="ce12" table:formula="of:=CEILING(([.F79]+[.G79])*0.5+[.H79];1)" office:value-type="float" office:value="11">
            <text:p>11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79]&gt;0;[.AO$7]*[.W79];0)+IF([.W79]&gt;0;[.AO$19];1)*IF([.R79]&gt;0;[.R79];1)*IF([.AB79]=1;[.AB79]*[.AO$26];1)*(IF([.Z79]&gt;0;[.AO$22];1)*([.J79]*[.AO$7]+[.K79]*[.AO$8]+[.L79]*[.AO$9]+[.N79]*[.AO$10]+[.O79]*[.AO$12]+[.P79]*[.AO$13]+[.S79]*[.AO$15]+[.T79]*[.AO$16]+[.U79]*[.AO$17]+[.V79]*[.AO$18]+[.X79]*[.AO$20])+[.Q79]*[.AO$14]+[.Y79]*[.AO$21]+[.AD79]*[.AO$27])" office:value-type="float" office:value="0">
            <text:p>0.0</text:p>
          </table:table-cell>
          <table:table-cell table:style-name="ce20" table:formula="of:=[.AE79]+[.I79]-IF([.W79]&gt;0;0;[.F84]+[.G84])" office:value-type="float" office:value="6">
            <text:p>6.0</text:p>
          </table:table-cell>
          <table:table-cell table:style-name="ce23" table:formula="of:=[.AF79]" office:value-type="float" office:value="6">
            <text:p>6.0</text:p>
          </table:table-cell>
          <table:table-cell/>
          <table:table-cell office:value-type="string">
            <text:p>Earth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78">
            <text:p>78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Ares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style-name="ce12" office:value-type="float" office:value="9">
            <text:p>9</text:p>
          </table:table-cell>
          <table:table-cell table:style-name="ce12" table:formula="of:=CEILING(([.F80]+[.G80])*0.5+[.H80];1)" office:value-type="float" office:value="11">
            <text:p>11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80]&gt;0;[.AO$7]*[.W80];0)+IF([.W80]&gt;0;[.AO$19];1)*IF([.R80]&gt;0;[.R80];1)*IF([.AB80]=1;[.AB80]*[.AO$26];1)*(IF([.Z80]&gt;0;[.AO$22];1)*([.J80]*[.AO$7]+[.K80]*[.AO$8]+[.L80]*[.AO$9]+[.N80]*[.AO$10]+[.O80]*[.AO$12]+[.P80]*[.AO$13]+[.S80]*[.AO$15]+[.T80]*[.AO$16]+[.U80]*[.AO$17]+[.V80]*[.AO$18]+[.X80]*[.AO$20])+[.Q80]*[.AO$14]+[.Y80]*[.AO$21]+[.AD80]*[.AO$27])" office:value-type="float" office:value="0">
            <text:p>0.0</text:p>
          </table:table-cell>
          <table:table-cell table:style-name="ce20" table:formula="of:=[.AE80]+[.I80]-IF([.W80]&gt;0;0;[.F85]+[.G85])" office:value-type="float" office:value="5">
            <text:p>5.0</text:p>
          </table:table-cell>
          <table:table-cell table:style-name="ce23" table:formula="of:=[.AF80]" office:value-type="float" office:value="5">
            <text:p>5.0</text:p>
          </table:table-cell>
          <table:table-cell/>
          <table:table-cell office:value-type="string">
            <text:p>Mar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79">
            <text:p>79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Cassiopei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9">
            <text:p>9</text:p>
          </table:table-cell>
          <table:table-cell table:style-name="ce12" table:formula="of:=CEILING(([.F81]+[.G81])*0.5+[.H81];1)" office:value-type="float" office:value="11">
            <text:p>11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81]&gt;0;[.AO$7]*[.W81];0)+IF([.W81]&gt;0;[.AO$19];1)*IF([.R81]&gt;0;[.R81];1)*IF([.AB81]=1;[.AB81]*[.AO$26];1)*(IF([.Z81]&gt;0;[.AO$22];1)*([.J81]*[.AO$7]+[.K81]*[.AO$8]+[.L81]*[.AO$9]+[.N81]*[.AO$10]+[.O81]*[.AO$12]+[.P81]*[.AO$13]+[.S81]*[.AO$15]+[.T81]*[.AO$16]+[.U81]*[.AO$17]+[.V81]*[.AO$18]+[.X81]*[.AO$20])+[.Q81]*[.AO$14]+[.Y81]*[.AO$21]+[.AD81]*[.AO$27])" office:value-type="float" office:value="0">
            <text:p>0.0</text:p>
          </table:table-cell>
          <table:table-cell table:style-name="ce20" table:formula="of:=[.AE81]+[.I81]-IF([.W81]&gt;0;0;[.F85]+[.G85])" office:value-type="float" office:value="5">
            <text:p>5.0</text:p>
          </table:table-cell>
          <table:table-cell table:style-name="ce23" table:formula="of:=[.AF81]" office:value-type="float" office:value="5">
            <text:p>5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R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number-columns-repeated="2"/>
          <table:table-cell table:style-name="ce12" office:value-type="float" office:value="13">
            <text:p>13</text:p>
          </table:table-cell>
          <table:table-cell table:style-name="ce12" table:formula="of:=CEILING(([.F82]+[.G82])*0.5+[.H82];1)" office:value-type="float" office:value="13">
            <text:p>13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82]&gt;0;[.AO$7]*[.W82];0)+IF([.W82]&gt;0;[.AO$19];1)*IF([.R82]&gt;0;[.R82];1)*IF([.AB82]=1;[.AB82]*[.AO$26];1)*(IF([.Z82]&gt;0;[.AO$22];1)*([.J82]*[.AO$7]+[.K82]*[.AO$8]+[.L82]*[.AO$9]+[.N82]*[.AO$10]+[.O82]*[.AO$12]+[.P82]*[.AO$13]+[.S82]*[.AO$15]+[.T82]*[.AO$16]+[.U82]*[.AO$17]+[.V82]*[.AO$18]+[.X82]*[.AO$20])+[.Q82]*[.AO$14]+[.Y82]*[.AO$21]+[.AD82]*[.AO$27])" office:value-type="float" office:value="0">
            <text:p>0.0</text:p>
          </table:table-cell>
          <table:table-cell table:style-name="ce20" table:formula="of:=[.AE82]+[.I82]-IF([.W82]&gt;0;0;[.F86]+[.G86])" office:value-type="float" office:value="13">
            <text:p>13.0</text:p>
          </table:table-cell>
          <table:table-cell table:style-name="ce23" table:formula="of:=[.AF82]" office:value-type="float" office:value="13">
            <text:p>13.0</text:p>
          </table:table-cell>
          <table:table-cell/>
          <table:table-cell office:value-type="string">
            <text:p>Jupiter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81">
            <text:p>81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Cronus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style-name="ce12"/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table:formula="of:=CEILING(([.F83]+[.G83])*0.5+[.H83];1)" office:value-type="float" office:value="13">
            <text:p>13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83]&gt;0;[.AO$7]*[.W83];0)+IF([.W83]&gt;0;[.AO$19];1)*IF([.R83]&gt;0;[.R83];1)*IF([.AB83]=1;[.AB83]*[.AO$26];1)*(IF([.Z83]&gt;0;[.AO$22];1)*([.J83]*[.AO$7]+[.K83]*[.AO$8]+[.L83]*[.AO$9]+[.N83]*[.AO$10]+[.O83]*[.AO$12]+[.P83]*[.AO$13]+[.S83]*[.AO$15]+[.T83]*[.AO$16]+[.U83]*[.AO$17]+[.V83]*[.AO$18]+[.X83]*[.AO$20])+[.Q83]*[.AO$14]+[.Y83]*[.AO$21]+[.AD83]*[.AO$27])" office:value-type="float" office:value="0">
            <text:p>0.0</text:p>
          </table:table-cell>
          <table:table-cell table:style-name="ce20" table:formula="of:=[.AE83]+[.I83]-IF([.W83]&gt;0;0;[.F87]+[.G87])" office:value-type="float" office:value="7">
            <text:p>7.0</text:p>
          </table:table-cell>
          <table:table-cell table:style-name="ce23" table:formula="of:=[.AF83]" office:value-type="float" office:value="7">
            <text:p>7.0</text:p>
          </table:table-cell>
          <table:table-cell/>
          <table:table-cell office:value-type="string">
            <text:p>Satur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82">
            <text:p>82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Caelus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style-name="ce12" office:value-type="float" office:value="5">
            <text:p>5</text:p>
          </table:table-cell>
          <table:table-cell table:style-name="ce12"/>
          <table:table-cell table:style-name="ce12" office:value-type="float" office:value="10">
            <text:p>10</text:p>
          </table:table-cell>
          <table:table-cell table:style-name="ce12" table:formula="of:=CEILING(([.F84]+[.G84])*0.5+[.H84];1)" office:value-type="float" office:value="13">
            <text:p>13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84]&gt;0;[.AO$7]*[.W84];0)+IF([.W84]&gt;0;[.AO$19];1)*IF([.R84]&gt;0;[.R84];1)*IF([.AB84]=1;[.AB84]*[.AO$26];1)*(IF([.Z84]&gt;0;[.AO$22];1)*([.J84]*[.AO$7]+[.K84]*[.AO$8]+[.L84]*[.AO$9]+[.N84]*[.AO$10]+[.O84]*[.AO$12]+[.P84]*[.AO$13]+[.S84]*[.AO$15]+[.T84]*[.AO$16]+[.U84]*[.AO$17]+[.V84]*[.AO$18]+[.X84]*[.AO$20])+[.Q84]*[.AO$14]+[.Y84]*[.AO$21]+[.AD84]*[.AO$27])" office:value-type="float" office:value="0">
            <text:p>0.0</text:p>
          </table:table-cell>
          <table:table-cell table:style-name="ce20" table:formula="of:=[.AE84]+[.I84]-IF([.W84]&gt;0;0;[.F88]+[.G88])" office:value-type="float" office:value="7">
            <text:p>7.0</text:p>
          </table:table-cell>
          <table:table-cell table:style-name="ce23" table:formula="of:=[.AF84]" office:value-type="float" office:value="7">
            <text:p>7.0</text:p>
          </table:table-cell>
          <table:table-cell/>
          <table:table-cell office:value-type="string">
            <text:p>Uranu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83">
            <text:p>83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Andromed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10">
            <text:p>10</text:p>
          </table:table-cell>
          <table:table-cell table:style-name="ce12" table:formula="of:=CEILING(([.F85]+[.G85])*0.5+[.H85];1)" office:value-type="float" office:value="13">
            <text:p>13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85]&gt;0;[.AO$7]*[.W85];0)+IF([.W85]&gt;0;[.AO$19];1)*IF([.R85]&gt;0;[.R85];1)*IF([.AB85]=1;[.AB85]*[.AO$26];1)*(IF([.Z85]&gt;0;[.AO$22];1)*([.J85]*[.AO$7]+[.K85]*[.AO$8]+[.L85]*[.AO$9]+[.N85]*[.AO$10]+[.O85]*[.AO$12]+[.P85]*[.AO$13]+[.S85]*[.AO$15]+[.T85]*[.AO$16]+[.U85]*[.AO$17]+[.V85]*[.AO$18]+[.X85]*[.AO$20])+[.Q85]*[.AO$14]+[.Y85]*[.AO$21]+[.AD85]*[.AO$27])" office:value-type="float" office:value="0">
            <text:p>0.0</text:p>
          </table:table-cell>
          <table:table-cell table:style-name="ce20" table:formula="of:=[.AE85]+[.I85]-IF([.W85]&gt;0;0;[.F89]+[.G89])" office:value-type="float" office:value="7">
            <text:p>7.0</text:p>
          </table:table-cell>
          <table:table-cell table:style-name="ce23" table:formula="of:=[.AF85]" office:value-type="float" office:value="7">
            <text:p>7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84">
            <text:p>84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Poseidon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number-columns-repeated="2" table:style-name="ce12"/>
          <table:table-cell table:style-name="ce12" office:value-type="float" office:value="14">
            <text:p>14</text:p>
          </table:table-cell>
          <table:table-cell table:style-name="ce12" table:formula="of:=CEILING(([.F86]+[.G86])*0.5+[.H86];1)" office:value-type="float" office:value="14">
            <text:p>14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86]&gt;0;[.AO$7]*[.W86];0)+IF([.W86]&gt;0;[.AO$19];1)*IF([.R86]&gt;0;[.R86];1)*IF([.AB86]=1;[.AB86]*[.AO$26];1)*(IF([.Z86]&gt;0;[.AO$22];1)*([.J86]*[.AO$7]+[.K86]*[.AO$8]+[.L86]*[.AO$9]+[.N86]*[.AO$10]+[.O86]*[.AO$12]+[.P86]*[.AO$13]+[.S86]*[.AO$15]+[.T86]*[.AO$16]+[.U86]*[.AO$17]+[.V86]*[.AO$18]+[.X86]*[.AO$20])+[.Q86]*[.AO$14]+[.Y86]*[.AO$21]+[.AD86]*[.AO$27])" office:value-type="float" office:value="0">
            <text:p>0.0</text:p>
          </table:table-cell>
          <table:table-cell table:style-name="ce20" table:formula="of:=[.AE86]+[.I86]-IF([.W86]&gt;0;0;[.F91]+[.G91])" office:value-type="float" office:value="7">
            <text:p>7.0</text:p>
          </table:table-cell>
          <table:table-cell table:style-name="ce23" table:formula="of:=[.AF86]" office:value-type="float" office:value="7">
            <text:p>7.0</text:p>
          </table:table-cell>
          <table:table-cell/>
          <table:table-cell office:value-type="string">
            <text:p>Neptun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Demeter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style-name="ce12"/>
          <table:table-cell table:style-name="ce12" office:value-type="float" office:value="6">
            <text:p>6</text:p>
          </table:table-cell>
          <table:table-cell table:style-name="ce12" office:value-type="float" office:value="11">
            <text:p>11</text:p>
          </table:table-cell>
          <table:table-cell table:style-name="ce12" table:formula="of:=CEILING(([.F87]+[.G87])*0.5+[.H87];1)" office:value-type="float" office:value="14">
            <text:p>14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87]&gt;0;[.AO$7]*[.W87];0)+IF([.W87]&gt;0;[.AO$19];1)*IF([.R87]&gt;0;[.R87];1)*IF([.AB87]=1;[.AB87]*[.AO$26];1)*(IF([.Z87]&gt;0;[.AO$22];1)*([.J87]*[.AO$7]+[.K87]*[.AO$8]+[.L87]*[.AO$9]+[.N87]*[.AO$10]+[.O87]*[.AO$12]+[.P87]*[.AO$13]+[.S87]*[.AO$15]+[.T87]*[.AO$16]+[.U87]*[.AO$17]+[.V87]*[.AO$18]+[.X87]*[.AO$20])+[.Q87]*[.AO$14]+[.Y87]*[.AO$21]+[.AD87]*[.AO$27])" office:value-type="float" office:value="0">
            <text:p>0.0</text:p>
          </table:table-cell>
          <table:table-cell table:style-name="ce20" table:formula="of:=[.AE87]+[.I87]-IF([.W87]&gt;0;0;[.F92]+[.G92])" office:value-type="float" office:value="7">
            <text:p>7.0</text:p>
          </table:table-cell>
          <table:table-cell table:style-name="ce23" table:formula="of:=[.AF87]" office:value-type="float" office:value="7">
            <text:p>7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86">
            <text:p>86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Echidn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11">
            <text:p>11</text:p>
          </table:table-cell>
          <table:table-cell table:style-name="ce12" table:formula="of:=CEILING(([.F88]+[.G88])*0.5+[.H88];1)" office:value-type="float" office:value="14">
            <text:p>14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88]&gt;0;[.AO$7]*[.W88];0)+IF([.W88]&gt;0;[.AO$19];1)*IF([.R88]&gt;0;[.R88];1)*IF([.AB88]=1;[.AB88]*[.AO$26];1)*(IF([.Z88]&gt;0;[.AO$22];1)*([.J88]*[.AO$7]+[.K88]*[.AO$8]+[.L88]*[.AO$9]+[.N88]*[.AO$10]+[.O88]*[.AO$12]+[.P88]*[.AO$13]+[.S88]*[.AO$15]+[.T88]*[.AO$16]+[.U88]*[.AO$17]+[.V88]*[.AO$18]+[.X88]*[.AO$20])+[.Q88]*[.AO$14]+[.Y88]*[.AO$21]+[.AD88]*[.AO$27])" office:value-type="float" office:value="0">
            <text:p>0.0</text:p>
          </table:table-cell>
          <table:table-cell table:style-name="ce20" table:formula="of:=[.AE88]+[.I88]-IF([.W88]&gt;0;0;[.F93]+[.G93])" office:value-type="float" office:value="6">
            <text:p>6.0</text:p>
          </table:table-cell>
          <table:table-cell table:style-name="ce23" table:formula="of:=[.AF88]" office:value-type="float" office:value="6">
            <text:p>6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87">
            <text:p>87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Tauri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11">
            <text:p>11</text:p>
          </table:table-cell>
          <table:table-cell table:style-name="ce12" table:formula="of:=CEILING(([.F89]+[.G89])*0.5+[.H89];1)" office:value-type="float" office:value="14">
            <text:p>14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89]&gt;0;[.AO$7]*[.W89];0)+IF([.W89]&gt;0;[.AO$19];1)*IF([.R89]&gt;0;[.R89];1)*IF([.AB89]=1;[.AB89]*[.AO$26];1)*(IF([.Z89]&gt;0;[.AO$22];1)*([.J89]*[.AO$7]+[.K89]*[.AO$8]+[.L89]*[.AO$9]+[.N89]*[.AO$10]+[.O89]*[.AO$12]+[.P89]*[.AO$13]+[.S89]*[.AO$15]+[.T89]*[.AO$16]+[.U89]*[.AO$17]+[.V89]*[.AO$18]+[.X89]*[.AO$20])+[.Q89]*[.AO$14]+[.Y89]*[.AO$21]+[.AD89]*[.AO$27])" office:value-type="float" office:value="0">
            <text:p>0.0</text:p>
          </table:table-cell>
          <table:table-cell table:style-name="ce20" table:formula="of:=[.AE89]+[.I89]-IF([.W89]&gt;0;0;[.F93]+[.G93])" office:value-type="float" office:value="6">
            <text:p>6.0</text:p>
          </table:table-cell>
          <table:table-cell table:style-name="ce23" table:formula="of:=[.AF89]" office:value-type="float" office:value="6">
            <text:p>6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88">
            <text:p>88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Illyri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number-columns-repeated="2"/>
          <table:table-cell table:style-name="ce12" office:value-type="float" office:value="16">
            <text:p>16</text:p>
          </table:table-cell>
          <table:table-cell table:style-name="ce12" table:formula="of:=CEILING(([.F90]+[.G90])*0.5+[.H90];1)" office:value-type="float" office:value="16">
            <text:p>16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90]&gt;0;[.AO$7]*[.W90];0)+IF([.W90]&gt;0;[.AO$19];1)*IF([.R90]&gt;0;[.R90];1)*IF([.AB90]=1;[.AB90]*[.AO$26];1)*(IF([.Z90]&gt;0;[.AO$22];1)*([.J90]*[.AO$7]+[.K90]*[.AO$8]+[.L90]*[.AO$9]+[.N90]*[.AO$10]+[.O90]*[.AO$12]+[.P90]*[.AO$13]+[.S90]*[.AO$15]+[.T90]*[.AO$16]+[.U90]*[.AO$17]+[.V90]*[.AO$18]+[.X90]*[.AO$20])+[.Q90]*[.AO$14]+[.Y90]*[.AO$21]+[.AD90]*[.AO$27])" office:value-type="float" office:value="0">
            <text:p>0.0</text:p>
          </table:table-cell>
          <table:table-cell table:style-name="ce20" table:formula="of:=[.AE90]+[.I90]-IF([.W90]&gt;0;0;[.F94]+[.G94])" office:value-type="float" office:value="16">
            <text:p>16.0</text:p>
          </table:table-cell>
          <table:table-cell table:style-name="ce23" table:formula="of:=[.AF90]" office:value-type="float" office:value="16">
            <text:p>16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Mir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style-name="ce12"/>
          <table:table-cell table:style-name="ce12" office:value-type="float" office:value="7">
            <text:p>7</text:p>
          </table:table-cell>
          <table:table-cell table:style-name="ce12" office:value-type="float" office:value="12">
            <text:p>12</text:p>
          </table:table-cell>
          <table:table-cell table:style-name="ce12" table:formula="of:=CEILING(([.F91]+[.G91])*0.5+[.H91];1)" office:value-type="float" office:value="16">
            <text:p>16</text:p>
          </table:table-cell>
          <table:table-cell/>
          <table:table-cell table:number-columns-repeated="2" table:style-name="ce12"/>
          <table:table-cell table:style-name="ce12"/>
          <table:table-cell/>
          <table:table-cell table:number-columns-repeated="12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91]&gt;0;[.AO$7]*[.W91];0)+IF([.W91]&gt;0;[.AO$19];1)*IF([.R91]&gt;0;[.R91];1)*IF([.AB91]=1;[.AB91]*[.AO$26];1)*(IF([.Z91]&gt;0;[.AO$22];1)*([.J91]*[.AO$7]+[.K91]*[.AO$8]+[.L91]*[.AO$9]+[.N91]*[.AO$10]+[.O91]*[.AO$12]+[.P91]*[.AO$13]+[.S91]*[.AO$15]+[.T91]*[.AO$16]+[.U91]*[.AO$17]+[.V91]*[.AO$18]+[.X91]*[.AO$20])+[.Q91]*[.AO$14]+[.Y91]*[.AO$21]+[.AD91]*[.AO$27])" office:value-type="float" office:value="0">
            <text:p>0.0</text:p>
          </table:table-cell>
          <table:table-cell table:style-name="ce20" table:formula="of:=[.AE91]+[.I91]-IF([.W91]&gt;0;0;[.F94]+[.G94])" office:value-type="float" office:value="16">
            <text:p>16.0</text:p>
          </table:table-cell>
          <table:table-cell table:style-name="ce23" table:formula="of:=[.AF91]" office:value-type="float" office:value="16">
            <text:p>16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Salaci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float" office:value="12">
            <text:p>12</text:p>
          </table:table-cell>
          <table:table-cell table:style-name="ce12" table:formula="of:=CEILING(([.F92]+[.G92])*0.5+[.H92];1)" office:value-type="float" office:value="16">
            <text:p>16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92]&gt;0;[.AO$7]*[.W92];0)+IF([.W92]&gt;0;[.AO$19];1)*IF([.R92]&gt;0;[.R92];1)*IF([.AB92]=1;[.AB92]*[.AO$26];1)*(IF([.Z92]&gt;0;[.AO$22];1)*([.J92]*[.AO$7]+[.K92]*[.AO$8]+[.L92]*[.AO$9]+[.N92]*[.AO$10]+[.O92]*[.AO$12]+[.P92]*[.AO$13]+[.S92]*[.AO$15]+[.T92]*[.AO$16]+[.U92]*[.AO$17]+[.V92]*[.AO$18]+[.X92]*[.AO$20])+[.Q92]*[.AO$14]+[.Y92]*[.AO$21]+[.AD92]*[.AO$27])" office:value-type="float" office:value="0">
            <text:p>0.0</text:p>
          </table:table-cell>
          <table:table-cell table:style-name="ce20" table:formula="of:=[.AE92]+[.I92]-IF([.W92]&gt;0;0;[.F94]+[.G94])" office:value-type="float" office:value="16">
            <text:p>16.0</text:p>
          </table:table-cell>
          <table:table-cell table:style-name="ce23" table:formula="of:=[.AF92]" office:value-type="float" office:value="16">
            <text:p>16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91">
            <text:p>91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Aurora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2">
            <text:p>12</text:p>
          </table:table-cell>
          <table:table-cell table:style-name="ce12" table:formula="of:=CEILING(([.F93]+[.G93])*0.5+[.H93];1)" office:value-type="float" office:value="16">
            <text:p>16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93]&gt;0;[.AO$7]*[.W93];0)+IF([.W93]&gt;0;[.AO$19];1)*IF([.R93]&gt;0;[.R93];1)*IF([.AB93]=1;[.AB93]*[.AO$26];1)*(IF([.Z93]&gt;0;[.AO$22];1)*([.J93]*[.AO$7]+[.K93]*[.AO$8]+[.L93]*[.AO$9]+[.N93]*[.AO$10]+[.O93]*[.AO$12]+[.P93]*[.AO$13]+[.S93]*[.AO$15]+[.T93]*[.AO$16]+[.U93]*[.AO$17]+[.V93]*[.AO$18]+[.X93]*[.AO$20])+[.Q93]*[.AO$14]+[.Y93]*[.AO$21]+[.AD93]*[.AO$27])" office:value-type="float" office:value="0">
            <text:p>0.0</text:p>
          </table:table-cell>
          <table:table-cell table:style-name="ce20" table:formula="of:=[.AE93]+[.I93]-IF([.W93]&gt;0;0;[.F94]+[.G94])" office:value-type="float" office:value="16">
            <text:p>16.0</text:p>
          </table:table-cell>
          <table:table-cell table:style-name="ce23" table:formula="of:=[.AF93]" office:value-type="float" office:value="16">
            <text:p>16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92">
            <text:p>92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Sirius</text:p>
          </table:table-cell>
          <table:table-cell office:value-type="string">
            <text:p>U</text:p>
          </table:table-cell>
          <table:table-cell office:value-type="string">
            <text:p>God</text:p>
          </table:table-cell>
          <table:table-cell table:number-columns-repeated="2"/>
          <table:table-cell table:number-columns-repeated="2" table:style-name="ce12"/>
          <table:table-cell table:style-name="ce12" office:value-type="float" office:value="17">
            <text:p>17</text:p>
          </table:table-cell>
          <table:table-cell table:style-name="ce12" table:formula="of:=CEILING(([.F94]+[.G94])*0.5+[.H94];1)" office:value-type="float" office:value="17">
            <text:p>17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94]&gt;0;[.AO$7]*[.W94];0)+IF([.W94]&gt;0;[.AO$19];1)*IF([.R94]&gt;0;[.R94];1)*IF([.AB94]=1;[.AB94]*[.AO$26];1)*(IF([.Z94]&gt;0;[.AO$22];1)*([.J94]*[.AO$7]+[.K94]*[.AO$8]+[.L94]*[.AO$9]+[.N94]*[.AO$10]+[.O94]*[.AO$12]+[.P94]*[.AO$13]+[.S94]*[.AO$15]+[.T94]*[.AO$16]+[.U94]*[.AO$17]+[.V94]*[.AO$18]+[.X94]*[.AO$20])+[.Q94]*[.AO$14]+[.Y94]*[.AO$21]+[.AD94]*[.AO$27])" office:value-type="float" office:value="0">
            <text:p>0.0</text:p>
          </table:table-cell>
          <table:table-cell table:style-name="ce20" table:formula="of:=[.AE94]+[.I94]-IF([.W94]&gt;0;0;[.F94]+[.G94])" office:value-type="float" office:value="17">
            <text:p>17.0</text:p>
          </table:table-cell>
          <table:table-cell table:style-name="ce23" table:formula="of:=[.AF94]" office:value-type="float" office:value="17">
            <text:p>17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93">
            <text:p>93</text:p>
          </table:table-cell>
          <table:table-cell table:number-columns-repeated="985"/>
        </table:table-row>
        <table:table-row table:style-name="ro2">
          <table:table-cell table:style-name="ce7" office:value-type="string">
            <text:p>God Statistics</text:p>
          </table:table-cell>
          <table:table-cell table:style-name="ce7" table:number-columns-repeated="4"/>
          <table:table-cell table:style-name="ce13" table:formula="of:=SUM([.F71:.F94])" office:value-type="float" office:value="42">
            <text:p>42</text:p>
          </table:table-cell>
          <table:table-cell table:style-name="ce13" table:formula="of:=SUM([.G71:.G94])" office:value-type="float" office:value="42">
            <text:p>42</text:p>
          </table:table-cell>
          <table:table-cell table:style-name="ce13"/>
          <table:table-cell table:style-name="ce13" table:formula="of:=AVERAGE([.I71:.I94])" office:value-type="float" office:value="12.375">
            <text:p>12</text:p>
          </table:table-cell>
          <table:table-cell table:style-name="ce13" table:formula="of:=SUM([.J70:.J94])" office:value-type="float" office:value="0">
            <text:p>0</text:p>
          </table:table-cell>
          <table:table-cell table:style-name="ce13" table:formula="of:=SUM([.K70:.K94])" office:value-type="float" office:value="0">
            <text:p>0</text:p>
          </table:table-cell>
          <table:table-cell table:style-name="ce13" table:formula="of:=SUM([.L70:.L94])" office:value-type="float" office:value="0">
            <text:p>0</text:p>
          </table:table-cell>
          <table:table-cell table:style-name="ce13"/>
          <table:table-cell table:style-name="ce13" table:formula="of:=SUM([.N70:.N94])" office:value-type="float" office:value="0">
            <text:p>0</text:p>
          </table:table-cell>
          <table:table-cell table:style-name="ce13" table:formula="of:=SUM([.O70:.O94])" office:value-type="float" office:value="0">
            <text:p>0</text:p>
          </table:table-cell>
          <table:table-cell table:style-name="ce13" table:formula="of:=SUM([.P70:.P94])" office:value-type="float" office:value="0">
            <text:p>0</text:p>
          </table:table-cell>
          <table:table-cell table:style-name="ce13" table:formula="of:=SUM([.Q70:.Q94])" office:value-type="float" office:value="0">
            <text:p>0</text:p>
          </table:table-cell>
          <table:table-cell table:style-name="ce13" table:formula="of:=SUM([.R70:.R94])" office:value-type="float" office:value="0">
            <text:p>0</text:p>
          </table:table-cell>
          <table:table-cell table:style-name="ce13" table:formula="of:=SUM([.S70:.S94])" office:value-type="float" office:value="0">
            <text:p>0</text:p>
          </table:table-cell>
          <table:table-cell table:style-name="ce13" table:formula="of:=SUM([.T70:.T94])" office:value-type="float" office:value="0">
            <text:p>0</text:p>
          </table:table-cell>
          <table:table-cell table:style-name="ce13" table:formula="of:=SUM([.U70:.U94])" office:value-type="float" office:value="0">
            <text:p>0</text:p>
          </table:table-cell>
          <table:table-cell table:style-name="ce13" table:formula="of:=SUM([.V70:.V94])" office:value-type="float" office:value="0">
            <text:p>0</text:p>
          </table:table-cell>
          <table:table-cell table:style-name="ce13" table:formula="of:=SUM([.W70:.W94])" office:value-type="float" office:value="0">
            <text:p>0</text:p>
          </table:table-cell>
          <table:table-cell table:style-name="ce13" table:formula="of:=SUM([.X70:.X94])" office:value-type="float" office:value="0">
            <text:p>0</text:p>
          </table:table-cell>
          <table:table-cell table:style-name="ce13" table:formula="of:=SUM([.Y70:.Y94])" office:value-type="float" office:value="0">
            <text:p>0</text:p>
          </table:table-cell>
          <table:table-cell table:style-name="ce13" table:formula="of:=SUM([.Z70:.Z94])" office:value-type="float" office:value="0">
            <text:p>0</text:p>
          </table:table-cell>
          <table:table-cell table:style-name="ce13" table:formula="of:=SUM([.AA70:.AA94])" office:value-type="float" office:value="0">
            <text:p>0</text:p>
          </table:table-cell>
          <table:table-cell table:style-name="ce13" table:formula="of:=SUM([.AB70:.AB94])" office:value-type="float" office:value="0">
            <text:p>0</text:p>
          </table:table-cell>
          <table:table-cell table:style-name="ce13" table:formula="of:=SUM([.AC70:.AC94])" office:value-type="float" office:value="0">
            <text:p>0</text:p>
          </table:table-cell>
          <table:table-cell table:style-name="ce13" table:formula="of:=SUM([.AD70:.AD94])" office:value-type="float" office:value="0">
            <text:p>0</text:p>
          </table:table-cell>
          <table:table-cell table:style-name="ce17" table:formula="of:=IF([.W95]&gt;0;[.AO$7]*[.W95];0)+IF([.W95]&gt;0;[.AO$19];1)*IF([.R95]&gt;0;[.R95];1)*IF([.AB95]=1;[.AB95]*[.AO$26];1)*(IF([.Z95]&gt;0;[.AO$22];1)*([.J95]*[.AO$7]+[.K95]*[.AO$8]+[.L95]*[.AO$9]+[.N95]*[.AO$10]+[.O95]*[.AO$12]+[.P95]*[.AO$13]+[.S95]*[.AO$15]+[.T95]*[.AO$16]+[.U95]*[.AO$17]+[.V95]*[.AO$18]+[.X95]*[.AO$20])+[.Q95]*[.AO$14]+[.Y95]*[.AO$21]+[.AD95]*[.AO$27])" office:value-type="float" office:value="0">
            <text:p>0.0</text:p>
          </table:table-cell>
          <table:table-cell table:style-name="ce20" table:formula="of:=[.AE95]+[.I95]-IF([.W95]&gt;0;0;[.F95]+[.G95])" office:value-type="float" office:value="-71.625">
            <text:p>-71.6</text:p>
          </table:table-cell>
          <table:table-cell table:style-name="ce23" table:formula="of:=[.AF95]" office:value-type="float" office:value="-71.625">
            <text:p>-71.6</text:p>
          </table:table-cell>
          <table:table-cell table:style-name="ce7" table:number-columns-repeated="2"/>
          <table:table-cell table:style-name="ce13" table:formula="of:=SUM([.AJ70:.AJ94])" office:value-type="float" office:value="25">
            <text:p>25</text:p>
          </table:table-cell>
          <table:table-cell table:style-name="ce7" table:number-columns-repeated="2"/>
          <table:table-cell office:value-type="float" office:value="94">
            <text:p>94</text:p>
          </table:table-cell>
          <table:table-cell table:style-name="ce7" table:number-columns-repeated="985"/>
        </table:table-row>
        <table:table-row table:style-name="ro2">
          <table:table-cell table:style-name="ce7" table:number-columns-repeated="5"/>
          <table:table-cell table:style-name="ce13"/>
          <table:table-cell table:style-name="ce15" table:formula="of:=[.G95]/[.F95]" office:value-type="float" office:value="1">
            <text:p>1.00</text:p>
          </table:table-cell>
          <table:table-cell table:style-name="ce15"/>
          <table:table-cell table:number-columns-repeated="4" table:style-name="ce13"/>
          <table:table-cell table:style-name="ce13"/>
          <table:table-cell table:number-columns-repeated="13" table:style-name="ce13"/>
          <table:table-cell table:style-name="ce13"/>
          <table:table-cell table:style-name="ce13"/>
          <table:table-cell table:style-name="ce13"/>
          <table:table-cell table:style-name="ce18"/>
          <table:table-cell table:style-name="ce17" table:formula="of:=IF([.W96]&gt;0;[.AO$7]*[.W96];0)+IF([.W96]&gt;0;[.AO$19];1)*IF([.R96]&gt;0;[.R96];1)*IF([.AB96]=1;[.AB96]*[.AO$26];1)*(IF([.Z96]&gt;0;[.AO$22];1)*([.J96]*[.AO$7]+[.K96]*[.AO$8]+[.L96]*[.AO$9]+[.N96]*[.AO$10]+[.O96]*[.AO$12]+[.P96]*[.AO$13]+[.S96]*[.AO$15]+[.T96]*[.AO$16]+[.U96]*[.AO$17]+[.V96]*[.AO$18]+[.X96]*[.AO$20])+[.Q96]*[.AO$14]+[.Y96]*[.AO$21]+[.AD96]*[.AO$27])" office:value-type="float" office:value="0">
            <text:p>0.0</text:p>
          </table:table-cell>
          <table:table-cell table:style-name="ce21" table:formula="of:=[.AE96]+[.I96]-[.F96]-[.G96]" office:value-type="float" office:value="-1">
            <text:p>-1.0</text:p>
          </table:table-cell>
          <table:table-cell table:style-name="ce23" table:formula="of:=[.AF96]" office:value-type="float" office:value="-1">
            <text:p>-1.0</text:p>
          </table:table-cell>
          <table:table-cell table:style-name="ce7" table:number-columns-repeated="2"/>
          <table:table-cell table:style-name="ce13"/>
          <table:table-cell table:style-name="ce7" table:number-columns-repeated="2"/>
          <table:table-cell office:value-type="float" office:value="95">
            <text:p>95</text:p>
          </table:table-cell>
          <table:table-cell table:style-name="ce7" table:number-columns-repeated="985"/>
        </table:table-row>
        <table:table-row table:style-name="ro2">
          <table:table-cell table:style-name="Default"/>
          <table:table-cell table:number-columns-repeated="3"/>
          <table:table-cell office:value-type="string">
            <text:p>Most of these Creatures should automatically do damage to Fortifications/Gods roughly equal to their strength. This would balance the game between passive-aggresive and direct modes</text:p>
          </table:table-cell>
          <table:table-cell table:number-columns-repeated="7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97]&gt;0;[.AO$7]*[.W97];0)+IF([.W97]&gt;0;[.AO$19];1)*IF([.R97]&gt;0;[.R97];1)*IF([.AB97]=1;[.AB97]*[.AO$26];1)*(IF([.Z97]&gt;0;[.AO$22];1)*([.J97]*[.AO$7]+[.K97]*[.AO$8]+[.L97]*[.AO$9]+[.N97]*[.AO$10]+[.O97]*[.AO$12]+[.P97]*[.AO$13]+[.S97]*[.AO$15]+[.T97]*[.AO$16]+[.U97]*[.AO$17]+[.V97]*[.AO$18]+[.X97]*[.AO$20])+[.Q97]*[.AO$14]+[.Y97]*[.AO$21]+[.AD97]*[.AO$27])" office:value-type="float" office:value="0">
            <text:p>0.0</text:p>
          </table:table-cell>
          <table:table-cell table:style-name="ce20" table:formula="of:=[.AE97]+[.I97]-[.F97]-[.G97]" office:value-type="float" office:value="0">
            <text:p>0.0</text:p>
          </table:table-cell>
          <table:table-cell table:style-name="ce23" table:formula="of:=[.AF97]" office:value-type="float" office:value="0">
            <text:p>0.0</text:p>
          </table:table-cell>
          <table:table-cell table:number-columns-repeated="2"/>
          <table:table-cell table:style-name="ce12"/>
          <table:table-cell table:number-columns-repeated="2"/>
          <table:table-cell office:value-type="float" office:value="96">
            <text:p>96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Creatures</text:p>
          </table:table-cell>
          <table:table-cell table:number-columns-repeated="3"/>
          <table:table-cell office:value-type="string">
            <text:p>~25 of these</text:p>
          </table:table-cell>
          <table:table-cell table:number-columns-repeated="7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98]&gt;0;[.AO$7]*[.W98];0)+IF([.W98]&gt;0;[.AO$19];1)*IF([.R98]&gt;0;[.R98];1)*IF([.AB98]=1;[.AB98]*[.AO$26];1)*(IF([.Z98]&gt;0;[.AO$22];1)*([.J98]*[.AO$7]+[.K98]*[.AO$8]+[.L98]*[.AO$9]+[.N98]*[.AO$10]+[.O98]*[.AO$12]+[.P98]*[.AO$13]+[.S98]*[.AO$15]+[.T98]*[.AO$16]+[.U98]*[.AO$17]+[.V98]*[.AO$18]+[.X98]*[.AO$20])+[.Q98]*[.AO$14]+[.Y98]*[.AO$21]+[.AD98]*[.AO$27])" office:value-type="float" office:value="0">
            <text:p>0.0</text:p>
          </table:table-cell>
          <table:table-cell table:style-name="ce20" table:formula="of:=[.AE98]+[.I98]-[.F98]-[.G98]" office:value-type="float" office:value="0">
            <text:p>0.0</text:p>
          </table:table-cell>
          <table:table-cell table:style-name="ce23" table:formula="of:=[.AF98]" office:value-type="float" office:value="0">
            <text:p>0.0</text:p>
          </table:table-cell>
          <table:table-cell table:number-columns-repeated="2"/>
          <table:table-cell table:style-name="ce12"/>
          <table:table-cell table:number-columns-repeated="2"/>
          <table:table-cell office:value-type="float" office:value="97">
            <text:p>97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Rampaging Rhinoceros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Ongoing Trophy: Once per turn, you may assimilate any God for free</text:p>
          </table:table-cell>
          <table:table-cell table:style-name="ce12"/>
          <table:table-cell table:style-name="ce12" office:value-type="float" office:value="15">
            <text:p>15</text:p>
          </table:table-cell>
          <table:table-cell table:style-name="ce12"/>
          <table:table-cell table:style-name="ce12" table:formula="of:=CEILING(([.F99]+[.G99]+[.H99]) * 0.5; 1)" office:value-type="float" office:value="8">
            <text:p>8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 table:formula="of:=[.I95]*2" office:value-type="float" office:value="24.75">
            <text:p>24.8</text:p>
          </table:table-cell>
          <table:table-cell table:style-name="ce17" table:formula="of:=IF([.W99]&gt;0;[.AO$7]*[.W99];0)+IF([.W99]&gt;0;[.AO$19];1)*IF([.R99]&gt;0;[.R99];1)*IF([.AB99]=1;[.AB99]*[.AO$26];1)*(IF([.Z99]&gt;0;[.AO$22];1)*([.J99]*[.AO$7]+[.K99]*[.AO$8]+[.L99]*[.AO$9]+[.N99]*[.AO$10]+[.O99]*[.AO$12]+[.P99]*[.AO$13]+[.S99]*[.AO$15]+[.T99]*[.AO$16]+[.U99]*[.AO$17]+[.V99]*[.AO$18]+[.X99]*[.AO$20])+[.Q99]*[.AO$14]+[.Y99]*[.AO$21]+[.AD99]*[.AO$27])" office:value-type="float" office:value="24.75">
            <text:p>24.8</text:p>
          </table:table-cell>
          <table:table-cell table:style-name="ce20" table:formula="of:=[.AE99]+[.I99]-[.F99]-[.G99]" office:value-type="float" office:value="17.75">
            <text:p>17.8</text:p>
          </table:table-cell>
          <table:table-cell table:style-name="ce23" table:formula="of:=[.AF99]" office:value-type="float" office:value="17.75">
            <text:p>17.8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98">
            <text:p>98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Auspicious Auroc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For each opponent, destroy a Building of your choosing</text:p>
          </table:table-cell>
          <table:table-cell table:style-name="ce12"/>
          <table:table-cell table:style-name="ce12" office:value-type="float" office:value="7">
            <text:p>7</text:p>
          </table:table-cell>
          <table:table-cell table:style-name="ce12"/>
          <table:table-cell table:style-name="ce12" table:formula="of:=CEILING(([.F100]+[.G100]+[.H100]) * 0.5; 1)" office:value-type="float" office:value="4">
            <text:p>4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00]&gt;0;[.AO$7]*[.W100];0)+IF([.W100]&gt;0;[.AO$19];1)*IF([.R100]&gt;0;[.R100];1)*IF([.AB100]=1;[.AB100]*[.AO$26];1)*(IF([.Z100]&gt;0;[.AO$22];1)*([.J100]*[.AO$7]+[.K100]*[.AO$8]+[.L100]*[.AO$9]+[.N100]*[.AO$10]+[.O100]*[.AO$12]+[.P100]*[.AO$13]+[.S100]*[.AO$15]+[.T100]*[.AO$16]+[.U100]*[.AO$17]+[.V100]*[.AO$18]+[.X100]*[.AO$20])+[.Q100]*[.AO$14]+[.Y100]*[.AO$21]+[.AD100]*[.AO$27])" office:value-type="float" office:value="0">
            <text:p>0.0</text:p>
          </table:table-cell>
          <table:table-cell table:style-name="ce20" table:formula="of:=[.AE100]+[.I100]-[.F100]-[.G100]" office:value-type="float" office:value="-3">
            <text:p>-3.0</text:p>
          </table:table-cell>
          <table:table-cell table:style-name="ce23" table:formula="of:=[.AF100]" office:value-type="float" office:value="-3">
            <text:p>-3.0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">
            <text:p>99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Aggressive Alligato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3 damage to all Buildings and Settlements of a single opponent</text:p>
          </table:table-cell>
          <table:table-cell table:style-name="ce12"/>
          <table:table-cell table:style-name="ce12" office:value-type="float" office:value="8">
            <text:p>8</text:p>
          </table:table-cell>
          <table:table-cell table:style-name="ce12"/>
          <table:table-cell table:style-name="ce12" table:formula="of:=CEILING(([.F101]+[.G101]+[.H101]) * 0.5; 1)" office:value-type="float" office:value="4">
            <text:p>4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01]&gt;0;[.AO$7]*[.W101];0)+IF([.W101]&gt;0;[.AO$19];1)*IF([.R101]&gt;0;[.R101];1)*IF([.AB101]=1;[.AB101]*[.AO$26];1)*(IF([.Z101]&gt;0;[.AO$22];1)*([.J101]*[.AO$7]+[.K101]*[.AO$8]+[.L101]*[.AO$9]+[.N101]*[.AO$10]+[.O101]*[.AO$12]+[.P101]*[.AO$13]+[.S101]*[.AO$15]+[.T101]*[.AO$16]+[.U101]*[.AO$17]+[.V101]*[.AO$18]+[.X101]*[.AO$20])+[.Q101]*[.AO$14]+[.Y101]*[.AO$21]+[.AD101]*[.AO$27])" office:value-type="float" office:value="0">
            <text:p>0.0</text:p>
          </table:table-cell>
          <table:table-cell table:style-name="ce20" table:formula="of:=[.AE101]+[.I101]-[.F101]-[.G101]" office:value-type="float" office:value="-4">
            <text:p>-4.0</text:p>
          </table:table-cell>
          <table:table-cell table:style-name="ce23" table:formula="of:=[.AF101]" office:value-type="float" office:value="-4">
            <text:p>-4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Incorrigible Ibex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Each opponent must choose and defeat a Building they have deployed</text:p>
          </table:table-cell>
          <table:table-cell table:style-name="ce12"/>
          <table:table-cell table:style-name="ce12" office:value-type="float" office:value="6">
            <text:p>6</text:p>
          </table:table-cell>
          <table:table-cell table:style-name="ce12"/>
          <table:table-cell table:style-name="ce12" table:formula="of:=CEILING(([.F102]+[.G102]+[.H102]) * 0.5; 1)" office:value-type="float" office:value="3">
            <text:p>3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02]&gt;0;[.AO$7]*[.W102];0)+IF([.W102]&gt;0;[.AO$19];1)*IF([.R102]&gt;0;[.R102];1)*IF([.AB102]=1;[.AB102]*[.AO$26];1)*(IF([.Z102]&gt;0;[.AO$22];1)*([.J102]*[.AO$7]+[.K102]*[.AO$8]+[.L102]*[.AO$9]+[.N102]*[.AO$10]+[.O102]*[.AO$12]+[.P102]*[.AO$13]+[.S102]*[.AO$15]+[.T102]*[.AO$16]+[.U102]*[.AO$17]+[.V102]*[.AO$18]+[.X102]*[.AO$20])+[.Q102]*[.AO$14]+[.Y102]*[.AO$21]+[.AD102]*[.AO$27])" office:value-type="float" office:value="0">
            <text:p>0.0</text:p>
          </table:table-cell>
          <table:table-cell table:style-name="ce20" table:formula="of:=[.AE102]+[.I102]-[.F102]-[.G102]" office:value-type="float" office:value="-3">
            <text:p>-3.0</text:p>
          </table:table-cell>
          <table:table-cell table:style-name="ce23" table:formula="of:=[.AF102]" office:value-type="float" office:value="-3">
            <text:p>-3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01">
            <text:p>101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Chaotic Centiped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Scrap any non-Creatures in the trade row of your choosing</text:p>
          </table:table-cell>
          <table:table-cell table:style-name="ce12"/>
          <table:table-cell table:style-name="ce12" office:value-type="float" office:value="4">
            <text:p>4</text:p>
          </table:table-cell>
          <table:table-cell table:style-name="ce12"/>
          <table:table-cell table:style-name="ce12" table:formula="of:=CEILING(([.F103]+[.G103]+[.H103]) * 0.5; 1)" office:value-type="float" office:value="2">
            <text:p>2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03]&gt;0;[.AO$7]*[.W103];0)+IF([.W103]&gt;0;[.AO$19];1)*IF([.R103]&gt;0;[.R103];1)*IF([.AB103]=1;[.AB103]*[.AO$26];1)*(IF([.Z103]&gt;0;[.AO$22];1)*([.J103]*[.AO$7]+[.K103]*[.AO$8]+[.L103]*[.AO$9]+[.N103]*[.AO$10]+[.O103]*[.AO$12]+[.P103]*[.AO$13]+[.S103]*[.AO$15]+[.T103]*[.AO$16]+[.U103]*[.AO$17]+[.V103]*[.AO$18]+[.X103]*[.AO$20])+[.Q103]*[.AO$14]+[.Y103]*[.AO$21]+[.AD103]*[.AO$27])" office:value-type="float" office:value="0">
            <text:p>0.0</text:p>
          </table:table-cell>
          <table:table-cell table:style-name="ce20" table:formula="of:=[.AE103]+[.I103]-[.F103]-[.G103]" office:value-type="float" office:value="-2">
            <text:p>-2.0</text:p>
          </table:table-cell>
          <table:table-cell table:style-name="ce23" table:formula="of:=[.AF103]" office:value-type="float" office:value="-2">
            <text:p>-2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02">
            <text:p>102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Shiny Collecto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Acquire all Relics in the trade row</text:p>
          </table:table-cell>
          <table:table-cell table:style-name="ce12"/>
          <table:table-cell table:style-name="ce12" office:value-type="float" office:value="7">
            <text:p>7</text:p>
          </table:table-cell>
          <table:table-cell table:style-name="ce12"/>
          <table:table-cell table:style-name="ce12" table:formula="of:=CEILING(([.F104]+[.G104]+[.H104]) * 0.5; 1)" office:value-type="float" office:value="4">
            <text:p>4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04]&gt;0;[.AO$7]*[.W104];0)+IF([.W104]&gt;0;[.AO$19];1)*IF([.R104]&gt;0;[.R104];1)*IF([.AB104]=1;[.AB104]*[.AO$26];1)*(IF([.Z104]&gt;0;[.AO$22];1)*([.J104]*[.AO$7]+[.K104]*[.AO$8]+[.L104]*[.AO$9]+[.N104]*[.AO$10]+[.O104]*[.AO$12]+[.P104]*[.AO$13]+[.S104]*[.AO$15]+[.T104]*[.AO$16]+[.U104]*[.AO$17]+[.V104]*[.AO$18]+[.X104]*[.AO$20])+[.Q104]*[.AO$14]+[.Y104]*[.AO$21]+[.AD104]*[.AO$27])" office:value-type="float" office:value="0">
            <text:p>0.0</text:p>
          </table:table-cell>
          <table:table-cell table:style-name="ce20" table:formula="of:=[.AE104]+[.I104]-[.F104]-[.G104]" office:value-type="float" office:value="-3">
            <text:p>-3.0</text:p>
          </table:table-cell>
          <table:table-cell table:style-name="ce23" table:formula="of:=[.AF104]" office:value-type="float" office:value="-3">
            <text:p>-3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03">
            <text:p>103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Titanic Turtl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5 damage to all Settlements of a single opponent</text:p>
          </table:table-cell>
          <table:table-cell table:style-name="ce12"/>
          <table:table-cell table:style-name="ce12" office:value-type="float" office:value="6">
            <text:p>6</text:p>
          </table:table-cell>
          <table:table-cell table:style-name="ce12"/>
          <table:table-cell table:style-name="ce12" table:formula="of:=CEILING(([.F105]+[.G105]+[.H105]) * 0.5; 1)" office:value-type="float" office:value="3">
            <text:p>3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05]&gt;0;[.AO$7]*[.W105];0)+IF([.W105]&gt;0;[.AO$19];1)*IF([.R105]&gt;0;[.R105];1)*IF([.AB105]=1;[.AB105]*[.AO$26];1)*(IF([.Z105]&gt;0;[.AO$22];1)*([.J105]*[.AO$7]+[.K105]*[.AO$8]+[.L105]*[.AO$9]+[.N105]*[.AO$10]+[.O105]*[.AO$12]+[.P105]*[.AO$13]+[.S105]*[.AO$15]+[.T105]*[.AO$16]+[.U105]*[.AO$17]+[.V105]*[.AO$18]+[.X105]*[.AO$20])+[.Q105]*[.AO$14]+[.Y105]*[.AO$21]+[.AD105]*[.AO$27])" office:value-type="float" office:value="0">
            <text:p>0.0</text:p>
          </table:table-cell>
          <table:table-cell table:style-name="ce20" table:formula="of:=[.AE105]+[.I105]-[.F105]-[.G105]" office:value-type="float" office:value="-3">
            <text:p>-3.0</text:p>
          </table:table-cell>
          <table:table-cell table:style-name="ce23" table:formula="of:=[.AF105]" office:value-type="float" office:value="-3">
            <text:p>-3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04">
            <text:p>104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Sluggish Slot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feat the highest cost Building of each opponent</text:p>
          </table:table-cell>
          <table:table-cell table:style-name="ce12"/>
          <table:table-cell table:style-name="ce12" office:value-type="float" office:value="10">
            <text:p>10</text:p>
          </table:table-cell>
          <table:table-cell table:style-name="ce12"/>
          <table:table-cell table:style-name="ce12" table:formula="of:=CEILING(([.F106]+[.G106]+[.H106]) * 0.5; 1)" office:value-type="float" office:value="5">
            <text:p>5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06]&gt;0;[.AO$7]*[.W106];0)+IF([.W106]&gt;0;[.AO$19];1)*IF([.R106]&gt;0;[.R106];1)*IF([.AB106]=1;[.AB106]*[.AO$26];1)*(IF([.Z106]&gt;0;[.AO$22];1)*([.J106]*[.AO$7]+[.K106]*[.AO$8]+[.L106]*[.AO$9]+[.N106]*[.AO$10]+[.O106]*[.AO$12]+[.P106]*[.AO$13]+[.S106]*[.AO$15]+[.T106]*[.AO$16]+[.U106]*[.AO$17]+[.V106]*[.AO$18]+[.X106]*[.AO$20])+[.Q106]*[.AO$14]+[.Y106]*[.AO$21]+[.AD106]*[.AO$27])" office:value-type="float" office:value="0">
            <text:p>0.0</text:p>
          </table:table-cell>
          <table:table-cell table:style-name="ce20" table:formula="of:=[.AE106]+[.I106]-[.F106]-[.G106]" office:value-type="float" office:value="-5">
            <text:p>-5.0</text:p>
          </table:table-cell>
          <table:table-cell table:style-name="ce23" table:formula="of:=[.AF106]" office:value-type="float" office:value="-5">
            <text:p>-5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05">
            <text:p>105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Demonic Dodo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raw 2 Cards</text:p>
          </table:table-cell>
          <table:table-cell table:style-name="ce12"/>
          <table:table-cell table:style-name="ce12" office:value-type="float" office:value="5">
            <text:p>5</text:p>
          </table:table-cell>
          <table:table-cell table:style-name="ce12"/>
          <table:table-cell table:style-name="ce12" table:formula="of:=CEILING(([.F107]+[.G107]+[.H107]) * 0.5; 1)" office:value-type="float" office:value="3">
            <text:p>3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07]&gt;0;[.AO$7]*[.W107];0)+IF([.W107]&gt;0;[.AO$19];1)*IF([.R107]&gt;0;[.R107];1)*IF([.AB107]=1;[.AB107]*[.AO$26];1)*(IF([.Z107]&gt;0;[.AO$22];1)*([.J107]*[.AO$7]+[.K107]*[.AO$8]+[.L107]*[.AO$9]+[.N107]*[.AO$10]+[.O107]*[.AO$12]+[.P107]*[.AO$13]+[.S107]*[.AO$15]+[.T107]*[.AO$16]+[.U107]*[.AO$17]+[.V107]*[.AO$18]+[.X107]*[.AO$20])+[.Q107]*[.AO$14]+[.Y107]*[.AO$21]+[.AD107]*[.AO$27])" office:value-type="float" office:value="0">
            <text:p>0.0</text:p>
          </table:table-cell>
          <table:table-cell table:style-name="ce20" table:formula="of:=[.AE107]+[.I107]-[.F107]-[.G107]" office:value-type="float" office:value="-2">
            <text:p>-2.0</text:p>
          </table:table-cell>
          <table:table-cell table:style-name="ce23" table:formula="of:=[.AF107]" office:value-type="float" office:value="-2">
            <text:p>-2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06">
            <text:p>106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Sadochistic Saber-tooth 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1 card. Each opponent must discard a card</text:p>
          </table:table-cell>
          <table:table-cell table:style-name="ce12"/>
          <table:table-cell table:style-name="ce12" office:value-type="float" office:value="7">
            <text:p>7</text:p>
          </table:table-cell>
          <table:table-cell table:style-name="ce12"/>
          <table:table-cell table:style-name="ce12" table:formula="of:=CEILING(([.F108]+[.G108]+[.H108]) * 0.5; 1)" office:value-type="float" office:value="4">
            <text:p>4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08]&gt;0;[.AO$7]*[.W108];0)+IF([.W108]&gt;0;[.AO$19];1)*IF([.R108]&gt;0;[.R108];1)*IF([.AB108]=1;[.AB108]*[.AO$26];1)*(IF([.Z108]&gt;0;[.AO$22];1)*([.J108]*[.AO$7]+[.K108]*[.AO$8]+[.L108]*[.AO$9]+[.N108]*[.AO$10]+[.O108]*[.AO$12]+[.P108]*[.AO$13]+[.S108]*[.AO$15]+[.T108]*[.AO$16]+[.U108]*[.AO$17]+[.V108]*[.AO$18]+[.X108]*[.AO$20])+[.Q108]*[.AO$14]+[.Y108]*[.AO$21]+[.AD108]*[.AO$27])" office:value-type="float" office:value="0">
            <text:p>0.0</text:p>
          </table:table-cell>
          <table:table-cell table:style-name="ce20" table:formula="of:=[.AE108]+[.I108]-[.F108]-[.G108]" office:value-type="float" office:value="-3">
            <text:p>-3.0</text:p>
          </table:table-cell>
          <table:table-cell table:style-name="ce23" table:formula="of:=[.AF108]" office:value-type="float" office:value="-3">
            <text:p>-3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07">
            <text:p>107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Monstrous Mastodon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Return this to the Mastodon stack to deal 1 damage to any Fortification or God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/>
          <table:table-cell table:style-name="ce12" table:formula="of:=CEILING(([.F109]+[.G109]+[.H109]) * 0.5; 1)" office:value-type="float" office:value="2">
            <text:p>2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09]&gt;0;[.AO$7]*[.W109];0)+IF([.W109]&gt;0;[.AO$19];1)*IF([.R109]&gt;0;[.R109];1)*IF([.AB109]=1;[.AB109]*[.AO$26];1)*(IF([.Z109]&gt;0;[.AO$22];1)*([.J109]*[.AO$7]+[.K109]*[.AO$8]+[.L109]*[.AO$9]+[.N109]*[.AO$10]+[.O109]*[.AO$12]+[.P109]*[.AO$13]+[.S109]*[.AO$15]+[.T109]*[.AO$16]+[.U109]*[.AO$17]+[.V109]*[.AO$18]+[.X109]*[.AO$20])+[.Q109]*[.AO$14]+[.Y109]*[.AO$21]+[.AD109]*[.AO$27])" office:value-type="float" office:value="0">
            <text:p>0.0</text:p>
          </table:table-cell>
          <table:table-cell table:style-name="ce20" table:formula="of:=[.AE109]+[.I109]-[.F109]-[.G109]" office:value-type="float" office:value="-1">
            <text:p>-1.0</text:p>
          </table:table-cell>
          <table:table-cell table:style-name="ce23" table:formula="of:=[.AF109]" office:value-type="float" office:value="-1">
            <text:p>-1.0</text:p>
          </table:table-cell>
          <table:table-cell table:number-columns-repeated="2"/>
          <table:table-cell table:style-name="ce12" office:value-type="float" office:value="28">
            <text:p>28</text:p>
          </table:table-cell>
          <table:table-cell table:number-columns-repeated="2"/>
          <table:table-cell office:value-type="float" office:value="108">
            <text:p>108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Harbinger Hawk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/>
          <table:table-cell table:number-columns-repeated="3" table:style-name="ce12"/>
          <table:table-cell table:style-name="ce12" table:formula="of:=CEILING(([.F110]+[.G110]+[.H110]) * 0.5; 1)" office:value-type="float" office:value="0">
            <text:p>0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10]&gt;0;[.AO$7]*[.W110];0)+IF([.W110]&gt;0;[.AO$19];1)*IF([.R110]&gt;0;[.R110];1)*IF([.AB110]=1;[.AB110]*[.AO$26];1)*(IF([.Z110]&gt;0;[.AO$22];1)*([.J110]*[.AO$7]+[.K110]*[.AO$8]+[.L110]*[.AO$9]+[.N110]*[.AO$10]+[.O110]*[.AO$12]+[.P110]*[.AO$13]+[.S110]*[.AO$15]+[.T110]*[.AO$16]+[.U110]*[.AO$17]+[.V110]*[.AO$18]+[.X110]*[.AO$20])+[.Q110]*[.AO$14]+[.Y110]*[.AO$21]+[.AD110]*[.AO$27])" office:value-type="float" office:value="0">
            <text:p>0.0</text:p>
          </table:table-cell>
          <table:table-cell table:style-name="ce20" table:formula="of:=[.AE110]+[.I110]-[.F110]-[.G110]" office:value-type="float" office:value="0">
            <text:p>0.0</text:p>
          </table:table-cell>
          <table:table-cell table:style-name="ce23" table:formula="of:=[.AF110]" office:value-type="float" office:value="0">
            <text:p>0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09">
            <text:p>109</text:p>
          </table:table-cell>
          <table:table-cell table:number-columns-repeated="985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3"/>
          <table:table-cell table:number-columns-repeated="3" table:style-name="ce12"/>
          <table:table-cell table:style-name="ce12" table:formula="of:=CEILING(([.F111]+[.G111]+[.H111]) * 0.5; 1)" office:value-type="float" office:value="0">
            <text:p>0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11]&gt;0;[.AO$7]*[.W111];0)+IF([.W111]&gt;0;[.AO$19];1)*IF([.R111]&gt;0;[.R111];1)*IF([.AB111]=1;[.AB111]*[.AO$26];1)*(IF([.Z111]&gt;0;[.AO$22];1)*([.J111]*[.AO$7]+[.K111]*[.AO$8]+[.L111]*[.AO$9]+[.N111]*[.AO$10]+[.O111]*[.AO$12]+[.P111]*[.AO$13]+[.S111]*[.AO$15]+[.T111]*[.AO$16]+[.U111]*[.AO$17]+[.V111]*[.AO$18]+[.X111]*[.AO$20])+[.Q111]*[.AO$14]+[.Y111]*[.AO$21]+[.AD111]*[.AO$27])" office:value-type="float" office:value="0">
            <text:p>0.0</text:p>
          </table:table-cell>
          <table:table-cell table:style-name="ce20" table:formula="of:=[.AE111]+[.I111]-[.F111]-[.G111]" office:value-type="float" office:value="0">
            <text:p>0.0</text:p>
          </table:table-cell>
          <table:table-cell table:style-name="ce23" table:formula="of:=[.AF111]" office:value-type="float" office:value="0">
            <text:p>0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10">
            <text:p>110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Dastardly Dasher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Each opponent must either: discard a card or permanently lose 1 Anima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/>
          <table:table-cell table:style-name="ce12" table:formula="of:=CEILING(([.F112]+[.G112]+[.H112]) * 0.5; 1)" office:value-type="float" office:value="4">
            <text:p>4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12]&gt;0;[.AO$7]*[.W112];0)+IF([.W112]&gt;0;[.AO$19];1)*IF([.R112]&gt;0;[.R112];1)*IF([.AB112]=1;[.AB112]*[.AO$26];1)*(IF([.Z112]&gt;0;[.AO$22];1)*([.J112]*[.AO$7]+[.K112]*[.AO$8]+[.L112]*[.AO$9]+[.N112]*[.AO$10]+[.O112]*[.AO$12]+[.P112]*[.AO$13]+[.S112]*[.AO$15]+[.T112]*[.AO$16]+[.U112]*[.AO$17]+[.V112]*[.AO$18]+[.X112]*[.AO$20])+[.Q112]*[.AO$14]+[.Y112]*[.AO$21]+[.AD112]*[.AO$27])" office:value-type="float" office:value="0">
            <text:p>0.0</text:p>
          </table:table-cell>
          <table:table-cell table:style-name="ce20" table:formula="of:=[.AE112]+[.I112]-[.F112]-[.G112]" office:value-type="float" office:value="-4">
            <text:p>-4.0</text:p>
          </table:table-cell>
          <table:table-cell table:style-name="ce23" table:formula="of:=[.AF112]" office:value-type="float" office:value="-4">
            <text:p>-4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1">
            <text:p>111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Opt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3 Trade and permanently increase your Anima by 1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2" table:formula="of:=CEILING(([.F113]+[.G113]+[.H113]) * 0.5; 1)" office:value-type="float" office:value="6">
            <text:p>6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/>
          <table:table-cell table:style-name="ce12"/>
          <table:table-cell table:style-name="ce12" office:value-type="float" office:value="3">
            <text:p>3</text:p>
          </table:table-cell>
          <table:table-cell table:number-columns-repeated="12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13]&gt;0;[.AO$7]*[.W113];0)+IF([.W113]&gt;0;[.AO$19];1)*IF([.R113]&gt;0;[.R113];1)*IF([.AB113]=1;[.AB113]*[.AO$26];1)*(IF([.Z113]&gt;0;[.AO$22];1)*([.J113]*[.AO$7]+[.K113]*[.AO$8]+[.L113]*[.AO$9]+[.N113]*[.AO$10]+[.O113]*[.AO$12]+[.P113]*[.AO$13]+[.S113]*[.AO$15]+[.T113]*[.AO$16]+[.U113]*[.AO$17]+[.V113]*[.AO$18]+[.X113]*[.AO$20])+[.Q113]*[.AO$14]+[.Y113]*[.AO$21]+[.AD113]*[.AO$27])" office:value-type="float" office:value="6">
            <text:p>6.0</text:p>
          </table:table-cell>
          <table:table-cell table:style-name="ce20" table:formula="of:=[.AE113]+[.I113]-[.F113]-[.G113]" office:value-type="float" office:value="1">
            <text:p>1.0</text:p>
          </table:table-cell>
          <table:table-cell table:style-name="ce23" table:formula="of:=[.AF113]" office:value-type="float" office:value="1">
            <text:p>1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2">
            <text:p>112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Pess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3 Strength and permanently increase your Anima by 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table:formula="of:=CEILING(([.F114]+[.G114]+[.H114]) * 0.5; 1)" office:value-type="float" office:value="6">
            <text:p>6</text:p>
          </table:table-cell>
          <table:table-cell table:number-columns-repeated="2" table:style-name="ce12"/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number-columns-repeated="12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14]&gt;0;[.AO$7]*[.W114];0)+IF([.W114]&gt;0;[.AO$19];1)*IF([.R114]&gt;0;[.R114];1)*IF([.AB114]=1;[.AB114]*[.AO$26];1)*(IF([.Z114]&gt;0;[.AO$22];1)*([.J114]*[.AO$7]+[.K114]*[.AO$8]+[.L114]*[.AO$9]+[.N114]*[.AO$10]+[.O114]*[.AO$12]+[.P114]*[.AO$13]+[.S114]*[.AO$15]+[.T114]*[.AO$16]+[.U114]*[.AO$17]+[.V114]*[.AO$18]+[.X114]*[.AO$20])+[.Q114]*[.AO$14]+[.Y114]*[.AO$21]+[.AD114]*[.AO$27])" office:value-type="float" office:value="6">
            <text:p>6.0</text:p>
          </table:table-cell>
          <table:table-cell table:style-name="ce20" table:formula="of:=[.AE114]+[.I114]-[.F114]-[.G114]" office:value-type="float" office:value="1">
            <text:p>1.0</text:p>
          </table:table-cell>
          <table:table-cell table:style-name="ce23" table:formula="of:=[.AF114]" office:value-type="float" office:value="1">
            <text:p>1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3">
            <text:p>113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Neutral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2 Trade, 2 Strength, and permanently increase your Anima by 1</text:p>
          </table:table-cell>
          <table:table-cell table:number-columns-repeated="2" table:style-name="ce12" office:value-type="float" office:value="6">
            <text:p>6</text:p>
          </table:table-cell>
          <table:table-cell table:style-name="ce12"/>
          <table:table-cell table:style-name="ce12" table:formula="of:=CEILING(([.F115]+[.G115]+[.H115]) * 0.5; 1)" office:value-type="float" office:value="6">
            <text:p>6</text:p>
          </table:table-cell>
          <table:table-cell table:style-name="ce12"/>
          <table:table-cell table:number-columns-repeated="2" table:style-name="ce12" office:value-type="float" office:value="2">
            <text:p>2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12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15]&gt;0;[.AO$7]*[.W115];0)+IF([.W115]&gt;0;[.AO$19];1)*IF([.R115]&gt;0;[.R115];1)*IF([.AB115]=1;[.AB115]*[.AO$26];1)*(IF([.Z115]&gt;0;[.AO$22];1)*([.J115]*[.AO$7]+[.K115]*[.AO$8]+[.L115]*[.AO$9]+[.N115]*[.AO$10]+[.O115]*[.AO$12]+[.P115]*[.AO$13]+[.S115]*[.AO$15]+[.T115]*[.AO$16]+[.U115]*[.AO$17]+[.V115]*[.AO$18]+[.X115]*[.AO$20])+[.Q115]*[.AO$14]+[.Y115]*[.AO$21]+[.AD115]*[.AO$27])" office:value-type="float" office:value="6">
            <text:p>6.0</text:p>
          </table:table-cell>
          <table:table-cell table:style-name="ce20" table:formula="of:=[.AE115]+[.I115]-[.F115]-[.G115]" office:value-type="float" office:value="0">
            <text:p>0.0</text:p>
          </table:table-cell>
          <table:table-cell table:style-name="ce23" table:formula="of:=[.AF115]" office:value-type="float" office:value="0">
            <text:p>0.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4">
            <text:p>114</text:p>
          </table:table-cell>
          <table:table-cell table:number-columns-repeated="985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Nomad</text:p>
          </table:table-cell>
          <table:table-cell table:number-columns-repeated="2"/>
          <table:table-cell table:number-columns-repeated="3" table:style-name="ce12"/>
          <table:table-cell table:style-name="ce12" table:formula="of:=CEILING(([.F116]+[.G116]+[.H116]) * 0.5; 1)" office:value-type="float" office:value="0">
            <text:p>0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16]&gt;0;[.AO$7]*[.W116];0)+IF([.W116]&gt;0;[.AO$19];1)*IF([.R116]&gt;0;[.R116];1)*IF([.AB116]=1;[.AB116]*[.AO$26];1)*(IF([.Z116]&gt;0;[.AO$22];1)*([.J116]*[.AO$7]+[.K116]*[.AO$8]+[.L116]*[.AO$9]+[.N116]*[.AO$10]+[.O116]*[.AO$12]+[.P116]*[.AO$13]+[.S116]*[.AO$15]+[.T116]*[.AO$16]+[.U116]*[.AO$17]+[.V116]*[.AO$18]+[.X116]*[.AO$20])+[.Q116]*[.AO$14]+[.Y116]*[.AO$21]+[.AD116]*[.AO$27])" office:value-type="float" office:value="0">
            <text:p>0.0</text:p>
          </table:table-cell>
          <table:table-cell table:style-name="ce20" table:formula="of:=[.AE116]+[.I116]-[.F116]-[.G116]" office:value-type="float" office:value="0">
            <text:p>0.0</text:p>
          </table:table-cell>
          <table:table-cell table:style-name="ce23" table:formula="of:=[.AF116]" office:value-type="float" office:value="0">
            <text:p>0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15">
            <text:p>115</text:p>
          </table:table-cell>
          <table:table-cell table:number-columns-repeated="985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Nomad</text:p>
          </table:table-cell>
          <table:table-cell table:number-columns-repeated="2"/>
          <table:table-cell table:number-columns-repeated="3" table:style-name="ce12"/>
          <table:table-cell table:style-name="ce12" table:formula="of:=CEILING(([.F117]+[.G117]+[.H117]) * 0.5; 1)" office:value-type="float" office:value="0">
            <text:p>0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17]&gt;0;[.AO$7]*[.W117];0)+IF([.W117]&gt;0;[.AO$19];1)*IF([.R117]&gt;0;[.R117];1)*IF([.AB117]=1;[.AB117]*[.AO$26];1)*(IF([.Z117]&gt;0;[.AO$22];1)*([.J117]*[.AO$7]+[.K117]*[.AO$8]+[.L117]*[.AO$9]+[.N117]*[.AO$10]+[.O117]*[.AO$12]+[.P117]*[.AO$13]+[.S117]*[.AO$15]+[.T117]*[.AO$16]+[.U117]*[.AO$17]+[.V117]*[.AO$18]+[.X117]*[.AO$20])+[.Q117]*[.AO$14]+[.Y117]*[.AO$21]+[.AD117]*[.AO$27])" office:value-type="float" office:value="0">
            <text:p>0.0</text:p>
          </table:table-cell>
          <table:table-cell table:style-name="ce20" table:formula="of:=[.AE117]+[.I117]-[.F117]-[.G117]" office:value-type="float" office:value="0">
            <text:p>0.0</text:p>
          </table:table-cell>
          <table:table-cell table:style-name="ce23" table:formula="of:=[.AF117]" office:value-type="float" office:value="0">
            <text:p>0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16">
            <text:p>116</text:p>
          </table:table-cell>
          <table:table-cell table:number-columns-repeated="985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6">
            <text:p>6</text:p>
          </table:table-cell>
          <table:table-cell table:style-name="ce12" table:formula="of:=CEILING(([.F118]+[.G118]+[.H118]) * 0.5; 1)" office:value-type="float" office:value="4">
            <text:p>4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18]&gt;0;[.AO$7]*[.W118];0)+IF([.W118]&gt;0;[.AO$19];1)*IF([.R118]&gt;0;[.R118];1)*IF([.AB118]=1;[.AB118]*[.AO$26];1)*(IF([.Z118]&gt;0;[.AO$22];1)*([.J118]*[.AO$7]+[.K118]*[.AO$8]+[.L118]*[.AO$9]+[.N118]*[.AO$10]+[.O118]*[.AO$12]+[.P118]*[.AO$13]+[.S118]*[.AO$15]+[.T118]*[.AO$16]+[.U118]*[.AO$17]+[.V118]*[.AO$18]+[.X118]*[.AO$20])+[.Q118]*[.AO$14]+[.Y118]*[.AO$21]+[.AD118]*[.AO$27])" office:value-type="float" office:value="0">
            <text:p>0.0</text:p>
          </table:table-cell>
          <table:table-cell table:style-name="ce20" table:formula="of:=[.AE118]+[.I118]-[.F118]-[.G118]" office:value-type="float" office:value="2">
            <text:p>2.0</text:p>
          </table:table-cell>
          <table:table-cell table:style-name="ce23" table:formula="of:=[.AF118]" office:value-type="float" office:value="2">
            <text:p>2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17">
            <text:p>117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Holy Handcrank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2" table:style-name="ce12"/>
          <table:table-cell table:style-name="ce12" office:value-type="float" office:value="5">
            <text:p>5</text:p>
          </table:table-cell>
          <table:table-cell table:style-name="ce12" table:formula="of:=CEILING(([.F119]+[.G119]+[.H119]) * 0.5; 1)" office:value-type="float" office:value="3">
            <text:p>3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19]&gt;0;[.AO$7]*[.W119];0)+IF([.W119]&gt;0;[.AO$19];1)*IF([.R119]&gt;0;[.R119];1)*IF([.AB119]=1;[.AB119]*[.AO$26];1)*(IF([.Z119]&gt;0;[.AO$22];1)*([.J119]*[.AO$7]+[.K119]*[.AO$8]+[.L119]*[.AO$9]+[.N119]*[.AO$10]+[.O119]*[.AO$12]+[.P119]*[.AO$13]+[.S119]*[.AO$15]+[.T119]*[.AO$16]+[.U119]*[.AO$17]+[.V119]*[.AO$18]+[.X119]*[.AO$20])+[.Q119]*[.AO$14]+[.Y119]*[.AO$21]+[.AD119]*[.AO$27])" office:value-type="float" office:value="0">
            <text:p>0.0</text:p>
          </table:table-cell>
          <table:table-cell table:style-name="ce20" table:formula="of:=[.AE119]+[.I119]-[.F119]-[.G119]" office:value-type="float" office:value="3">
            <text:p>3.0</text:p>
          </table:table-cell>
          <table:table-cell table:style-name="ce23" table:formula="of:=[.AF119]" office:value-type="float" office:value="3">
            <text:p>3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18">
            <text:p>118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Teeth of St. Titania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2"/>
          <table:table-cell table:style-name="ce12" table:formula="of:=CEILING(([.F120]+[.G120]+[.H120]) * 0.5; 1)" office:value-type="float" office:value="0">
            <text:p>0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20]&gt;0;[.AO$7]*[.W120];0)+IF([.W120]&gt;0;[.AO$19];1)*IF([.R120]&gt;0;[.R120];1)*IF([.AB120]=1;[.AB120]*[.AO$26];1)*(IF([.Z120]&gt;0;[.AO$22];1)*([.J120]*[.AO$7]+[.K120]*[.AO$8]+[.L120]*[.AO$9]+[.N120]*[.AO$10]+[.O120]*[.AO$12]+[.P120]*[.AO$13]+[.S120]*[.AO$15]+[.T120]*[.AO$16]+[.U120]*[.AO$17]+[.V120]*[.AO$18]+[.X120]*[.AO$20])+[.Q120]*[.AO$14]+[.Y120]*[.AO$21]+[.AD120]*[.AO$27])" office:value-type="float" office:value="0">
            <text:p>0.0</text:p>
          </table:table-cell>
          <table:table-cell table:style-name="ce20" table:formula="of:=[.AE120]+[.I120]-[.F120]-[.G120]" office:value-type="float" office:value="0">
            <text:p>0.0</text:p>
          </table:table-cell>
          <table:table-cell table:style-name="ce23" table:formula="of:=[.AF120]" office:value-type="float" office:value="0">
            <text:p>0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19">
            <text:p>119</text:p>
          </table:table-cell>
          <table:table-cell table:number-columns-repeated="985"/>
        </table:table-row>
        <table:table-row table:style-name="ro2">
          <table:table-cell table:style-name="Default" office:value-type="string">
            <text:p>Ark of the Condemned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2"/>
          <table:table-cell table:style-name="ce12" table:formula="of:=CEILING(([.F121]+[.G121]+[.H121]) * 0.5; 1)" office:value-type="float" office:value="0">
            <text:p>0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21]&gt;0;[.AO$7]*[.W121];0)+IF([.W121]&gt;0;[.AO$19];1)*IF([.R121]&gt;0;[.R121];1)*IF([.AB121]=1;[.AB121]*[.AO$26];1)*(IF([.Z121]&gt;0;[.AO$22];1)*([.J121]*[.AO$7]+[.K121]*[.AO$8]+[.L121]*[.AO$9]+[.N121]*[.AO$10]+[.O121]*[.AO$12]+[.P121]*[.AO$13]+[.S121]*[.AO$15]+[.T121]*[.AO$16]+[.U121]*[.AO$17]+[.V121]*[.AO$18]+[.X121]*[.AO$20])+[.Q121]*[.AO$14]+[.Y121]*[.AO$21]+[.AD121]*[.AO$27])" office:value-type="float" office:value="0">
            <text:p>0.0</text:p>
          </table:table-cell>
          <table:table-cell table:style-name="ce20" table:formula="of:=[.AE121]+[.I121]-[.F121]-[.G121]" office:value-type="float" office:value="0">
            <text:p>0.0</text:p>
          </table:table-cell>
          <table:table-cell table:style-name="ce23" table:formula="of:=[.AF121]" office:value-type="float" office:value="0">
            <text:p>0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table:number-columns-repeated="985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2"/>
          <table:table-cell table:style-name="ce12" table:formula="of:=CEILING(([.F122]+[.G122]+[.H122]) * 0.5; 1)" office:value-type="float" office:value="0">
            <text:p>0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22]&gt;0;[.AO$7]*[.W122];0)+IF([.W122]&gt;0;[.AO$19];1)*IF([.R122]&gt;0;[.R122];1)*IF([.AB122]=1;[.AB122]*[.AO$26];1)*(IF([.Z122]&gt;0;[.AO$22];1)*([.J122]*[.AO$7]+[.K122]*[.AO$8]+[.L122]*[.AO$9]+[.N122]*[.AO$10]+[.O122]*[.AO$12]+[.P122]*[.AO$13]+[.S122]*[.AO$15]+[.T122]*[.AO$16]+[.U122]*[.AO$17]+[.V122]*[.AO$18]+[.X122]*[.AO$20])+[.Q122]*[.AO$14]+[.Y122]*[.AO$21]+[.AD122]*[.AO$27])" office:value-type="float" office:value="0">
            <text:p>0.0</text:p>
          </table:table-cell>
          <table:table-cell table:style-name="ce20" table:formula="of:=[.AE122]+[.I122]-[.F122]-[.G122]" office:value-type="float" office:value="0">
            <text:p>0.0</text:p>
          </table:table-cell>
          <table:table-cell table:style-name="ce23" table:formula="of:=[.AF122]" office:value-type="float" office:value="0">
            <text:p>0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21">
            <text:p>121</text:p>
          </table:table-cell>
          <table:table-cell table:number-columns-repeated="985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2"/>
          <table:table-cell table:style-name="ce12" table:formula="of:=CEILING(([.F123]+[.G123]+[.H123]) * 0.5; 1)" office:value-type="float" office:value="0">
            <text:p>0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23]&gt;0;[.AO$7]*[.W123];0)+IF([.W123]&gt;0;[.AO$19];1)*IF([.R123]&gt;0;[.R123];1)*IF([.AB123]=1;[.AB123]*[.AO$26];1)*(IF([.Z123]&gt;0;[.AO$22];1)*([.J123]*[.AO$7]+[.K123]*[.AO$8]+[.L123]*[.AO$9]+[.N123]*[.AO$10]+[.O123]*[.AO$12]+[.P123]*[.AO$13]+[.S123]*[.AO$15]+[.T123]*[.AO$16]+[.U123]*[.AO$17]+[.V123]*[.AO$18]+[.X123]*[.AO$20])+[.Q123]*[.AO$14]+[.Y123]*[.AO$21]+[.AD123]*[.AO$27])" office:value-type="float" office:value="0">
            <text:p>0.0</text:p>
          </table:table-cell>
          <table:table-cell table:style-name="ce20" table:formula="of:=[.AE123]+[.I123]-[.F123]-[.G123]" office:value-type="float" office:value="0">
            <text:p>0.0</text:p>
          </table:table-cell>
          <table:table-cell table:style-name="ce23" table:formula="of:=[.AF123]" office:value-type="float" office:value="0">
            <text:p>0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22">
            <text:p>122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2"/>
          <table:table-cell table:style-name="ce12" table:formula="of:=CEILING(([.F124]+[.G124]+[.H124]) * 0.5; 1)" office:value-type="float" office:value="0">
            <text:p>0</text:p>
          </table:table-cell>
          <table:table-cell table:number-columns-repeated="3" table:style-name="ce12"/>
          <table:table-cell table:style-name="ce12"/>
          <table:table-cell table:number-columns-repeated="13" table:style-name="ce12"/>
          <table:table-cell table:style-name="ce12"/>
          <table:table-cell table:style-name="ce12"/>
          <table:table-cell table:style-name="ce12"/>
          <table:table-cell table:style-name="ce17"/>
          <table:table-cell table:style-name="ce17" table:formula="of:=IF([.W124]&gt;0;[.AO$7]*[.W124];0)+IF([.W124]&gt;0;[.AO$19];1)*IF([.R124]&gt;0;[.R124];1)*IF([.AB124]=1;[.AB124]*[.AO$26];1)*(IF([.Z124]&gt;0;[.AO$22];1)*([.J124]*[.AO$7]+[.K124]*[.AO$8]+[.L124]*[.AO$9]+[.N124]*[.AO$10]+[.O124]*[.AO$12]+[.P124]*[.AO$13]+[.S124]*[.AO$15]+[.T124]*[.AO$16]+[.U124]*[.AO$17]+[.V124]*[.AO$18]+[.X124]*[.AO$20])+[.Q124]*[.AO$14]+[.Y124]*[.AO$21]+[.AD124]*[.AO$27])" office:value-type="float" office:value="0">
            <text:p>0.0</text:p>
          </table:table-cell>
          <table:table-cell table:style-name="ce20" table:formula="of:=[.AE124]+[.I124]-[.F124]-[.G124]" office:value-type="float" office:value="0">
            <text:p>0.0</text:p>
          </table:table-cell>
          <table:table-cell table:style-name="ce23" table:formula="of:=[.AF124]" office:value-type="float" office:value="0">
            <text:p>0.0</text:p>
          </table:table-cell>
          <table:table-cell table:number-columns-repeated="2"/>
          <table:table-cell table:style-name="ce12"/>
          <table:table-cell office:value-type="float" office:value="1">
            <text:p>1</text:p>
          </table:table-cell>
          <table:table-cell/>
          <table:table-cell office:value-type="float" office:value="123">
            <text:p>123</text:p>
          </table:table-cell>
          <table:table-cell table:number-columns-repeated="985"/>
        </table:table-row>
        <table:table-row table:style-name="ro4">
          <table:table-cell table:style-name="ce2" office:value-type="string">
            <text:p>Creature Statistics</text:p>
          </table:table-cell>
          <table:table-cell table:style-name="ce7" table:number-columns-repeated="6"/>
          <table:table-cell table:style-name="ce7"/>
          <table:table-cell table:style-name="ce7"/>
          <table:table-cell table:number-columns-repeated="3" table:style-name="ce7"/>
          <table:table-cell table:style-name="ce7"/>
          <table:table-cell table:number-columns-repeated="13"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17" table:formula="of:=IF([.W125]&gt;0;[.AO$7]*[.W125];0)+IF([.W125]&gt;0;[.AO$19];1)*IF([.R125]&gt;0;[.R125];1)*IF([.AB125]=1;[.AB125]*[.AO$26];1)*(IF([.Z125]&gt;0;[.AO$22];1)*([.J125]*[.AO$7]+[.K125]*[.AO$8]+[.L125]*[.AO$9]+[.N125]*[.AO$10]+[.O125]*[.AO$12]+[.P125]*[.AO$13]+[.S125]*[.AO$15]+[.T125]*[.AO$16]+[.U125]*[.AO$17]+[.V125]*[.AO$18]+[.X125]*[.AO$20])+[.Q125]*[.AO$14]+[.Y125]*[.AO$21]+[.AD125]*[.AO$27])" office:value-type="float" office:value="0">
            <text:p>0.0</text:p>
          </table:table-cell>
          <table:table-cell table:style-name="ce7" table:number-columns-repeated="4"/>
          <table:table-cell table:style-name="ce7" table:formula="of:=SUM([.AJ99:.AJ124])-[.AJ109]" office:value-type="float" office:value="7">
            <text:p>7</text:p>
          </table:table-cell>
          <table:table-cell table:style-name="ce7" table:number-columns-repeated="2"/>
          <table:table-cell office:value-type="float" office:value="124">
            <text:p>124</text:p>
          </table:table-cell>
          <table:table-cell table:style-name="ce7" table:number-columns-repeated="985"/>
        </table:table-row>
        <table:table-row table:style-name="ro4">
          <table:table-cell table:style-name="ce8" office:value-type="string">
            <text:p>Settlements</text:p>
          </table:table-cell>
          <table:table-cell table:style-name="ce10" table:number-columns-repeated="6"/>
          <table:table-cell table:style-name="ce10"/>
          <table:table-cell table:style-name="ce10"/>
          <table:table-cell table:number-columns-repeated="3" table:style-name="ce10"/>
          <table:table-cell table:style-name="ce10"/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7" table:formula="of:=IF([.W126]&gt;0;[.AO$7]*[.W126];0)+IF([.W126]&gt;0;[.AO$19];1)*IF([.R126]&gt;0;[.R126];1)*IF([.AB126]=1;[.AB126]*[.AO$26];1)*(IF([.Z126]&gt;0;[.AO$22];1)*([.J126]*[.AO$7]+[.K126]*[.AO$8]+[.L126]*[.AO$9]+[.N126]*[.AO$10]+[.O126]*[.AO$12]+[.P126]*[.AO$13]+[.S126]*[.AO$15]+[.T126]*[.AO$16]+[.U126]*[.AO$17]+[.V126]*[.AO$18]+[.X126]*[.AO$20])+[.Q126]*[.AO$14]+[.Y126]*[.AO$21]+[.AD126]*[.AO$27])" office:value-type="float" office:value="0">
            <text:p>0.0</text:p>
          </table:table-cell>
          <table:table-cell table:style-name="ce17" table:number-columns-repeated="2"/>
          <table:table-cell table:style-name="ce10" table:number-columns-repeated="5"/>
          <table:table-cell office:value-type="float" office:value="125">
            <text:p>125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Lin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Starter. Use 2 Anima to heal a Settlement 2 Health. If that Settlement has less than 10 Health, heal 4 instead</text:p>
          </table:table-cell>
          <table:table-cell table:number-columns-repeated="4"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style-name="ce10" office:value-type="float" office:value="30">
            <text:p>30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 office:value-type="float" office:value="0.5">
            <text:p>0.5</text:p>
          </table:table-cell>
          <table:table-cell table:style-name="ce17" table:formula="of:=IF([.W127]&gt;0;[.AO$7]*[.W127];0)+IF([.W127]&gt;0;[.AO$19];1)*IF([.R127]&gt;0;[.R127];1)*IF([.AB127]=1;[.AB127]*[.AO$26];1)*(IF([.Z127]&gt;0;[.AO$22];1)*([.J127]*[.AO$7]+[.K127]*[.AO$8]+[.L127]*[.AO$9]+[.N127]*[.AO$10]+[.O127]*[.AO$12]+[.P127]*[.AO$13]+[.S127]*[.AO$15]+[.T127]*[.AO$16]+[.U127]*[.AO$17]+[.V127]*[.AO$18]+[.X127]*[.AO$20])+[.Q127]*[.AO$14]+[.Y127]*[.AO$21]+[.AD127]*[.AO$27])" office:value-type="float" office:value="12.5">
            <text:p>12.5</text:p>
          </table:table-cell>
          <table:table-cell table:style-name="ce20" table:formula="of:=[.AE127]+[.I127]-[.F127]-[.G127]-[.H127]" office:value-type="float" office:value="12.5">
            <text:p>12.5</text:p>
          </table:table-cell>
          <table:table-cell table:style-name="ce23" table:formula="of:=[.AF127]" office:value-type="float" office:value="12.5">
            <text:p>12.5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26">
            <text:p>126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Byblos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Starter. Use 2 Anima to heal a Settlement 2 Health. If that Settlement has less than 10 Health, heal 4 instead</text:p>
          </table:table-cell>
          <table:table-cell table:number-columns-repeated="4"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style-name="ce10" office:value-type="float" office:value="30">
            <text:p>30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 office:value-type="float" office:value="0.5">
            <text:p>0.5</text:p>
          </table:table-cell>
          <table:table-cell table:style-name="ce17" table:formula="of:=IF([.W128]&gt;0;[.AO$7]*[.W128];0)+IF([.W128]&gt;0;[.AO$19];1)*IF([.R128]&gt;0;[.R128];1)*IF([.AB128]=1;[.AB128]*[.AO$26];1)*(IF([.Z128]&gt;0;[.AO$22];1)*([.J128]*[.AO$7]+[.K128]*[.AO$8]+[.L128]*[.AO$9]+[.N128]*[.AO$10]+[.O128]*[.AO$12]+[.P128]*[.AO$13]+[.S128]*[.AO$15]+[.T128]*[.AO$16]+[.U128]*[.AO$17]+[.V128]*[.AO$18]+[.X128]*[.AO$20])+[.Q128]*[.AO$14]+[.Y128]*[.AO$21]+[.AD128]*[.AO$27])" office:value-type="float" office:value="12.5">
            <text:p>12.5</text:p>
          </table:table-cell>
          <table:table-cell table:style-name="ce20" table:formula="of:=[.AE128]+[.I128]-[.F128]-[.G128]-[.H128]" office:value-type="float" office:value="12.5">
            <text:p>12.5</text:p>
          </table:table-cell>
          <table:table-cell table:style-name="ce23" table:formula="of:=[.AF128]" office:value-type="float" office:value="12.5">
            <text:p>12.5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27">
            <text:p>127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Varanasi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Starter. Use 2 Anima to heal a Settlement 2 Health. If that Settlement has less than 10 Health, heal 4 instead</text:p>
          </table:table-cell>
          <table:table-cell table:number-columns-repeated="4"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style-name="ce10" office:value-type="float" office:value="30">
            <text:p>30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 office:value-type="float" office:value="0.5">
            <text:p>0.5</text:p>
          </table:table-cell>
          <table:table-cell table:style-name="ce17" table:formula="of:=IF([.W129]&gt;0;[.AO$7]*[.W129];0)+IF([.W129]&gt;0;[.AO$19];1)*IF([.R129]&gt;0;[.R129];1)*IF([.AB129]=1;[.AB129]*[.AO$26];1)*(IF([.Z129]&gt;0;[.AO$22];1)*([.J129]*[.AO$7]+[.K129]*[.AO$8]+[.L129]*[.AO$9]+[.N129]*[.AO$10]+[.O129]*[.AO$12]+[.P129]*[.AO$13]+[.S129]*[.AO$15]+[.T129]*[.AO$16]+[.U129]*[.AO$17]+[.V129]*[.AO$18]+[.X129]*[.AO$20])+[.Q129]*[.AO$14]+[.Y129]*[.AO$21]+[.AD129]*[.AO$27])" office:value-type="float" office:value="12.5">
            <text:p>12.5</text:p>
          </table:table-cell>
          <table:table-cell table:style-name="ce20" table:formula="of:=[.AE129]+[.I129]-[.F129]-[.G129]-[.H129]" office:value-type="float" office:value="12.5">
            <text:p>12.5</text:p>
          </table:table-cell>
          <table:table-cell table:style-name="ce23" table:formula="of:=[.AF129]" office:value-type="float" office:value="12.5">
            <text:p>12.5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28">
            <text:p>128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Sidon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Starter. Use 2 Anima to heal a Settlement 2 Health. If that Settlement has less than 10 Health, heal 4 instead</text:p>
          </table:table-cell>
          <table:table-cell table:number-columns-repeated="4"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style-name="ce10" office:value-type="float" office:value="30">
            <text:p>30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 office:value-type="float" office:value="0.5">
            <text:p>0.5</text:p>
          </table:table-cell>
          <table:table-cell table:style-name="ce17" table:formula="of:=IF([.W130]&gt;0;[.AO$7]*[.W130];0)+IF([.W130]&gt;0;[.AO$19];1)*IF([.R130]&gt;0;[.R130];1)*IF([.AB130]=1;[.AB130]*[.AO$26];1)*(IF([.Z130]&gt;0;[.AO$22];1)*([.J130]*[.AO$7]+[.K130]*[.AO$8]+[.L130]*[.AO$9]+[.N130]*[.AO$10]+[.O130]*[.AO$12]+[.P130]*[.AO$13]+[.S130]*[.AO$15]+[.T130]*[.AO$16]+[.U130]*[.AO$17]+[.V130]*[.AO$18]+[.X130]*[.AO$20])+[.Q130]*[.AO$14]+[.Y130]*[.AO$21]+[.AD130]*[.AO$27])" office:value-type="float" office:value="12.5">
            <text:p>12.5</text:p>
          </table:table-cell>
          <table:table-cell table:style-name="ce20" table:formula="of:=[.AE130]+[.I130]-[.F130]-[.G130]-[.H130]" office:value-type="float" office:value="12.5">
            <text:p>12.5</text:p>
          </table:table-cell>
          <table:table-cell table:style-name="ce23" table:formula="of:=[.AF130]" office:value-type="float" office:value="12.5">
            <text:p>12.5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29">
            <text:p>129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Rome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Use 4 Anima to gain 4 Trade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7" table:formula="of:=IF([.W131]&gt;0;[.AO$7]*[.W131];0)+IF([.W131]&gt;0;[.AO$19];1)*IF([.R131]&gt;0;[.R131];1)*IF([.AB131]=1;[.AB131]*[.AO$26];1)*(IF([.Z131]&gt;0;[.AO$22];1)*([.J131]*[.AO$7]+[.K131]*[.AO$8]+[.L131]*[.AO$9]+[.N131]*[.AO$10]+[.O131]*[.AO$12]+[.P131]*[.AO$13]+[.S131]*[.AO$15]+[.T131]*[.AO$16]+[.U131]*[.AO$17]+[.V131]*[.AO$18]+[.X131]*[.AO$20])+[.Q131]*[.AO$14]+[.Y131]*[.AO$21]+[.AD131]*[.AO$27])" office:value-type="float" office:value="12">
            <text:p>12.0</text:p>
          </table:table-cell>
          <table:table-cell table:style-name="ce20" table:formula="of:=[.AE131]+[.I131]-[.F131]-[.G131]-[.H131]" office:value-type="float" office:value="7">
            <text:p>7.0</text:p>
          </table:table-cell>
          <table:table-cell table:style-name="ce23" table:formula="of:=[.AF131]" office:value-type="float" office:value="7">
            <text:p>7.0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30">
            <text:p>130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Athens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Use 4 Anima to gain 5 Strength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7" table:formula="of:=IF([.W132]&gt;0;[.AO$7]*[.W132];0)+IF([.W132]&gt;0;[.AO$19];1)*IF([.R132]&gt;0;[.R132];1)*IF([.AB132]=1;[.AB132]*[.AO$26];1)*(IF([.Z132]&gt;0;[.AO$22];1)*([.J132]*[.AO$7]+[.K132]*[.AO$8]+[.L132]*[.AO$9]+[.N132]*[.AO$10]+[.O132]*[.AO$12]+[.P132]*[.AO$13]+[.S132]*[.AO$15]+[.T132]*[.AO$16]+[.U132]*[.AO$17]+[.V132]*[.AO$18]+[.X132]*[.AO$20])+[.Q132]*[.AO$14]+[.Y132]*[.AO$21]+[.AD132]*[.AO$27])" office:value-type="float" office:value="13">
            <text:p>13.0</text:p>
          </table:table-cell>
          <table:table-cell table:style-name="ce20" table:formula="of:=[.AE132]+[.I132]-[.F132]-[.G132]-[.H132]" office:value-type="float" office:value="8">
            <text:p>8.0</text:p>
          </table:table-cell>
          <table:table-cell table:style-name="ce23" table:formula="of:=[.AF132]" office:value-type="float" office:value="8">
            <text:p>8.0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31">
            <text:p>131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Luxor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Use 4 Anima to gain 3 Favor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/>
          <table:table-cell table:style-name="ce10"/>
          <table:table-cell table:style-name="ce10"/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7" table:formula="of:=IF([.W133]&gt;0;[.AO$7]*[.W133];0)+IF([.W133]&gt;0;[.AO$19];1)*IF([.R133]&gt;0;[.R133];1)*IF([.AB133]=1;[.AB133]*[.AO$26];1)*(IF([.Z133]&gt;0;[.AO$22];1)*([.J133]*[.AO$7]+[.K133]*[.AO$8]+[.L133]*[.AO$9]+[.N133]*[.AO$10]+[.O133]*[.AO$12]+[.P133]*[.AO$13]+[.S133]*[.AO$15]+[.T133]*[.AO$16]+[.U133]*[.AO$17]+[.V133]*[.AO$18]+[.X133]*[.AO$20])+[.Q133]*[.AO$14]+[.Y133]*[.AO$21]+[.AD133]*[.AO$27])" office:value-type="float" office:value="9.2">
            <text:p>9.2</text:p>
          </table:table-cell>
          <table:table-cell table:style-name="ce20" table:formula="of:=[.AE133]+[.I133]-[.F133]-[.G133]-[.H133]" office:value-type="float" office:value="4.2">
            <text:p>4.2</text:p>
          </table:table-cell>
          <table:table-cell table:style-name="ce23" table:formula="of:=[.AF133]" office:value-type="float" office:value="4.2">
            <text:p>4.2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32">
            <text:p>132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Alexandria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Use 4 Anima to draw 2 cards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3" table:style-name="ce10"/>
          <table:table-cell table:style-name="ce10" office:value-type="float" office:value="2">
            <text:p>2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7" table:formula="of:=IF([.W134]&gt;0;[.AO$7]*[.W134];0)+IF([.W134]&gt;0;[.AO$19];1)*IF([.R134]&gt;0;[.R134];1)*IF([.AB134]=1;[.AB134]*[.AO$26];1)*(IF([.Z134]&gt;0;[.AO$22];1)*([.J134]*[.AO$7]+[.K134]*[.AO$8]+[.L134]*[.AO$9]+[.N134]*[.AO$10]+[.O134]*[.AO$12]+[.P134]*[.AO$13]+[.S134]*[.AO$15]+[.T134]*[.AO$16]+[.U134]*[.AO$17]+[.V134]*[.AO$18]+[.X134]*[.AO$20])+[.Q134]*[.AO$14]+[.Y134]*[.AO$21]+[.AD134]*[.AO$27])" office:value-type="float" office:value="9.6">
            <text:p>9.6</text:p>
          </table:table-cell>
          <table:table-cell table:style-name="ce20" table:formula="of:=[.AE134]+[.I134]-[.F134]-[.G134]-[.H134]" office:value-type="float" office:value="4.6">
            <text:p>4.6</text:p>
          </table:table-cell>
          <table:table-cell table:style-name="ce23" table:formula="of:=[.AF134]" office:value-type="float" office:value="4.6">
            <text:p>4.6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33">
            <text:p>133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Faiyum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Use 3 Anima to gain 3 Trade</text:p>
          </table:table-cell>
          <table:table-cell table:number-columns-repeated="3" table:style-name="ce10"/>
          <table:table-cell table:style-name="ce10" office:value-type="float" office:value="7">
            <text:p>7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7" table:formula="of:=IF([.W135]&gt;0;[.AO$7]*[.W135];0)+IF([.W135]&gt;0;[.AO$19];1)*IF([.R135]&gt;0;[.R135];1)*IF([.AB135]=1;[.AB135]*[.AO$26];1)*(IF([.Z135]&gt;0;[.AO$22];1)*([.J135]*[.AO$7]+[.K135]*[.AO$8]+[.L135]*[.AO$9]+[.N135]*[.AO$10]+[.O135]*[.AO$12]+[.P135]*[.AO$13]+[.S135]*[.AO$15]+[.T135]*[.AO$16]+[.U135]*[.AO$17]+[.V135]*[.AO$18]+[.X135]*[.AO$20])+[.Q135]*[.AO$14]+[.Y135]*[.AO$21]+[.AD135]*[.AO$27])" office:value-type="float" office:value="11.5">
            <text:p>11.5</text:p>
          </table:table-cell>
          <table:table-cell table:style-name="ce20" table:formula="of:=[.AE135]+[.I135]-[.F135]-[.G135]-[.H135]" office:value-type="float" office:value="18.5">
            <text:p>18.5</text:p>
          </table:table-cell>
          <table:table-cell table:style-name="ce23" table:formula="of:=[.AF135]" office:value-type="float" office:value="18.5">
            <text:p>18.5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34">
            <text:p>134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Ephesus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Use 3 Anima to gain 4 Strength</text:p>
          </table:table-cell>
          <table:table-cell table:number-columns-repeated="3" table:style-name="ce10"/>
          <table:table-cell table:style-name="ce10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7" table:formula="of:=IF([.W136]&gt;0;[.AO$7]*[.W136];0)+IF([.W136]&gt;0;[.AO$19];1)*IF([.R136]&gt;0;[.R136];1)*IF([.AB136]=1;[.AB136]*[.AO$26];1)*(IF([.Z136]&gt;0;[.AO$22];1)*([.J136]*[.AO$7]+[.K136]*[.AO$8]+[.L136]*[.AO$9]+[.N136]*[.AO$10]+[.O136]*[.AO$12]+[.P136]*[.AO$13]+[.S136]*[.AO$15]+[.T136]*[.AO$16]+[.U136]*[.AO$17]+[.V136]*[.AO$18]+[.X136]*[.AO$20])+[.Q136]*[.AO$14]+[.Y136]*[.AO$21]+[.AD136]*[.AO$27])" office:value-type="float" office:value="12.5">
            <text:p>12.5</text:p>
          </table:table-cell>
          <table:table-cell table:style-name="ce20" table:formula="of:=[.AE136]+[.I136]-[.F136]-[.G136]-[.H136]" office:value-type="float" office:value="19.5">
            <text:p>19.5</text:p>
          </table:table-cell>
          <table:table-cell table:style-name="ce23" table:formula="of:=[.AF136]" office:value-type="float" office:value="19.5">
            <text:p>19.5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35">
            <text:p>135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Aleppo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Use 3 Anima to gain 2 Favor</text:p>
          </table:table-cell>
          <table:table-cell table:number-columns-repeated="3" table:style-name="ce10"/>
          <table:table-cell table:style-name="ce10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/>
          <table:table-cell table:style-name="ce10"/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7" table:formula="of:=IF([.W137]&gt;0;[.AO$7]*[.W137];0)+IF([.W137]&gt;0;[.AO$19];1)*IF([.R137]&gt;0;[.R137];1)*IF([.AB137]=1;[.AB137]*[.AO$26];1)*(IF([.Z137]&gt;0;[.AO$22];1)*([.J137]*[.AO$7]+[.K137]*[.AO$8]+[.L137]*[.AO$9]+[.N137]*[.AO$10]+[.O137]*[.AO$12]+[.P137]*[.AO$13]+[.S137]*[.AO$15]+[.T137]*[.AO$16]+[.U137]*[.AO$17]+[.V137]*[.AO$18]+[.X137]*[.AO$20])+[.Q137]*[.AO$14]+[.Y137]*[.AO$21]+[.AD137]*[.AO$27])" office:value-type="float" office:value="9.3">
            <text:p>9.3</text:p>
          </table:table-cell>
          <table:table-cell table:style-name="ce20" table:formula="of:=[.AE137]+[.I137]-[.F137]-[.G137]-[.H137]" office:value-type="float" office:value="16.3">
            <text:p>16.3</text:p>
          </table:table-cell>
          <table:table-cell table:style-name="ce23" table:formula="of:=[.AF137]" office:value-type="float" office:value="16.3">
            <text:p>16.3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36">
            <text:p>136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Beirut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Use 3 Anima to draw 1 card</text:p>
          </table:table-cell>
          <table:table-cell table:number-columns-repeated="3" table:style-name="ce10"/>
          <table:table-cell table:style-name="ce10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7" table:formula="of:=IF([.W138]&gt;0;[.AO$7]*[.W138];0)+IF([.W138]&gt;0;[.AO$19];1)*IF([.R138]&gt;0;[.R138];1)*IF([.AB138]=1;[.AB138]*[.AO$26];1)*(IF([.Z138]&gt;0;[.AO$22];1)*([.J138]*[.AO$7]+[.K138]*[.AO$8]+[.L138]*[.AO$9]+[.N138]*[.AO$10]+[.O138]*[.AO$12]+[.P138]*[.AO$13]+[.S138]*[.AO$15]+[.T138]*[.AO$16]+[.U138]*[.AO$17]+[.V138]*[.AO$18]+[.X138]*[.AO$20])+[.Q138]*[.AO$14]+[.Y138]*[.AO$21]+[.AD138]*[.AO$27])" office:value-type="float" office:value="9.3">
            <text:p>9.3</text:p>
          </table:table-cell>
          <table:table-cell table:style-name="ce20" table:formula="of:=[.AE138]+[.I138]-[.F138]-[.G138]-[.H138]" office:value-type="float" office:value="16.3">
            <text:p>16.3</text:p>
          </table:table-cell>
          <table:table-cell table:style-name="ce23" table:formula="of:=[.AF138]" office:value-type="float" office:value="16.3">
            <text:p>16.3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37">
            <text:p>137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Ujjain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Use 2 Anima to gain 2 Trade</text:p>
          </table:table-cell>
          <table:table-cell table:number-columns-repeated="3" table:style-name="ce10"/>
          <table:table-cell table:style-name="ce10" office:value-type="float" office:value="9">
            <text:p>9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7" table:formula="of:=IF([.W139]&gt;0;[.AO$7]*[.W139];0)+IF([.W139]&gt;0;[.AO$19];1)*IF([.R139]&gt;0;[.R139];1)*IF([.AB139]=1;[.AB139]*[.AO$26];1)*(IF([.Z139]&gt;0;[.AO$22];1)*([.J139]*[.AO$7]+[.K139]*[.AO$8]+[.L139]*[.AO$9]+[.N139]*[.AO$10]+[.O139]*[.AO$12]+[.P139]*[.AO$13]+[.S139]*[.AO$15]+[.T139]*[.AO$16]+[.U139]*[.AO$17]+[.V139]*[.AO$18]+[.X139]*[.AO$20])+[.Q139]*[.AO$14]+[.Y139]*[.AO$21]+[.AD139]*[.AO$27])" office:value-type="float" office:value="11">
            <text:p>11.0</text:p>
          </table:table-cell>
          <table:table-cell table:style-name="ce20" table:formula="of:=[.AE139]+[.I139]-[.F139]-[.G139]-[.H139]" office:value-type="float" office:value="20">
            <text:p>20.0</text:p>
          </table:table-cell>
          <table:table-cell table:style-name="ce23" table:formula="of:=[.AF139]" office:value-type="float" office:value="20">
            <text:p>20.0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38">
            <text:p>138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Mitilini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Use 2 Anima to gain 3 Strength</text:p>
          </table:table-cell>
          <table:table-cell table:number-columns-repeated="3" table:style-name="ce10"/>
          <table:table-cell table:style-name="ce10" office:value-type="float" office:value="9">
            <text:p>9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7" table:formula="of:=IF([.W140]&gt;0;[.AO$7]*[.W140];0)+IF([.W140]&gt;0;[.AO$19];1)*IF([.R140]&gt;0;[.R140];1)*IF([.AB140]=1;[.AB140]*[.AO$26];1)*(IF([.Z140]&gt;0;[.AO$22];1)*([.J140]*[.AO$7]+[.K140]*[.AO$8]+[.L140]*[.AO$9]+[.N140]*[.AO$10]+[.O140]*[.AO$12]+[.P140]*[.AO$13]+[.S140]*[.AO$15]+[.T140]*[.AO$16]+[.U140]*[.AO$17]+[.V140]*[.AO$18]+[.X140]*[.AO$20])+[.Q140]*[.AO$14]+[.Y140]*[.AO$21]+[.AD140]*[.AO$27])" office:value-type="float" office:value="12">
            <text:p>12.0</text:p>
          </table:table-cell>
          <table:table-cell table:style-name="ce20" table:formula="of:=[.AE140]+[.I140]-[.F140]-[.G140]-[.H140]" office:value-type="float" office:value="21">
            <text:p>21.0</text:p>
          </table:table-cell>
          <table:table-cell table:style-name="ce23" table:formula="of:=[.AF140]" office:value-type="float" office:value="21">
            <text:p>21.0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39">
            <text:p>139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Istanbul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Use 2 Anima to gain 1 Favor</text:p>
          </table:table-cell>
          <table:table-cell table:number-columns-repeated="3" table:style-name="ce10"/>
          <table:table-cell table:style-name="ce10" office:value-type="float" office:value="9">
            <text:p>9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7" table:formula="of:=IF([.W141]&gt;0;[.AO$7]*[.W141];0)+IF([.W141]&gt;0;[.AO$19];1)*IF([.R141]&gt;0;[.R141];1)*IF([.AB141]=1;[.AB141]*[.AO$26];1)*(IF([.Z141]&gt;0;[.AO$22];1)*([.J141]*[.AO$7]+[.K141]*[.AO$8]+[.L141]*[.AO$9]+[.N141]*[.AO$10]+[.O141]*[.AO$12]+[.P141]*[.AO$13]+[.S141]*[.AO$15]+[.T141]*[.AO$16]+[.U141]*[.AO$17]+[.V141]*[.AO$18]+[.X141]*[.AO$20])+[.Q141]*[.AO$14]+[.Y141]*[.AO$21]+[.AD141]*[.AO$27])" office:value-type="float" office:value="9.4">
            <text:p>9.4</text:p>
          </table:table-cell>
          <table:table-cell table:style-name="ce20" table:formula="of:=[.AE141]+[.I141]-[.F141]-[.G141]-[.H141]" office:value-type="float" office:value="18.4">
            <text:p>18.4</text:p>
          </table:table-cell>
          <table:table-cell table:style-name="ce23" table:formula="of:=[.AF141]" office:value-type="float" office:value="18.4">
            <text:p>18.4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40">
            <text:p>140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Gaza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Use 2 Anima to heal any Building, Settlement, or Fortification 2 Health</text:p>
          </table:table-cell>
          <table:table-cell table:number-columns-repeated="3" table:style-name="ce10"/>
          <table:table-cell table:style-name="ce10" office:value-type="float" office:value="9">
            <text:p>9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7" table:formula="of:=IF([.W142]&gt;0;[.AO$7]*[.W142];0)+IF([.W142]&gt;0;[.AO$19];1)*IF([.R142]&gt;0;[.R142];1)*IF([.AB142]=1;[.AB142]*[.AO$26];1)*(IF([.Z142]&gt;0;[.AO$22];1)*([.J142]*[.AO$7]+[.K142]*[.AO$8]+[.L142]*[.AO$9]+[.N142]*[.AO$10]+[.O142]*[.AO$12]+[.P142]*[.AO$13]+[.S142]*[.AO$15]+[.T142]*[.AO$16]+[.U142]*[.AO$17]+[.V142]*[.AO$18]+[.X142]*[.AO$20])+[.Q142]*[.AO$14]+[.Y142]*[.AO$21]+[.AD142]*[.AO$27])" office:value-type="float" office:value="10">
            <text:p>10.0</text:p>
          </table:table-cell>
          <table:table-cell table:style-name="ce20" table:formula="of:=[.AE142]+[.I142]-[.F142]-[.G142]-[.H142]" office:value-type="float" office:value="19">
            <text:p>19.0</text:p>
          </table:table-cell>
          <table:table-cell table:style-name="ce23" table:formula="of:=[.AF142]" office:value-type="float" office:value="19">
            <text:p>19.0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41">
            <text:p>141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Balkh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Use 2 Anima to gain 2 Trade or 2 Strength</text:p>
          </table:table-cell>
          <table:table-cell table:number-columns-repeated="3" table:style-name="ce10"/>
          <table:table-cell table:style-name="ce10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8"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17" table:formula="of:=IF([.W143]&gt;0;[.AO$7]*[.W143];0)+IF([.W143]&gt;0;[.AO$19];1)*IF([.R143]&gt;0;[.R143];1)*IF([.AB143]=1;[.AB143]*[.AO$26];1)*(IF([.Z143]&gt;0;[.AO$22];1)*([.J143]*[.AO$7]+[.K143]*[.AO$8]+[.L143]*[.AO$9]+[.N143]*[.AO$10]+[.O143]*[.AO$12]+[.P143]*[.AO$13]+[.S143]*[.AO$15]+[.T143]*[.AO$16]+[.U143]*[.AO$17]+[.V143]*[.AO$18]+[.X143]*[.AO$20])+[.Q143]*[.AO$14]+[.Y143]*[.AO$21]+[.AD143]*[.AO$27])" office:value-type="float" office:value="9.4">
            <text:p>9.4</text:p>
          </table:table-cell>
          <table:table-cell table:style-name="ce20" table:formula="of:=[.AE143]+[.I143]-[.F143]-[.G143]-[.H143]" office:value-type="float" office:value="20.4">
            <text:p>20.4</text:p>
          </table:table-cell>
          <table:table-cell table:style-name="ce23" table:formula="of:=[.AF143]" office:value-type="float" office:value="20.4">
            <text:p>20.4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42">
            <text:p>142</text:p>
          </table:table-cell>
          <table:table-cell table:style-name="ce10" table:number-columns-repeated="985"/>
        </table:table-row>
        <table:table-row table:style-name="ro2">
          <table:table-cell table:style-name="ce8" office:value-type="string">
            <text:p>Memphis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0" office:value-type="string">
            <text:p>Use 2 Anima to gain 1 Favor or draw 1 card</text:p>
          </table:table-cell>
          <table:table-cell table:number-columns-repeated="3" table:style-name="ce10"/>
          <table:table-cell table:style-name="ce10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17" table:formula="of:=IF([.W144]&gt;0;[.AO$7]*[.W144];0)+IF([.W144]&gt;0;[.AO$19];1)*IF([.R144]&gt;0;[.R144];1)*IF([.AB144]=1;[.AB144]*[.AO$26];1)*(IF([.Z144]&gt;0;[.AO$22];1)*([.J144]*[.AO$7]+[.K144]*[.AO$8]+[.L144]*[.AO$9]+[.N144]*[.AO$10]+[.O144]*[.AO$12]+[.P144]*[.AO$13]+[.S144]*[.AO$15]+[.T144]*[.AO$16]+[.U144]*[.AO$17]+[.V144]*[.AO$18]+[.X144]*[.AO$20])+[.Q144]*[.AO$14]+[.Y144]*[.AO$21]+[.AD144]*[.AO$27])" office:value-type="float" office:value="9.88">
            <text:p>9.9</text:p>
          </table:table-cell>
          <table:table-cell table:style-name="ce20" table:formula="of:=[.AE144]+[.I144]-[.F144]-[.G144]-[.H144]" office:value-type="float" office:value="20.88">
            <text:p>20.9</text:p>
          </table:table-cell>
          <table:table-cell table:style-name="ce23" table:formula="of:=[.AF144]" office:value-type="float" office:value="20.88">
            <text:p>20.9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143">
            <text:p>143</text:p>
          </table:table-cell>
          <table:table-cell table:style-name="ce10" table:number-columns-repeated="985"/>
        </table:table-row>
        <table:table-row table:style-name="ro4">
          <table:table-cell table:style-name="ce2" office:value-type="string">
            <text:p>Total Deck Statistics</text:p>
          </table:table-cell>
          <table:table-cell table:style-name="ce7" table:number-columns-repeated="31"/>
          <table:table-cell table:style-name="ce25"/>
          <table:table-cell table:style-name="ce7" table:number-columns-repeated="2"/>
          <table:table-cell table:style-name="ce7" table:formula="of:=[.AJ20]+[.AJ38]+[.AJ55]+[.AJ68]+[.AJ125]" office:value-type="float" office:value="99">
            <text:p>99</text:p>
          </table:table-cell>
          <table:table-cell table:style-name="ce7" table:number-columns-repeated="2"/>
          <table:table-cell office:value-type="float" office:value="144">
            <text:p>144</text:p>
          </table:table-cell>
          <table:table-cell table:style-name="ce7"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45">
            <text:p>145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46">
            <text:p>146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47">
            <text:p>147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48">
            <text:p>148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49">
            <text:p>149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50">
            <text:p>150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51">
            <text:p>151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52">
            <text:p>152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53">
            <text:p>153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54">
            <text:p>154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55">
            <text:p>155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56">
            <text:p>156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58">
            <text:p>158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59">
            <text:p>159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60">
            <text:p>160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61">
            <text:p>161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62">
            <text:p>162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63">
            <text:p>163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64">
            <text:p>164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65">
            <text:p>165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66">
            <text:p>166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67">
            <text:p>167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68">
            <text:p>168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69">
            <text:p>169</text:p>
          </table:table-cell>
          <table:table-cell table:number-columns-repeated="985"/>
        </table:table-row>
        <table:table-row table:style-name="ro4">
          <table:table-cell table:style-name="Default"/>
          <table:table-cell table:number-columns-repeated="37"/>
          <table:table-cell office:value-type="float" office:value="170">
            <text:p>170</text:p>
          </table:table-cell>
          <table:table-cell table:number-columns-repeated="985"/>
        </table:table-row>
        <table:table-row table:style-name="ro4" table:number-rows-repeated="6">
          <table:table-cell table:style-name="Default"/>
          <table:table-cell table:number-columns-repeated="31"/>
          <table:table-cell table:style-name="Default"/>
          <table:table-cell table:number-columns-repeated="991"/>
        </table:table-row>
        <table:table-row table:style-name="ro4" table:number-rows-repeated="1048399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5">07/25/2023</text:date>, <text:time>07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7-25T07:16:55.59</dc:date>
    <dc:creator>Jon Tyson</dc:creator>
    <meta:editing-duration>P22DT13H23M41S</meta:editing-duration>
    <meta:editing-cycles>102</meta:editing-cycles>
    <meta:generator>OpenOffice/4.1.2$Win32 OpenOffice.org_project/412m3$Build-9782</meta:generator>
    <meta:document-statistic meta:table-count="2" meta:cell-count="4640" meta:object-count="0"/>
  </office:meta>
</office:document-meta>
</file>